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5366in"/>
    </style:style>
    <style:style style:name="co3" style:family="table-column">
      <style:table-column-properties fo:break-before="auto" style:column-width="12.052in"/>
    </style:style>
    <style:style style:name="co4" style:family="table-column">
      <style:table-column-properties fo:break-before="auto" style:column-width="10.2165in"/>
    </style:style>
    <style:style style:name="co5"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fo:background-color="#b2b2b2"/>
      <style:text-properties fo:font-weight="bold" style:font-weight-asian="bold" style:font-weight-complex="bold"/>
    </style:style>
    <style:style style:name="ce6" style:family="table-cell" style:parent-style-name="Default">
      <style:table-cell-properties fo:background-color="#999999"/>
      <style:text-properties fo:font-weight="bold" style:font-weight-asian="bold" style:font-weight-complex="bold"/>
    </style:style>
    <style:style style:name="ce7" style:family="table-cell" style:parent-style-name="Default">
      <style:table-cell-properties fo:background-color="transparent"/>
      <style:text-properties fo:font-weight="bold" style:font-weight-asian="bold" style:font-weight-complex="bold"/>
    </style:style>
    <style:style style:name="ce8" style:family="table-cell" style:parent-style-name="Default">
      <style:table-cell-properties fo:background-color="#b2b2b2"/>
    </style:style>
    <style:style style:name="ce9"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Key</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number-columns-repeated="2"/>
        </table:table-row>
        <table:table-row table:style-name="ro1">
          <table:table-cell table:style-name="ce2" office:value-type="string">
            <text:p>*</text:p>
          </table:table-cell>
          <table:table-cell table:style-name="ce5"/>
          <table:table-cell table:style-name="ce5" office:value-type="string">
            <text:p>Items</text:p>
          </table:table-cell>
          <table:table-cell table:style-name="ce5" table:number-columns-repeated="1019"/>
          <table:table-cell table:number-columns-repeated="2"/>
        </table:table-row>
        <table:table-row table:style-name="ro1">
          <table:table-cell office:value-type="string">
            <text:p>beeB</text:p>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number-columns-repeated="2"/>
        </table:table-row>
        <table:table-row table:style-name="ro1">
          <table:table-cell office:value-type="string">
            <text:p>rice</text:p>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number-columns-repeated="2"/>
        </table:table-row>
        <table:table-row table:style-name="ro1">
          <table:table-cell office:value-type="string">
            <text:p>arborio</text:p>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number-columns-repeated="2"/>
        </table:table-row>
        <table:table-row table:style-name="ro1">
          <table:table-cell office:value-type="string">
            <text:p>blackrice</text:p>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number-columns-repeated="2"/>
        </table:table-row>
        <table:table-row table:style-name="ro1">
          <table:table-cell office:value-type="string">
            <text:p>spear</text:p>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number-columns-repeated="2"/>
        </table:table-row>
        <table:table-row table:style-name="ro1">
          <table:table-cell office:value-type="string">
            <text:p>rod</text:p>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number-columns-repeated="2"/>
        </table:table-row>
        <table:table-row table:style-name="ro1">
          <table:table-cell office:value-type="string">
            <text:p>goodrod</text:p>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number-columns-repeated="2"/>
        </table:table-row>
        <table:table-row table:style-name="ro1">
          <table:table-cell office:value-type="string">
            <text:p>metalrod</text:p>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number-columns-repeated="2"/>
        </table:table-row>
        <table:table-row table:style-name="ro1">
          <table:table-cell office:value-type="string">
            <text:p>net</text:p>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number-columns-repeated="2"/>
        </table:table-row>
        <table:table-row table:style-name="ro1">
          <table:table-cell office:value-type="string">
            <text:p>fodder</text:p>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number-columns-repeated="2"/>
        </table:table-row>
        <table:table-row table:style-name="ro1">
          <table:table-cell office:value-type="string">
            <text:p>beet</text:p>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number-columns-repeated="2"/>
        </table:table-row>
        <table:table-row table:style-name="ro1">
          <table:table-cell office:value-type="string">
            <text:p>apple</text:p>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number-columns-repeated="2"/>
        </table:table-row>
        <table:table-row table:style-name="ro1">
          <table:table-cell office:value-type="string">
            <text:p>carrot</text:p>
          </table:table-cell>
          <table:table-cell office:value-type="string">
            <text:p>item</text:p>
          </table:table-cell>
          <table:table-cell office:value-type="string">
            <text:p>crunchy</text:p>
          </table:table-cell>
          <table:table-cell table:style-name="ce1" table:number-columns-repeated="1019"/>
          <table:table-cell table:number-columns-repeated="2"/>
        </table:table-row>
        <table:table-row table:style-name="ro1">
          <table:table-cell office:value-type="string">
            <text:p>leek</text:p>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number-columns-repeated="2"/>
        </table:table-row>
        <table:table-row table:style-name="ro1">
          <table:table-cell office:value-type="string">
            <text:p>lemon</text:p>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number-columns-repeated="2"/>
        </table:table-row>
        <table:table-row table:style-name="ro1">
          <table:table-cell office:value-type="string">
            <text:p>rhubarb</text:p>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number-columns-repeated="2"/>
        </table:table-row>
        <table:table-row table:style-name="ro1">
          <table:table-cell office:value-type="string">
            <text:p>pineapple</text:p>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number-columns-repeated="2"/>
        </table:table-row>
        <table:table-row table:style-name="ro1">
          <table:table-cell office:value-type="string">
            <text:p>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ginger</text:p>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number-columns-repeated="2"/>
        </table:table-row>
        <table:table-row table:style-name="ro1">
          <table:table-cell office:value-type="string">
            <text:p>special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battery</text:p>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number-columns-repeated="2"/>
        </table:table-row>
        <table:table-row table:style-name="ro1">
          <table:table-cell office:value-type="string">
            <text:p>headphones</text:p>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number-columns-repeated="2"/>
        </table:table-row>
        <table:table-row table:style-name="ro1">
          <table:table-cell office:value-type="string">
            <text:p>printer</text:p>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number-columns-repeated="2"/>
        </table:table-row>
        <table:table-row table:style-name="ro1">
          <table:table-cell office:value-type="string">
            <text:p>app</text:p>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number-columns-repeated="2"/>
        </table:table-row>
        <table:table-row table:style-name="ro1">
          <table:table-cell office:value-type="string">
            <text:p>drone</text:p>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number-columns-repeated="2"/>
        </table:table-row>
        <table:table-row table:style-name="ro1">
          <table:table-cell office:value-type="string">
            <text:p>frogbot</text:p>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number-columns-repeated="2"/>
        </table:table-row>
        <table:table-row table:style-name="ro1">
          <table:table-cell office:value-type="string">
            <text:p>coffee</text:p>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number-columns-repeated="2"/>
        </table:table-row>
        <table:table-row table:style-name="ro1">
          <table:table-cell office:value-type="string">
            <text:p>sicklebattery</text:p>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number-columns-repeated="2"/>
        </table:table-row>
        <table:table-row table:style-name="ro1">
          <table:table-cell office:value-type="string">
            <text:p>egg</text:p>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number-columns-repeated="2"/>
        </table:table-row>
        <table:table-row table:style-name="ro1">
          <table:table-cell office:value-type="string">
            <text:p>quail</text:p>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number-columns-repeated="2"/>
        </table:table-row>
        <table:table-row table:style-name="ro1">
          <table:table-cell office:value-type="string">
            <text:p>goose</text:p>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number-columns-repeated="2"/>
        </table:table-row>
        <table:table-row table:style-name="ro1">
          <table:table-cell office:value-type="string">
            <text:p>turkey</text:p>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number-columns-repeated="2"/>
        </table:table-row>
        <table:table-row table:style-name="ro1">
          <table:table-cell office:value-type="string">
            <text:p>platypus</text:p>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number-columns-repeated="2"/>
        </table:table-row>
        <table:table-row table:style-name="ro1">
          <table:table-cell office:value-type="string">
            <text:p>shiitake</text:p>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number-columns-repeated="2"/>
        </table:table-row>
        <table:table-row table:style-name="ro1">
          <table:table-cell office:value-type="string">
            <text:p>milkcap</text:p>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number-columns-repeated="2"/>
        </table:table-row>
        <table:table-row table:style-name="ro1">
          <table:table-cell office:value-type="string">
            <text:p>portobello</text:p>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number-columns-repeated="2"/>
        </table:table-row>
        <table:table-row table:style-name="ro1">
          <table:table-cell office:value-type="string">
            <text:p>greenshroom</text:p>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number-columns-repeated="2"/>
        </table:table-row>
        <table:table-row table:style-name="ro1">
          <table:table-cell office:value-type="string">
            <text:p>blackshroom</text:p>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number-columns-repeated="2"/>
        </table:table-row>
        <table:table-row table:style-name="ro1">
          <table:table-cell office:value-type="string">
            <text:p>poisnshroom</text:p>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number-columns-repeated="2"/>
        </table:table-row>
        <table:table-row table:style-name="ro1">
          <table:table-cell office:value-type="string">
            <text:p>beeR</text:p>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number-columns-repeated="2"/>
        </table:table-row>
        <table:table-row table:style-name="ro1">
          <table:table-cell office:value-type="string">
            <text:p>beeG</text:p>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number-columns-repeated="2"/>
        </table:table-row>
        <table:table-row table:style-name="ro1">
          <table:table-cell office:value-type="string">
            <text:p>hbee</text:p>
          </table:table-cell>
          <table:table-cell office:value-type="string">
            <text:p>item</text:p>
          </table:table-cell>
          <table:table-cell office:value-type="string">
            <text:p>A BEEEE!!</text:p>
          </table:table-cell>
          <table:table-cell table:style-name="ce1" table:number-columns-repeated="1019"/>
          <table:table-cell table:number-columns-repeated="2"/>
        </table:table-row>
        <table:table-row table:style-name="ro1">
          <table:table-cell office:value-type="string">
            <text:p>bignet</text:p>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number-columns-repeated="2"/>
        </table:table-row>
        <table:table-row table:style-name="ro1">
          <table:table-cell office:value-type="string">
            <text:p>shortgrain</text:p>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number-columns-repeated="2"/>
        </table:table-row>
        <table:table-row table:style-name="ro1">
          <table:table-cell office:value-type="string">
            <text:p>chestnut</text:p>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number-columns-repeated="2"/>
        </table:table-row>
        <table:table-row table:style-name="ro1">
          <table:table-cell office:value-type="string">
            <text:p>garlic</text:p>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number-columns-repeated="2"/>
        </table:table-row>
        <table:table-row table:style-name="ro1">
          <table:table-cell office:value-type="string">
            <text:p>banana</text:p>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number-columns-repeated="2"/>
        </table:table-row>
        <table:table-row table:style-name="ro1">
          <table:table-cell office:value-type="string">
            <text:p>goldegg</text:p>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coconut</text:p>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corn</text:p>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number-columns-repeated="2"/>
        </table:table-row>
        <table:table-row table:style-name="ro1">
          <table:table-cell office:value-type="string">
            <text:p>gmocorn</text:p>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ultrarod</text:p>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goodfood</text:p>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notdrugs</text:p>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asparagus</text:p>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number-columns-repeated="2"/>
        </table:table-row>
        <table:table-row table:style-name="ro1">
          <table:table-cell office:value-type="string">
            <text:p>bellpepper</text:p>
          </table:table-cell>
          <table:table-cell office:value-type="string">
            <text:p>item</text:p>
          </table:table-cell>
          <table:table-cell office:value-type="string">
            <text:p>Bell Peppies are great.</text:p>
          </table:table-cell>
          <table:table-cell table:style-name="ce1" table:number-columns-repeated="1019"/>
          <table:table-cell table:number-columns-repeated="2"/>
        </table:table-row>
        <table:table-row table:style-name="ro1">
          <table:table-cell office:value-type="string">
            <text:p>radish</text:p>
          </table:table-cell>
          <table:table-cell office:value-type="string">
            <text:p>item</text:p>
          </table:table-cell>
          <table:table-cell office:value-type="string">
            <text:p>Not quite rad.</text:p>
          </table:table-cell>
          <table:table-cell table:style-name="ce1" table:number-columns-repeated="1019"/>
          <table:table-cell table:number-columns-repeated="2"/>
        </table:table-row>
        <table:table-row table:style-name="ro1">
          <table:table-cell office:value-type="string">
            <text:p>spinach</text:p>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number-columns-repeated="2"/>
        </table:table-row>
        <table:table-row table:style-name="ro1">
          <table:table-cell office:value-type="string">
            <text:p>tomato</text:p>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number-columns-repeated="2"/>
        </table:table-row>
        <table:table-row table:style-name="ro1">
          <table:table-cell office:value-type="string">
            <text:p>apricot</text:p>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number-columns-repeated="2"/>
        </table:table-row>
        <table:table-row table:style-name="ro1">
          <table:table-cell office:value-type="string">
            <text:p>avocado</text:p>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number-columns-repeated="2"/>
        </table:table-row>
        <table:table-row table:style-name="ro1">
          <table:table-cell office:value-type="string">
            <text:p>blackberry</text:p>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number-columns-repeated="2"/>
        </table:table-row>
        <table:table-row table:style-name="ro1">
          <table:table-cell office:value-type="string">
            <text:p>kiwi</text:p>
          </table:table-cell>
          <table:table-cell office:value-type="string">
            <text:p>item</text:p>
          </table:table-cell>
          <table:table-cell office:value-type="string">
            <text:p>Not the bird.</text:p>
          </table:table-cell>
          <table:table-cell table:style-name="ce1" table:number-columns-repeated="1019"/>
          <table:table-cell table:number-columns-repeated="2"/>
        </table:table-row>
        <table:table-row table:style-name="ro1">
          <table:table-cell office:value-type="string">
            <text:p>mango</text:p>
          </table:table-cell>
          <table:table-cell office:value-type="string">
            <text:p>item</text:p>
          </table:table-cell>
          <table:table-cell office:value-type="string">
            <text:p>Man go "beep beep!"</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Options</text:p>
          </table:table-cell>
          <table:table-cell table:style-name="ce5" table:number-columns-repeated="1019"/>
          <table:table-cell table:number-columns-repeated="2"/>
        </table:table-row>
        <table:table-row table:style-name="ro1">
          <table:table-cell office:value-type="string">
            <text:p>opGameOps</text:p>
          </table:table-cell>
          <table:table-cell office:value-type="string">
            <text:p>opts</text:p>
          </table:table-cell>
          <table:table-cell office:value-type="string">
            <text:p>Accessibility</text:p>
          </table:table-cell>
          <table:table-cell table:style-name="ce1" table:number-columns-repeated="1019"/>
          <table:table-cell table:number-columns-repeated="2"/>
        </table:table-row>
        <table:table-row table:style-name="ro1">
          <table:table-cell office:value-type="string">
            <text:p>opDifficulty</text:p>
          </table:table-cell>
          <table:table-cell office:value-type="string">
            <text:p>opts</text:p>
          </table:table-cell>
          <table:table-cell office:value-type="string">
            <text:p>Difficulty</text:p>
          </table:table-cell>
          <table:table-cell table:style-name="ce1" table:number-columns-repeated="1019"/>
          <table:table-cell table:number-columns-repeated="2"/>
        </table:table-row>
        <table:table-row table:style-name="ro1">
          <table:table-cell office:value-type="string">
            <text:p>diffEasy</text:p>
          </table:table-cell>
          <table:table-cell office:value-type="string">
            <text:p>opts</text:p>
          </table:table-cell>
          <table:table-cell office:value-type="string">
            <text:p>Easy</text:p>
          </table:table-cell>
          <table:table-cell table:style-name="ce1" table:number-columns-repeated="1019"/>
          <table:table-cell table:number-columns-repeated="2"/>
        </table:table-row>
        <table:table-row table:style-name="ro1">
          <table:table-cell office:value-type="string">
            <text:p>diffNormal</text:p>
          </table:table-cell>
          <table:table-cell office:value-type="string">
            <text:p>opts</text:p>
          </table:table-cell>
          <table:table-cell office:value-type="string">
            <text:p>Normal</text:p>
          </table:table-cell>
          <table:table-cell table:style-name="ce1" table:number-columns-repeated="1019"/>
          <table:table-cell table:number-columns-repeated="2"/>
        </table:table-row>
        <table:table-row table:style-name="ro1">
          <table:table-cell office:value-type="string">
            <text:p>diffHard</text:p>
          </table:table-cell>
          <table:table-cell office:value-type="string">
            <text:p>opts</text:p>
          </table:table-cell>
          <table:table-cell office:value-type="string">
            <text:p>US GAMERS!</text:p>
          </table:table-cell>
          <table:table-cell table:style-name="ce1" table:number-columns-repeated="1019"/>
          <table:table-cell table:number-columns-repeated="2"/>
        </table:table-row>
        <table:table-row table:style-name="ro1">
          <table:table-cell office:value-type="string">
            <text:p>opControls</text:p>
          </table:table-cell>
          <table:table-cell office:value-type="string">
            <text:p>opts</text:p>
          </table:table-cell>
          <table:table-cell office:value-type="string">
            <text:p>Controls</text:p>
          </table:table-cell>
          <table:table-cell table:style-name="ce1" table:number-columns-repeated="1019"/>
          <table:table-cell table:number-columns-repeated="2"/>
        </table:table-row>
        <table:table-row table:style-name="ro1">
          <table:table-cell office:value-type="string">
            <text:p>opGameplay</text:p>
          </table:table-cell>
          <table:table-cell office:value-type="string">
            <text:p>opts</text:p>
          </table:table-cell>
          <table:table-cell office:value-type="string">
            <text:p>Gameplay</text:p>
          </table:table-cell>
          <table:table-cell table:style-name="ce1" table:number-columns-repeated="1019"/>
          <table:table-cell table:number-columns-repeated="2"/>
        </table:table-row>
        <table:table-row table:style-name="ro1">
          <table:table-cell office:value-type="string">
            <text:p>opOff</text:p>
          </table:table-cell>
          <table:table-cell office:value-type="string">
            <text:p>opts</text:p>
          </table:table-cell>
          <table:table-cell office:value-type="string">
            <text:p>Off</text:p>
          </table:table-cell>
          <table:table-cell table:style-name="ce1" table:number-columns-repeated="1019"/>
          <table:table-cell table:number-columns-repeated="2"/>
        </table:table-row>
        <table:table-row table:style-name="ro1">
          <table:table-cell office:value-type="string">
            <text:p>opAudio</text:p>
          </table:table-cell>
          <table:table-cell office:value-type="string">
            <text:p>opts</text:p>
          </table:table-cell>
          <table:table-cell office:value-type="string">
            <text:p>Audio</text:p>
          </table:table-cell>
          <table:table-cell table:style-name="ce1" table:number-columns-repeated="1019"/>
          <table:table-cell table:number-columns-repeated="2"/>
        </table:table-row>
        <table:table-row table:style-name="ro1">
          <table:table-cell office:value-type="string">
            <text:p>opGraphics</text:p>
          </table:table-cell>
          <table:table-cell office:value-type="string">
            <text:p>opts</text:p>
          </table:table-cell>
          <table:table-cell office:value-type="string">
            <text:p>Graphics</text:p>
          </table:table-cell>
          <table:table-cell table:style-name="ce1" table:number-columns-repeated="1019"/>
          <table:table-cell table:number-columns-repeated="2"/>
        </table:table-row>
        <table:table-row table:style-name="ro1">
          <table:table-cell office:value-type="string">
            <text:p>opMusic</text:p>
          </table:table-cell>
          <table:table-cell office:value-type="string">
            <text:p>opts</text:p>
          </table:table-cell>
          <table:table-cell office:value-type="string">
            <text:p>Music</text:p>
          </table:table-cell>
          <table:table-cell table:style-name="ce1" table:number-columns-repeated="1019"/>
          <table:table-cell table:number-columns-repeated="2"/>
        </table:table-row>
        <table:table-row table:style-name="ro1">
          <table:table-cell office:value-type="string">
            <text:p>opSound</text:p>
          </table:table-cell>
          <table:table-cell office:value-type="string">
            <text:p>opts</text:p>
          </table:table-cell>
          <table:table-cell office:value-type="string">
            <text:p>Sound</text:p>
          </table:table-cell>
          <table:table-cell table:style-name="ce1" table:number-columns-repeated="1019"/>
          <table:table-cell table:number-columns-repeated="2"/>
        </table:table-row>
        <table:table-row table:style-name="ro1">
          <table:table-cell office:value-type="string">
            <text:p>opFont</text:p>
          </table:table-cell>
          <table:table-cell office:value-type="string">
            <text:p>opts</text:p>
          </table:table-cell>
          <table:table-cell office:value-type="string">
            <text:p>Font</text:p>
          </table:table-cell>
          <table:table-cell table:style-name="ce1" table:number-columns-repeated="1019"/>
          <table:table-cell table:number-columns-repeated="2"/>
        </table:table-row>
        <table:table-row table:style-name="ro1">
          <table:table-cell office:value-type="string">
            <text:p>fontStandard</text:p>
          </table:table-cell>
          <table:table-cell office:value-type="string">
            <text:p>opts</text:p>
          </table:table-cell>
          <table:table-cell office:value-type="string">
            <text:p>Standard</text:p>
          </table:table-cell>
          <table:table-cell table:style-name="ce1" table:number-columns-repeated="1019"/>
          <table:table-cell table:number-columns-repeated="2"/>
        </table:table-row>
        <table:table-row table:style-name="ro1">
          <table:table-cell office:value-type="string">
            <text:p>fontDyslexic</text:p>
          </table:table-cell>
          <table:table-cell office:value-type="string">
            <text:p>opts</text:p>
          </table:table-cell>
          <table:table-cell office:value-type="string">
            <text:p>OpenDyslexic</text:p>
          </table:table-cell>
          <table:table-cell table:style-name="ce1" table:number-columns-repeated="1019"/>
          <table:table-cell table:number-columns-repeated="2"/>
        </table:table-row>
        <table:table-row table:style-name="ro1">
          <table:table-cell office:value-type="string">
            <text:p>diffEasy.i</text:p>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number-columns-repeated="2"/>
        </table:table-row>
        <table:table-row table:style-name="ro1">
          <table:table-cell office:value-type="string">
            <text:p>diffNormal.i</text:p>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number-columns-repeated="2"/>
        </table:table-row>
        <table:table-row table:style-name="ro1">
          <table:table-cell office:value-type="string">
            <text:p>diffHard.i</text:p>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number-columns-repeated="2"/>
        </table:table-row>
        <table:table-row table:style-name="ro1">
          <table:table-cell office:value-type="string">
            <text:p>ctrlUp</text:p>
          </table:table-cell>
          <table:table-cell office:value-type="string">
            <text:p>opts</text:p>
          </table:table-cell>
          <table:table-cell office:value-type="string">
            <text:p>Up</text:p>
          </table:table-cell>
          <table:table-cell table:style-name="ce1" table:number-columns-repeated="1019"/>
          <table:table-cell table:number-columns-repeated="2"/>
        </table:table-row>
        <table:table-row table:style-name="ro1">
          <table:table-cell office:value-type="string">
            <text:p>ctrlDown</text:p>
          </table:table-cell>
          <table:table-cell office:value-type="string">
            <text:p>opts</text:p>
          </table:table-cell>
          <table:table-cell office:value-type="string">
            <text:p>Down</text:p>
          </table:table-cell>
          <table:table-cell table:style-name="ce1" table:number-columns-repeated="1019"/>
          <table:table-cell table:number-columns-repeated="2"/>
        </table:table-row>
        <table:table-row table:style-name="ro1">
          <table:table-cell office:value-type="string">
            <text:p>ctrlLeft</text:p>
          </table:table-cell>
          <table:table-cell office:value-type="string">
            <text:p>opts</text:p>
          </table:table-cell>
          <table:table-cell office:value-type="string">
            <text:p>Left</text:p>
          </table:table-cell>
          <table:table-cell table:style-name="ce1" table:number-columns-repeated="1019"/>
          <table:table-cell table:number-columns-repeated="2"/>
        </table:table-row>
        <table:table-row table:style-name="ro1">
          <table:table-cell office:value-type="string">
            <text:p>ctrlRight</text:p>
          </table:table-cell>
          <table:table-cell office:value-type="string">
            <text:p>opts</text:p>
          </table:table-cell>
          <table:table-cell office:value-type="string">
            <text:p>Right</text:p>
          </table:table-cell>
          <table:table-cell table:style-name="ce1" table:number-columns-repeated="1019"/>
          <table:table-cell table:number-columns-repeated="2"/>
        </table:table-row>
        <table:table-row table:style-name="ro1">
          <table:table-cell office:value-type="string">
            <text:p>ctrlConfirm</text:p>
          </table:table-cell>
          <table:table-cell office:value-type="string">
            <text:p>opts</text:p>
          </table:table-cell>
          <table:table-cell office:value-type="string">
            <text:p>Confirm</text:p>
          </table:table-cell>
          <table:table-cell table:style-name="ce1" table:number-columns-repeated="1019"/>
          <table:table-cell table:number-columns-repeated="2"/>
        </table:table-row>
        <table:table-row table:style-name="ro1">
          <table:table-cell office:value-type="string">
            <text:p>ctrlCancel</text:p>
          </table:table-cell>
          <table:table-cell office:value-type="string">
            <text:p>opts</text:p>
          </table:table-cell>
          <table:table-cell office:value-type="string">
            <text:p>Cancel</text:p>
          </table:table-cell>
          <table:table-cell table:style-name="ce1" table:number-columns-repeated="1019"/>
          <table:table-cell table:number-columns-repeated="2"/>
        </table:table-row>
        <table:table-row table:style-name="ro1">
          <table:table-cell office:value-type="string">
            <text:p>ctrlPause</text:p>
          </table:table-cell>
          <table:table-cell office:value-type="string">
            <text:p>opts</text:p>
          </table:table-cell>
          <table:table-cell office:value-type="string">
            <text:p>Pause</text:p>
          </table:table-cell>
          <table:table-cell table:style-name="ce1" table:number-columns-repeated="1019"/>
          <table:table-cell table:number-columns-repeated="2"/>
        </table:table-row>
        <table:table-row table:style-name="ro1">
          <table:table-cell office:value-type="string">
            <text:p>opOn</text:p>
          </table:table-cell>
          <table:table-cell office:value-type="string">
            <text:p>opts</text:p>
          </table:table-cell>
          <table:table-cell office:value-type="string">
            <text:p>On</text:p>
          </table:table-cell>
          <table:table-cell table:style-name="ce1" table:number-columns-repeated="1019"/>
          <table:table-cell table:number-columns-repeated="2"/>
        </table:table-row>
        <table:table-row table:style-name="ro1">
          <table:table-cell office:value-type="string">
            <text:p>opPlacehold</text:p>
          </table:table-cell>
          <table:table-cell office:value-type="string">
            <text:p>opts</text:p>
          </table:table-cell>
          <table:table-cell office:value-type="string">
            <text:p>Placeholder</text:p>
          </table:table-cell>
          <table:table-cell table:style-name="ce1" table:number-columns-repeated="1019"/>
          <table:table-cell table:number-columns-repeated="2"/>
        </table:table-row>
        <table:table-row table:style-name="ro1">
          <table:table-cell office:value-type="string">
            <text:p>opSaveQuit</text:p>
          </table:table-cell>
          <table:table-cell office:value-type="string">
            <text:p>opts</text:p>
          </table:table-cell>
          <table:table-cell office:value-type="string">
            <text:p>Save and Return</text:p>
          </table:table-cell>
          <table:table-cell table:style-name="ce1" table:number-columns-repeated="1019"/>
          <table:table-cell table:number-columns-repeated="2"/>
        </table:table-row>
        <table:table-row table:style-name="ro1">
          <table:table-cell office:value-type="string">
            <text:p>opQuit</text:p>
          </table:table-cell>
          <table:table-cell office:value-type="string">
            <text:p>opts</text:p>
          </table:table-cell>
          <table:table-cell office:value-type="string">
            <text:p>Return without Saving</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Opening Cutscene</text:p>
          </table:table-cell>
          <table:table-cell table:style-name="ce1" table:number-columns-repeated="1019"/>
          <table:table-cell table:number-columns-repeated="2"/>
        </table:table-row>
        <table:table-row table:style-name="ro1">
          <table:table-cell office:value-type="string">
            <text:p>intro1</text:p>
          </table:table-cell>
          <table:table-cell office:value-type="string">
            <text:p>map</text:p>
          </table:table-cell>
          <table:table-cell office:value-type="string">
            <text:p>???: This must be the place!</text:p>
          </table:table-cell>
          <table:table-cell table:style-name="ce1" table:number-columns-repeated="1019"/>
          <table:table-cell table:number-columns-repeated="2"/>
        </table:table-row>
        <table:table-row table:style-name="ro1">
          <table:table-cell office:value-type="string">
            <text:p>intro2</text:p>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number-columns-repeated="2"/>
        </table:table-row>
        <table:table-row table:style-name="ro1">
          <table:table-cell office:value-type="string">
            <text:p>intro3</text:p>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number-columns-repeated="2"/>
        </table:table-row>
        <table:table-row table:style-name="ro1">
          <table:table-cell office:value-type="string">
            <text:p>intro4</text:p>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number-columns-repeated="2"/>
        </table:table-row>
        <table:table-row table:style-name="ro1">
          <table:table-cell office:value-type="string">
            <text:p>intro5</text:p>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number-columns-repeated="2"/>
        </table:table-row>
        <table:table-row table:style-name="ro1">
          <table:table-cell office:value-type="string">
            <text:p>intro6</text:p>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number-columns-repeated="2"/>
        </table:table-row>
        <table:table-row table:style-name="ro1">
          <table:table-cell office:value-type="string">
            <text:p>intro7</text:p>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number-columns-repeated="2"/>
        </table:table-row>
        <table:table-row table:style-name="ro1">
          <table:table-cell office:value-type="string">
            <text:p>intro8</text:p>
          </table:table-cell>
          <table:table-cell office:value-type="string">
            <text:p>map</text:p>
          </table:table-cell>
          <table:table-cell office:value-type="string">
            <text:p>Nathan: Be back soon! I won't disappoint you!</text:p>
          </table:table-cell>
          <table:table-cell table:style-name="ce1" table:number-columns-repeated="1019"/>
          <table:table-cell table:number-columns-repeated="2"/>
        </table:table-row>
        <table:table-row table:style-name="ro1">
          <table:table-cell office:value-type="string">
            <text:p>intro9</text:p>
          </table:table-cell>
          <table:table-cell office:value-type="string">
            <text:p>map</text:p>
          </table:table-cell>
          <table:table-cell office:value-type="string">
            <text:p>???: Ah! This must be it! The famous produce stand!</text:p>
          </table:table-cell>
          <table:table-cell table:style-name="ce1" table:number-columns-repeated="1019"/>
          <table:table-cell table:number-columns-repeated="2"/>
        </table:table-row>
        <table:table-row table:style-name="ro1">
          <table:table-cell office:value-type="string">
            <text:p>intro10</text:p>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number-columns-repeated="2"/>
        </table:table-row>
        <table:table-row table:style-name="ro1">
          <table:table-cell office:value-type="string">
            <text:p>intro11</text:p>
          </table:table-cell>
          <table:table-cell office:value-type="string">
            <text:p>map</text:p>
          </table:table-cell>
          <table:table-cell office:value-type="string">
            <text:p>???: This carrot looks so nutritious!</text:p>
          </table:table-cell>
          <table:table-cell table:style-name="ce1" table:number-columns-repeated="1019"/>
          <table:table-cell table:number-columns-repeated="2"/>
        </table:table-row>
        <table:table-row table:style-name="ro1">
          <table:table-cell office:value-type="string">
            <text:p>intro12</text:p>
          </table:table-cell>
          <table:table-cell office:value-type="string">
            <text:p>map</text:p>
          </table:table-cell>
          <table:table-cell office:value-type="string">
            <text:p>???: ...</text:p>
          </table:table-cell>
          <table:table-cell table:style-name="ce1" table:number-columns-repeated="1019"/>
          <table:table-cell table:number-columns-repeated="2"/>
        </table:table-row>
        <table:table-row table:style-name="ro1">
          <table:table-cell office:value-type="string">
            <text:p>intro13</text:p>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number-columns-repeated="2"/>
        </table:table-row>
        <table:table-row table:style-name="ro1">
          <table:table-cell office:value-type="string">
            <text:p>intro14</text:p>
          </table:table-cell>
          <table:table-cell office:value-type="string">
            <text:p>map</text:p>
          </table:table-cell>
          <table:table-cell office:value-type="string">
            <text:p>???: Hm?</text:p>
          </table:table-cell>
          <table:table-cell table:style-name="ce1" table:number-columns-repeated="1019"/>
          <table:table-cell table:number-columns-repeated="2"/>
        </table:table-row>
        <table:table-row table:style-name="ro1">
          <table:table-cell office:value-type="string">
            <text:p>intro15</text:p>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number-columns-repeated="2"/>
        </table:table-row>
        <table:table-row table:style-name="ro1">
          <table:table-cell office:value-type="string">
            <text:p>intro16</text:p>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number-columns-repeated="2"/>
        </table:table-row>
        <table:table-row table:style-name="ro1">
          <table:table-cell office:value-type="string">
            <text:p>intro17</text:p>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number-columns-repeated="2"/>
        </table:table-row>
        <table:table-row table:style-name="ro1">
          <table:table-cell office:value-type="string">
            <text:p>intro18</text:p>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number-columns-repeated="2"/>
        </table:table-row>
        <table:table-row table:style-name="ro1">
          <table:table-cell office:value-type="string">
            <text:p>intro19</text:p>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number-columns-repeated="2"/>
        </table:table-row>
        <table:table-row table:style-name="ro1">
          <table:table-cell office:value-type="string">
            <text:p>intro20</text:p>
          </table:table-cell>
          <table:table-cell office:value-type="string">
            <text:p>map</text:p>
          </table:table-cell>
          <table:table-cell office:value-type="string">
            <text:p>Beckett: ...</text:p>
          </table:table-cell>
          <table:table-cell table:style-name="ce1" table:number-columns-repeated="1019"/>
          <table:table-cell table:number-columns-repeated="2"/>
        </table:table-row>
        <table:table-row table:style-name="ro1">
          <table:table-cell office:value-type="string">
            <text:p>intro21</text:p>
          </table:table-cell>
          <table:table-cell office:value-type="string">
            <text:p>map</text:p>
          </table:table-cell>
          <table:table-cell office:value-type="string">
            <text:p>Beckett: No? Hmm, I thought you'd be convinced by that amazing sales pitch...</text:p>
          </table:table-cell>
          <table:table-cell table:style-name="ce5" table:number-columns-repeated="1019"/>
          <table:table-cell table:number-columns-repeated="2"/>
        </table:table-row>
        <table:table-row table:style-name="ro1">
          <table:table-cell office:value-type="string">
            <text:p>intro22</text:p>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number-columns-repeated="2"/>
        </table:table-row>
        <table:table-row table:style-name="ro1">
          <table:table-cell office:value-type="string">
            <text:p>intro23</text:p>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number-columns-repeated="2"/>
        </table:table-row>
        <table:table-row table:style-name="ro1">
          <table:table-cell office:value-type="string">
            <text:p>Pb0.0</text:p>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number-columns-repeated="2"/>
        </table:table-row>
        <table:table-row table:style-name="ro1">
          <table:table-cell office:value-type="string">
            <text:p>Pb0.1</text:p>
          </table:table-cell>
          <table:table-cell office:value-type="string">
            <text:p>map</text:p>
          </table:table-cell>
          <table:table-cell office:value-type="string">
            <text:p>Oh well, I should probably head back to my farm now.</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Tutorial</text:p>
          </table:table-cell>
          <table:table-cell table:style-name="ce1" table:number-columns-repeated="1019"/>
          <table:table-cell table:number-columns-repeated="2"/>
        </table:table-row>
        <table:table-row table:style-name="ro1">
          <table:table-cell office:value-type="string">
            <text:p>tut0</text:p>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number-columns-repeated="2"/>
        </table:table-row>
        <table:table-row table:style-name="ro1">
          <table:table-cell office:value-type="string">
            <text:p>tut1</text:p>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number-columns-repeated="2"/>
        </table:table-row>
        <table:table-row table:style-name="ro1">
          <table:table-cell office:value-type="string">
            <text:p>tut2</text:p>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number-columns-repeated="2"/>
        </table:table-row>
        <table:table-row table:style-name="ro1">
          <table:table-cell office:value-type="string">
            <text:p>tut3</text:p>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number-columns-repeated="2"/>
        </table:table-row>
        <table:table-row table:style-name="ro1">
          <table:table-cell office:value-type="string">
            <text:p>tut4</text:p>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number-columns-repeated="2"/>
        </table:table-row>
        <table:table-row table:style-name="ro1">
          <table:table-cell office:value-type="string">
            <text:p>tut5</text:p>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number-columns-repeated="2"/>
        </table:table-row>
        <table:table-row table:style-name="ro1">
          <table:table-cell office:value-type="string">
            <text:p>tut6</text:p>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number-columns-repeated="2"/>
        </table:table-row>
        <table:table-row table:style-name="ro1">
          <table:table-cell office:value-type="string">
            <text:p>tut7</text:p>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number-columns-repeated="2"/>
        </table:table-row>
        <table:table-row table:style-name="ro1">
          <table:table-cell office:value-type="string">
            <text:p>tut8</text:p>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number-columns-repeated="2"/>
        </table:table-row>
        <table:table-row table:style-name="ro1">
          <table:table-cell office:value-type="string">
            <text:p>tut9</text:p>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number-columns-repeated="2"/>
        </table:table-row>
        <table:table-row table:style-name="ro1">
          <table:table-cell office:value-type="string">
            <text:p>tut10</text:p>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number-columns-repeated="2"/>
        </table:table-row>
        <table:table-row table:style-name="ro1">
          <table:table-cell office:value-type="string">
            <text:p>tut11</text:p>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number-columns-repeated="2"/>
        </table:table-row>
        <table:table-row table:style-name="ro1">
          <table:table-cell office:value-type="string">
            <text:p>tut12</text:p>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number-columns-repeated="2"/>
        </table:table-row>
        <table:table-row table:style-name="ro1">
          <table:table-cell office:value-type="string">
            <text:p>tut13</text:p>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number-columns-repeated="2"/>
        </table:table-row>
        <table:table-row table:style-name="ro1">
          <table:table-cell office:value-type="string">
            <text:p>tut14</text:p>
          </table:table-cell>
          <table:table-cell office:value-type="string">
            <text:p>tut</text:p>
          </table:table-cell>
          <table:table-cell office:value-type="string">
            <text:p>Select 'Plant' from the menu. </text:p>
          </table:table-cell>
          <table:table-cell table:style-name="ce1" table:number-columns-repeated="1019"/>
          <table:table-cell table:number-columns-repeated="2"/>
        </table:table-row>
        <table:table-row table:style-name="ro1">
          <table:table-cell office:value-type="string">
            <text:p>tut15</text:p>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number-columns-repeated="2"/>
        </table:table-row>
        <table:table-row table:style-name="ro1">
          <table:table-cell office:value-type="string">
            <text:p>tut16</text:p>
          </table:table-cell>
          <table:table-cell office:value-type="string">
            <text:p>tut</text:p>
          </table:table-cell>
          <table:table-cell office:value-type="string">
            <text:p>Plant those Carrots! </text:p>
          </table:table-cell>
          <table:table-cell table:style-name="ce1" table:number-columns-repeated="1019"/>
          <table:table-cell table:number-columns-repeated="2"/>
        </table:table-row>
        <table:table-row table:style-name="ro1">
          <table:table-cell office:value-type="string">
            <text:p>tut17</text:p>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number-columns-repeated="2"/>
        </table:table-row>
        <table:table-row table:style-name="ro1">
          <table:table-cell office:value-type="string">
            <text:p>tut18</text:p>
          </table:table-cell>
          <table:table-cell office:value-type="string">
            <text:p>tut</text:p>
          </table:table-cell>
          <table:table-cell office:value-type="string">
            <text:p>One more time now, select 'Plant'! </text:p>
          </table:table-cell>
          <table:table-cell table:style-name="ce1" table:number-columns-repeated="1019"/>
          <table:table-cell table:number-columns-repeated="2"/>
        </table:table-row>
        <table:table-row table:style-name="ro1">
          <table:table-cell office:value-type="string">
            <text:p>tut19</text:p>
          </table:table-cell>
          <table:table-cell office:value-type="string">
            <text:p>tut</text:p>
          </table:table-cell>
          <table:table-cell office:value-type="string">
            <text:p>Now select those Beet Seeds! </text:p>
          </table:table-cell>
          <table:table-cell table:style-name="ce1" table:number-columns-repeated="1019"/>
          <table:table-cell table:number-columns-repeated="2"/>
        </table:table-row>
        <table:table-row table:style-name="ro1">
          <table:table-cell table:style-name="ce3" office:value-type="string">
            <text:p>tut20</text:p>
          </table:table-cell>
          <table:table-cell table:style-name="ce3" office:value-type="string">
            <text:p>tut</text:p>
          </table:table-cell>
          <table:table-cell table:style-name="ce3" office:value-type="string">
            <text:p>Plant those Beet Seeds! </text:p>
          </table:table-cell>
          <table:table-cell table:style-name="ce7" table:number-columns-repeated="1019"/>
          <table:table-cell table:style-name="ce3" table:number-columns-repeated="2"/>
        </table:table-row>
        <table:table-row table:style-name="ro1">
          <table:table-cell office:value-type="string">
            <text:p>tut21</text:p>
          </table:table-cell>
          <table:table-cell office:value-type="string">
            <text:p>tut</text:p>
          </table:table-cell>
          <table:table-cell office:value-type="string">
            <text:p>Do you see where this is going? </text:p>
          </table:table-cell>
          <table:table-cell table:style-name="ce1" table:number-columns-repeated="1019"/>
          <table:table-cell table:number-columns-repeated="2"/>
        </table:table-row>
        <table:table-row table:style-name="ro1">
          <table:table-cell office:value-type="string">
            <text:p>tut22</text:p>
          </table:table-cell>
          <table:table-cell office:value-type="string">
            <text:p>tut</text:p>
          </table:table-cell>
          <table:table-cell office:value-type="string">
            <text:p>Everything's ready! THROW SOME FOOD AT THAT FUCKER!! </text:p>
          </table:table-cell>
          <table:table-cell table:style-name="ce1" table:number-columns-repeated="1019"/>
          <table:table-cell table:number-columns-repeated="2"/>
        </table:table-row>
        <table:table-row table:style-name="ro1">
          <table:table-cell office:value-type="string">
            <text:p>tut23</text:p>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number-columns-repeated="2"/>
        </table:table-row>
        <table:table-row table:style-name="ro1">
          <table:table-cell office:value-type="string">
            <text:p>tut24</text:p>
          </table:table-cell>
          <table:table-cell office:value-type="string">
            <text:p>tut</text:p>
          </table:table-cell>
          <table:table-cell office:value-type="string">
            <text:p>Damn. That didn't kill him. </text:p>
          </table:table-cell>
          <table:table-cell table:style-name="ce1" table:number-columns-repeated="1019"/>
          <table:table-cell table:number-columns-repeated="2"/>
        </table:table-row>
        <table:table-row table:style-name="ro1">
          <table:table-cell office:value-type="string">
            <text:p>tut25</text:p>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number-columns-repeated="2"/>
        </table:table-row>
        <table:table-row table:style-name="ro1">
          <table:table-cell office:value-type="string">
            <text:p>tut26</text:p>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number-columns-repeated="2"/>
        </table:table-row>
        <table:table-row table:style-name="ro1">
          <table:table-cell office:value-type="string">
            <text:p>tut27</text:p>
          </table:table-cell>
          <table:table-cell office:value-type="string">
            <text:p>tut</text:p>
          </table:table-cell>
          <table:table-cell office:value-type="string">
            <text:p>Just drop 'em anywhere. </text:p>
          </table:table-cell>
          <table:table-cell table:style-name="ce1" table:number-columns-repeated="1019"/>
          <table:table-cell table:number-columns-repeated="2"/>
        </table:table-row>
        <table:table-row table:style-name="ro1">
          <table:table-cell office:value-type="string">
            <text:p>tut28</text:p>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number-columns-repeated="2"/>
        </table:table-row>
        <table:table-row table:style-name="ro1">
          <table:table-cell office:value-type="string">
            <text:p>tut29</text:p>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number-columns-repeated="2"/>
        </table:table-row>
        <table:table-row table:style-name="ro1">
          <table:table-cell office:value-type="string">
            <text:p>tut30</text:p>
          </table:table-cell>
          <table:table-cell office:value-type="string">
            <text:p>tut</text:p>
          </table:table-cell>
          <table:table-cell office:value-type="string">
            <text:p>Just pick something. </text:p>
          </table:table-cell>
          <table:table-cell table:style-name="ce1" table:number-columns-repeated="1019"/>
          <table:table-cell table:number-columns-repeated="2"/>
        </table:table-row>
        <table:table-row table:style-name="ro1">
          <table:table-cell office:value-type="string">
            <text:p>tut31</text:p>
          </table:table-cell>
          <table:table-cell office:value-type="string">
            <text:p>tut</text:p>
          </table:table-cell>
          <table:table-cell office:value-type="string">
            <text:p>Plant it. </text:p>
          </table:table-cell>
          <table:table-cell table:style-name="ce1" table:number-columns-repeated="1019"/>
          <table:table-cell table:number-columns-repeated="2"/>
        </table:table-row>
        <table:table-row table:style-name="ro1">
          <table:table-cell office:value-type="string">
            <text:p>tut32</text:p>
          </table:table-cell>
          <table:table-cell office:value-type="string">
            <text:p>tut</text:p>
          </table:table-cell>
          <table:table-cell office:value-type="string">
            <text:p>Alright, now it's time. </text:p>
          </table:table-cell>
          <table:table-cell table:style-name="ce1" table:number-columns-repeated="1019"/>
          <table:table-cell table:number-columns-repeated="2"/>
        </table:table-row>
        <table:table-row table:style-name="ro1">
          <table:table-cell office:value-type="string">
            <text:p>tut33</text:p>
          </table:table-cell>
          <table:table-cell office:value-type="string">
            <text:p>tut</text:p>
          </table:table-cell>
          <table:table-cell office:value-type="string">
            <text:p>Select 'Compost' from the menu. </text:p>
          </table:table-cell>
          <table:table-cell table:style-name="ce1" table:number-columns-repeated="1019"/>
          <table:table-cell table:number-columns-repeated="2"/>
        </table:table-row>
        <table:table-row table:style-name="ro1">
          <table:table-cell office:value-type="string">
            <text:p>tut34</text:p>
          </table:table-cell>
          <table:table-cell office:value-type="string">
            <text:p>tut</text:p>
          </table:table-cell>
          <table:table-cell office:value-type="string">
            <text:p>Now select your Rotten Beet. </text:p>
          </table:table-cell>
          <table:table-cell table:style-name="ce1" table:number-columns-repeated="1019"/>
          <table:table-cell table:number-columns-repeated="2"/>
        </table:table-row>
        <table:table-row table:style-name="ro1">
          <table:table-cell office:value-type="string">
            <text:p>tut35</text:p>
          </table:table-cell>
          <table:table-cell office:value-type="string">
            <text:p>tut</text:p>
          </table:table-cell>
          <table:table-cell office:value-type="string">
            <text:p>Cool cool, coolcoolcool. Now select HEAL. </text:p>
          </table:table-cell>
          <table:table-cell table:style-name="ce1" table:number-columns-repeated="1019"/>
          <table:table-cell table:number-columns-repeated="2"/>
        </table:table-row>
        <table:table-row table:style-name="ro1">
          <table:table-cell office:value-type="string">
            <text:p>tut36</text:p>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number-columns-repeated="2"/>
        </table:table-row>
        <table:table-row table:style-name="ro1">
          <table:table-cell office:value-type="string">
            <text:p>tut37</text:p>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number-columns-repeated="2"/>
        </table:table-row>
        <table:table-row table:style-name="ro1">
          <table:table-cell office:value-type="string">
            <text:p>tut38</text:p>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number-columns-repeated="2"/>
        </table:table-row>
        <table:table-row table:style-name="ro1">
          <table:table-cell office:value-type="string">
            <text:p>tut999</text:p>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number-columns-repeated="2"/>
        </table:table-row>
        <table:table-row table:style-name="ro1">
          <table:table-cell office:value-type="string">
            <text:p>tutEnemy2</text:p>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number-columns-repeated="2"/>
        </table:table-row>
        <table:table-row table:style-name="ro1">
          <table:table-cell office:value-type="string">
            <text:p>tutEnemy5</text:p>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number-columns-repeated="2"/>
        </table:table-row>
        <table:table-row table:style-name="ro1">
          <table:table-cell office:value-type="string">
            <text:p>tutEnemy9</text:p>
          </table:table-cell>
          <table:table-cell office:value-type="string">
            <text:p>combat</text:p>
          </table:table-cell>
          <table:table-cell office:value-type="string">
            <text:p>{0} thinks you should listen to its podcast.</text:p>
          </table:table-cell>
          <table:table-cell table:style-name="ce1" table:number-columns-repeated="1019"/>
          <table:table-cell table:number-columns-repeated="2"/>
        </table:table-row>
        <table:table-row table:style-name="ro1">
          <table:table-cell office:value-type="string">
            <text:p>tutEnemy12</text:p>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number-columns-repeated="2"/>
        </table:table-row>
        <table:table-row table:style-name="ro1">
          <table:table-cell office:value-type="string">
            <text:p>tutEnemy16</text:p>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number-columns-repeated="2"/>
        </table:table-row>
        <table:table-row table:style-name="ro1">
          <table:table-cell office:value-type="string">
            <text:p>tutEnemy20</text:p>
          </table:table-cell>
          <table:table-cell office:value-type="string">
            <text:p>combat</text:p>
          </table:table-cell>
          <table:table-cell office:value-type="string">
            <text:p>{0} wishes you'd cut that out.</text:p>
          </table:table-cell>
          <table:table-cell table:style-name="ce1" table:number-columns-repeated="1019"/>
          <table:table-cell table:number-columns-repeated="2"/>
        </table:table-row>
        <table:table-row table:style-name="ro1">
          <table:table-cell office:value-type="string">
            <text:p>tutEnemy23</text:p>
          </table:table-cell>
          <table:table-cell office:value-type="string">
            <text:p>combat</text:p>
          </table:table-cell>
          <table:table-cell office:value-type="string">
            <text:p>{0} headbutts you for {1} damage.</text:p>
          </table:table-cell>
          <table:table-cell table:style-name="ce1" table:number-columns-repeated="1019"/>
          <table:table-cell table:number-columns-repeated="2"/>
        </table:table-row>
        <table:table-row table:style-name="ro1">
          <table:table-cell office:value-type="string">
            <text:p>tutEnemy27</text:p>
          </table:table-cell>
          <table:table-cell office:value-type="string">
            <text:p>combat</text:p>
          </table:table-cell>
          <table:table-cell office:value-type="string">
            <text:p>{0} is sorry they hurt you.</text:p>
          </table:table-cell>
          <table:table-cell table:style-name="ce1" table:number-columns-repeated="1019"/>
          <table:table-cell table:number-columns-repeated="2"/>
        </table:table-row>
        <table:table-row table:style-name="ro1">
          <table:table-cell office:value-type="string">
            <text:p>tutEnemy31</text:p>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number-columns-repeated="2"/>
        </table:table-row>
        <table:table-row table:style-name="ro1">
          <table:table-cell office:value-type="string">
            <text:p>tutEnemy36</text:p>
          </table:table-cell>
          <table:table-cell office:value-type="string">
            <text:p>combat</text:p>
          </table:table-cell>
          <table:table-cell office:value-type="string">
            <text:p>{0} is prepared to die.</text:p>
          </table:table-cell>
          <table:table-cell table:style-name="ce1" table:number-columns-repeated="1019"/>
          <table:table-cell table:number-columns-repeated="2"/>
        </table:table-row>
        <table:table-row table:style-name="ro1">
          <table:table-cell office:value-type="string">
            <text:p>wantTut</text:p>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number-columns-repeated="2"/>
        </table:table-row>
        <table:table-row table:style-name="ro1">
          <table:table-cell office:value-type="string">
            <text:p>sYes</text:p>
          </table:table-cell>
          <table:table-cell office:value-type="string">
            <text:p>choice</text:p>
          </table:table-cell>
          <table:table-cell office:value-type="string">
            <text:p>Yes.</text:p>
          </table:table-cell>
          <table:table-cell table:style-name="ce1" table:number-columns-repeated="1019"/>
          <table:table-cell table:number-columns-repeated="2"/>
        </table:table-row>
        <table:table-row table:style-name="ro1">
          <table:table-cell office:value-type="string">
            <text:p>sNo</text:p>
          </table:table-cell>
          <table:table-cell office:value-type="string">
            <text:p>choice</text:p>
          </table:table-cell>
          <table:table-cell office:value-type="string">
            <text:p>No.</text:p>
          </table:table-cell>
          <table:table-cell table:style-name="ce1" table:number-columns-repeated="1019"/>
          <table:table-cell table:number-columns-repeated="2"/>
        </table:table-row>
        <table:table-row table:style-name="ro1">
          <table:table-cell office:value-type="string">
            <text:p>noTut</text:p>
          </table:table-cell>
          <table:table-cell office:value-type="string">
            <text:p>map</text:p>
          </table:table-cell>
          <table:table-cell office:value-type="string">
            <text:p>Okie-dokie!</text:p>
          </table:table-cell>
          <table:table-cell table:style-name="ce1" table:number-columns-repeated="1019"/>
          <table:table-cell table:number-columns-repeated="2"/>
        </table:table-row>
        <table:table-row table:style-name="ro1">
          <table:table-cell office:value-type="string">
            <text:p>finTut</text:p>
          </table:table-cell>
          <table:table-cell office:value-type="string">
            <text:p>map</text:p>
          </table:table-cell>
          <table:table-cell office:value-type="string">
            <text:p>Congratulations on Tutorialing!</text:p>
          </table:table-cell>
          <table:table-cell table:style-name="ce1" table:number-columns-repeated="1019"/>
          <table:table-cell table:number-columns-repeated="2"/>
        </table:table-row>
        <table:table-row table:style-name="ro1">
          <table:table-cell office:value-type="string">
            <text:p>quitTut</text:p>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1: Farm</text:p>
          </table:table-cell>
          <table:table-cell table:style-name="ce5" table:number-columns-repeated="1019"/>
          <table:table-cell table:number-columns-repeated="2"/>
        </table:table-row>
        <table:table-row table:style-name="ro1">
          <table:table-cell office:value-type="string">
            <text:p>robo0</text:p>
          </table:table-cell>
          <table:table-cell office:value-type="string">
            <text:p>map</text:p>
          </table:table-cell>
          <table:table-cell office:value-type="string">
            <text:p>beep beep you stupid fuck </text:p>
          </table:table-cell>
          <table:table-cell table:style-name="ce1" table:number-columns-repeated="1019"/>
          <table:table-cell table:number-columns-repeated="2"/>
        </table:table-row>
        <table:table-row table:style-name="ro1">
          <table:table-cell office:value-type="string">
            <text:p>robo1</text:p>
          </table:table-cell>
          <table:table-cell office:value-type="string">
            <text:p>map</text:p>
          </table:table-cell>
          <table:table-cell office:value-type="string">
            <text:p>hey kid\n i'm a compyoota\n stop all the downloadin' </text:p>
          </table:table-cell>
          <table:table-cell table:style-name="ce1" table:number-columns-repeated="1019"/>
          <table:table-cell table:number-columns-repeated="2"/>
        </table:table-row>
        <table:table-row table:style-name="ro1">
          <table:table-cell office:value-type="string">
            <text:p>robo2</text:p>
          </table:table-cell>
          <table:table-cell office:value-type="string">
            <text:p>map</text:p>
          </table:table-cell>
          <table:table-cell office:value-type="string">
            <text:p>yo it's time to die motherufcker </text:p>
          </table:table-cell>
          <table:table-cell table:style-name="ce1" table:number-columns-repeated="1019"/>
          <table:table-cell table:number-columns-repeated="2"/>
        </table:table-row>
        <table:table-row table:style-name="ro1">
          <table:table-cell office:value-type="string">
            <text:p>robo3</text:p>
          </table:table-cell>
          <table:table-cell office:value-type="string">
            <text:p>map</text:p>
          </table:table-cell>
          <table:table-cell office:value-type="string">
            <text:p>beep beep beep beep beep </text:p>
          </table:table-cell>
          <table:table-cell table:style-name="ce1" table:number-columns-repeated="1019"/>
          <table:table-cell table:number-columns-repeated="2"/>
        </table:table-row>
        <table:table-row table:style-name="ro1">
          <table:table-cell office:value-type="string">
            <text:p>robo4</text:p>
          </table:table-cell>
          <table:table-cell office:value-type="string">
            <text:p>map</text:p>
          </table:table-cell>
          <table:table-cell office:value-type="string">
            <text:p>TODO: give this robot a witty one-liner </text:p>
          </table:table-cell>
          <table:table-cell table:style-name="ce1" table:number-columns-repeated="1019"/>
          <table:table-cell table:number-columns-repeated="2"/>
        </table:table-row>
        <table:table-row table:style-name="ro1">
          <table:table-cell office:value-type="string">
            <text:p>farmMush</text:p>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number-columns-repeated="2"/>
        </table:table-row>
        <table:table-row table:style-name="ro1">
          <table:table-cell office:value-type="string">
            <text:p>farmTree</text:p>
          </table:table-cell>
          <table:table-cell office:value-type="string">
            <text:p>map</text:p>
          </table:table-cell>
          <table:table-cell office:value-type="string">
            <text:p>bananas tasty mmm yum</text:p>
          </table:table-cell>
          <table:table-cell table:style-name="ce1" table:number-columns-repeated="1019"/>
          <table:table-cell table:number-columns-repeated="2"/>
        </table:table-row>
        <table:table-row table:style-name="ro1">
          <table:table-cell office:value-type="string">
            <text:p>farmSprinkler</text:p>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number-columns-repeated="2"/>
        </table:table-row>
        <table:table-row table:style-name="ro1">
          <table:table-cell office:value-type="string">
            <text:p>farmHay</text:p>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number-columns-repeated="2"/>
        </table:table-row>
        <table:table-row table:style-name="ro1">
          <table:table-cell office:value-type="string">
            <text:p>farmBin</text:p>
          </table:table-cell>
          <table:table-cell office:value-type="string">
            <text:p>map</text:p>
          </table:table-cell>
          <table:table-cell office:value-type="string">
            <text:p>A bin full of delicious fruits and veggietables.</text:p>
          </table:table-cell>
          <table:table-cell table:style-name="ce1" table:number-columns-repeated="1019"/>
          <table:table-cell table:number-columns-repeated="2"/>
        </table:table-row>
        <table:table-row table:style-name="ro1">
          <table:table-cell office:value-type="string">
            <text:p>farmWater</text:p>
          </table:table-cell>
          <table:table-cell office:value-type="string">
            <text:p>map</text:p>
          </table:table-cell>
          <table:table-cell office:value-type="string">
            <text:p>Water you doing? Fuck off.</text:p>
          </table:table-cell>
          <table:table-cell table:style-name="ce1" table:number-columns-repeated="1019"/>
          <table:table-cell table:number-columns-repeated="2"/>
        </table:table-row>
        <table:table-row table:style-name="ro1">
          <table:table-cell office:value-type="string">
            <text:p>farmVeggie</text:p>
          </table:table-cell>
          <table:table-cell office:value-type="string">
            <text:p>map</text:p>
          </table:table-cell>
          <table:table-cell office:value-type="string">
            <text:p>These are looking delicious!</text:p>
          </table:table-cell>
          <table:table-cell table:style-name="ce1" table:number-columns-repeated="1019"/>
          <table:table-cell table:number-columns-repeated="2"/>
        </table:table-row>
        <table:table-row table:style-name="ro1">
          <table:table-cell office:value-type="string">
            <text:p>B1.0</text:p>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number-columns-repeated="2"/>
        </table:table-row>
        <table:table-row table:style-name="ro1">
          <table:table-cell office:value-type="string">
            <text:p>B1.1</text:p>
          </table:table-cell>
          <table:table-cell office:value-type="string">
            <text:p>map</text:p>
          </table:table-cell>
          <table:table-cell office:value-type="string">
            <text:p>Robot: aLso bY "rEsearch" i mEan "lOot aNd pIllage." </text:p>
          </table:table-cell>
          <table:table-cell table:style-name="ce1" table:number-columns-repeated="1019"/>
          <table:table-cell table:number-columns-repeated="2"/>
        </table:table-row>
        <table:table-row table:style-name="ro1">
          <table:table-cell office:value-type="string">
            <text:p>B1.2</text:p>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number-columns-repeated="2"/>
        </table:table-row>
        <table:table-row table:style-name="ro1">
          <table:table-cell office:value-type="string">
            <text:p>B1.3</text:p>
          </table:table-cell>
          <table:table-cell office:value-type="string">
            <text:p>map</text:p>
          </table:table-cell>
          <table:table-cell office:value-type="string">
            <text:p>Robot: ... </text:p>
          </table:table-cell>
          <table:table-cell table:style-name="ce1" table:number-columns-repeated="1019"/>
          <table:table-cell table:number-columns-repeated="2"/>
        </table:table-row>
        <table:table-row table:style-name="ro1">
          <table:table-cell office:value-type="string">
            <text:p>B1.4</text:p>
          </table:table-cell>
          <table:table-cell office:value-type="string">
            <text:p>map</text:p>
          </table:table-cell>
          <table:table-cell office:value-type="string">
            <text:p>Robot: ...nOt bUying iT? oKay, fIne. lEt's tHrow dOwn. </text:p>
          </table:table-cell>
          <table:table-cell table:style-name="ce1" table:number-columns-repeated="1019"/>
          <table:table-cell table:number-columns-repeated="2"/>
        </table:table-row>
        <table:table-row table:style-name="ro1">
          <table:table-cell office:value-type="string">
            <text:p>B1.5</text:p>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number-columns-repeated="2"/>
        </table:table-row>
        <table:table-row table:style-name="ro1">
          <table:table-cell office:value-type="string">
            <text:p>Pb1.0</text:p>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number-columns-repeated="2"/>
        </table:table-row>
        <table:table-row table:style-name="ro1">
          <table:table-cell office:value-type="string">
            <text:p>Pb1.1</text:p>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1"/>
        </table:table-row>
        <table:table-row table:style-name="ro1">
          <table:table-cell office:value-type="string">
            <text:p>Pb1.2</text:p>
          </table:table-cell>
          <table:table-cell office:value-type="string">
            <text:p>map</text:p>
          </table:table-cell>
          <table:table-cell office:value-type="string">
            <text:p>You suspect you only have time to grab one of them before it explodes. Which will you grab?</text:p>
          </table:table-cell>
          <table:table-cell table:number-columns-repeated="1021"/>
        </table:table-row>
        <table:table-row table:style-name="ro1">
          <table:table-cell office:value-type="string">
            <text:p>Pb1.2a</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1.2b</text:p>
          </table:table-cell>
          <table:table-cell office:value-type="string">
            <text:p>choice</text:p>
          </table:table-cell>
          <table:table-cell office:value-type="string">
            <text:p>Grab the Season Modulator.</text:p>
          </table:table-cell>
          <table:table-cell table:number-columns-repeated="1021"/>
        </table:table-row>
        <table:table-row table:style-name="ro1">
          <table:table-cell office:value-type="string">
            <text:p>Pb1.2a0</text:p>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1"/>
        </table:table-row>
        <table:table-row table:style-name="ro1">
          <table:table-cell office:value-type="string">
            <text:p>Pb1.2b0</text:p>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1"/>
        </table:table-row>
        <table:table-row table:style-name="ro1">
          <table:table-cell office:value-type="string">
            <text:p>Pb1.3</text:p>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1"/>
        </table:table-row>
        <table:table-row table:style-name="ro1">
          <table:table-cell office:value-type="string">
            <text:p>Pb1.4</text:p>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1"/>
        </table:table-row>
        <table:table-row table:style-name="ro1">
          <table:table-cell office:value-type="string">
            <text:p>Pb1.5</text:p>
          </table:table-cell>
          <table:table-cell office:value-type="string">
            <text:p>map</text:p>
          </table:table-cell>
          <table:table-cell office:value-type="string">
            <text:p>Either way, he said he came from a research plant down south. I should check that out.</text:p>
          </table:table-cell>
          <table:table-cell table:number-columns-repeated="1021"/>
        </table:table-row>
        <table:table-row table:style-name="ro1">
          <table:table-cell office:value-type="string">
            <text:p>s.home</text:p>
          </table:table-cell>
          <table:table-cell office:value-type="string">
            <text:p>shop</text:p>
          </table:table-cell>
          <table:table-cell office:value-type="string">
            <text:p>Home sweet home... I can hardly believe that all these robot hijinks are happening.</text:p>
          </table:table-cell>
          <table:table-cell table:number-columns-repeated="1021"/>
        </table:table-row>
        <table:table-row table:style-name="ro1">
          <table:table-cell office:value-type="string">
            <text:p>s.homesleep</text:p>
          </table:table-cell>
          <table:table-cell office:value-type="string">
            <text:p>shop</text:p>
          </table:table-cell>
          <table:table-cell office:value-type="string">
            <text:p>A bit of rest should clear my mind.</text:p>
          </table:table-cell>
          <table:table-cell table:number-columns-repeated="1021"/>
        </table:table-row>
        <table:table-row table:style-name="ro1">
          <table:table-cell office:value-type="string">
            <text:p>s.homeleave</text:p>
          </table:table-cell>
          <table:table-cell office:value-type="string">
            <text:p>shop</text:p>
          </table:table-cell>
          <table:table-cell office:value-type="string">
            <text:p>I should get going. There's apparently a lot I need to do today.</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2: Produce Stand / First Village</text:p>
          </table:table-cell>
          <table:table-cell table:style-name="ce8" table:number-columns-repeated="1019"/>
          <table:table-cell table:number-columns-repeated="2"/>
        </table:table-row>
        <table:table-row table:style-name="ro1">
          <table:table-cell office:value-type="string">
            <text:p>lakenoegg</text:p>
          </table:table-cell>
          <table:table-cell office:value-type="string">
            <text:p>map</text:p>
          </table:table-cell>
          <table:table-cell office:value-type="string">
            <text:p>What a beautiful lake.</text:p>
          </table:table-cell>
          <table:table-cell table:number-columns-repeated="1021"/>
        </table:table-row>
        <table:table-row table:style-name="ro1">
          <table:table-cell office:value-type="string">
            <text:p>lakeegg</text:p>
          </table:table-cell>
          <table:table-cell office:value-type="string">
            <text:p>map</text:p>
          </table:table-cell>
          <table:table-cell office:value-type="string">
            <text:p>What a beautiful lake. Throw an egg into it?</text:p>
          </table:table-cell>
          <table:table-cell table:number-columns-repeated="1021"/>
        </table:table-row>
        <table:table-row table:style-name="ro1">
          <table:table-cell office:value-type="string">
            <text:p>lakeegg.reject</text:p>
          </table:table-cell>
          <table:table-cell office:value-type="string">
            <text:p>map</text:p>
          </table:table-cell>
          <table:table-cell office:value-type="string">
            <text:p>Good call. Why would you throw a perfectly good egg in a lake, anyway?</text:p>
          </table:table-cell>
          <table:table-cell table:number-columns-repeated="1021"/>
        </table:table-row>
        <table:table-row table:style-name="ro1">
          <table:table-cell office:value-type="string">
            <text:p>lakeegg.okay</text:p>
          </table:table-cell>
          <table:table-cell office:value-type="string">
            <text:p>map</text:p>
          </table:table-cell>
          <table:table-cell office:value-type="string">
            <text:p>You chuck an egg into the lake.</text:p>
          </table:table-cell>
          <table:table-cell table:number-columns-repeated="1021"/>
        </table:table-row>
        <table:table-row table:style-name="ro1">
          <table:table-cell office:value-type="string">
            <text:p>dotdotdot</text:p>
          </table:table-cell>
          <table:table-cell office:value-type="string">
            <text:p>map</text:p>
          </table:table-cell>
          <table:table-cell office:value-type="string">
            <text:p>... </text:p>
          </table:table-cell>
          <table:table-cell table:number-columns-repeated="1021"/>
        </table:table-row>
        <table:table-row table:style-name="ro1">
          <table:table-cell office:value-type="string">
            <text:p>lakeegg1</text:p>
          </table:table-cell>
          <table:table-cell office:value-type="string">
            <text:p>map</text:p>
          </table:table-cell>
          <table:table-cell office:value-type="string">
            <text:p>???: DID SOMEONE JUST DROP AN EGGGGGG???</text:p>
          </table:table-cell>
          <table:table-cell table:number-columns-repeated="1021"/>
        </table:table-row>
        <table:table-row table:style-name="ro1">
          <table:table-cell office:value-type="string">
            <text:p>lakeegg2</text:p>
          </table:table-cell>
          <table:table-cell office:value-type="string">
            <text:p>map</text:p>
          </table:table-cell>
          <table:table-cell office:value-type="string">
            <text:p>???: You there... you're looking absolutely eggscellent today!</text:p>
          </table:table-cell>
          <table:table-cell table:number-columns-repeated="1021"/>
        </table:table-row>
        <table:table-row table:style-name="ro1">
          <table:table-cell office:value-type="string">
            <text:p>lakeegg3</text:p>
          </table:table-cell>
          <table:table-cell office:value-type="string">
            <text:p>map</text:p>
          </table:table-cell>
          <table:table-cell office:value-type="string">
            <text:p>???: Did you, perchance, drop this GOLDEN EGG into my beautiful leggke?</text:p>
          </table:table-cell>
          <table:table-cell table:number-columns-repeated="1021"/>
        </table:table-row>
        <table:table-row table:style-name="ro1">
          <table:table-cell office:value-type="string">
            <text:p>lakeeggLie</text:p>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1"/>
        </table:table-row>
        <table:table-row table:style-name="ro1">
          <table:table-cell office:value-type="string">
            <text:p>lakeeggTruth</text:p>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1"/>
        </table:table-row>
        <table:table-row table:style-name="ro1">
          <table:table-cell office:value-type="string">
            <text:p>lakeFinish</text:p>
          </table:table-cell>
          <table:table-cell office:value-type="string">
            <text:p>map</text:p>
          </table:table-cell>
          <table:table-cell office:value-type="string">
            <text:p>The mysterious lake spirit vanishes as quickly as they came.</text:p>
          </table:table-cell>
          <table:table-cell table:number-columns-repeated="1021"/>
        </table:table-row>
        <table:table-row table:style-name="ro1">
          <table:table-cell office:value-type="string">
            <text:p>badEggTry</text:p>
          </table:table-cell>
          <table:table-cell office:value-type="string">
            <text:p>map</text:p>
          </table:table-cell>
          <table:table-cell office:value-type="string">
            <text:p>A mysterious voice from beneath the lake tells you to fuck off.</text:p>
          </table:table-cell>
          <table:table-cell table:number-columns-repeated="1021"/>
        </table:table-row>
        <table:table-row table:style-name="ro1">
          <table:table-cell office:value-type="string">
            <text:p>goodEggTry</text:p>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1"/>
        </table:table-row>
        <table:table-row table:style-name="ro1">
          <table:table-cell office:value-type="string">
            <text:p>farmFirst</text:p>
          </table:table-cell>
          <table:table-cell office:value-type="string">
            <text:p>map</text:p>
          </table:table-cell>
          <table:table-cell office:value-type="string">
            <text:p>I should go to my farm first before I head into town.</text:p>
          </table:table-cell>
          <table:table-cell table:number-columns-repeated="1021"/>
        </table:table-row>
        <table:table-row table:style-name="ro1">
          <table:table-cell office:value-type="string">
            <text:p>SignInn0</text:p>
          </table:table-cell>
          <table:table-cell office:value-type="string">
            <text:p>map</text:p>
          </table:table-cell>
          <table:table-cell office:value-type="string">
            <text:p>Frothybarf Inn</text:p>
          </table:table-cell>
          <table:table-cell table:number-columns-repeated="1021"/>
        </table:table-row>
        <table:table-row table:style-name="ro1">
          <table:table-cell office:value-type="string">
            <text:p>SignForest</text:p>
          </table:table-cell>
          <table:table-cell office:value-type="string">
            <text:p>map</text:p>
          </table:table-cell>
          <table:table-cell office:value-type="string">
            <text:p>Shitblossom Forest</text:p>
          </table:table-cell>
          <table:table-cell table:number-columns-repeated="1021"/>
        </table:table-row>
        <table:table-row table:style-name="ro1">
          <table:table-cell office:value-type="string">
            <text:p>SignSeeds0</text:p>
          </table:table-cell>
          <table:table-cell office:value-type="string">
            <text:p>map</text:p>
          </table:table-cell>
          <table:table-cell office:value-type="string">
            <text:p>Seedy Pete's Questionable Seeds</text:p>
          </table:table-cell>
          <table:table-cell table:number-columns-repeated="1021"/>
        </table:table-row>
        <table:table-row table:style-name="ro1">
          <table:table-cell office:value-type="string">
            <text:p>SignFixture0</text:p>
          </table:table-cell>
          <table:table-cell office:value-type="string">
            <text:p>map</text:p>
          </table:table-cell>
          <table:table-cell office:value-type="string">
            <text:p>Fuckster's Fixtures</text:p>
          </table:table-cell>
          <table:table-cell table:number-columns-repeated="1021"/>
        </table:table-row>
        <table:table-row table:style-name="ro1">
          <table:table-cell office:value-type="string">
            <text:p>SignExpand0</text:p>
          </table:table-cell>
          <table:table-cell office:value-type="string">
            <text:p>map</text:p>
          </table:table-cell>
          <table:table-cell office:value-type="string">
            <text:p>Andrew D's Farm Expansions</text:p>
          </table:table-cell>
          <table:table-cell table:number-columns-repeated="1021"/>
        </table:table-row>
        <table:table-row table:style-name="ro1">
          <table:table-cell office:value-type="string">
            <text:p>SignWeapon0</text:p>
          </table:table-cell>
          <table:table-cell office:value-type="string">
            <text:p>map</text:p>
          </table:table-cell>
          <table:table-cell office:value-type="string">
            <text:p>Dave's Hoes and Sickles</text:p>
          </table:table-cell>
          <table:table-cell table:number-columns-repeated="1021"/>
        </table:table-row>
        <table:table-row table:style-name="ro1">
          <table:table-cell office:value-type="string">
            <text:p>villager0</text:p>
          </table:table-cell>
          <table:table-cell office:value-type="string">
            <text:p>map</text:p>
          </table:table-cell>
          <table:table-cell office:value-type="string">
            <text:p>Dean: Be careful in the forest west of town; it's way too easy to get lost in there!</text:p>
          </table:table-cell>
          <table:table-cell table:number-columns-repeated="1021"/>
        </table:table-row>
        <table:table-row table:style-name="ro1">
          <table:table-cell office:value-type="string">
            <text:p>villager1</text:p>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1"/>
        </table:table-row>
        <table:table-row table:style-name="ro1">
          <table:table-cell office:value-type="string">
            <text:p>villager2</text:p>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1"/>
        </table:table-row>
        <table:table-row table:style-name="ro1">
          <table:table-cell office:value-type="string">
            <text:p>villager3</text:p>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1"/>
        </table:table-row>
        <table:table-row table:style-name="ro1">
          <table:table-cell table:style-name="ce4" office:value-type="string">
            <text:p>*</text:p>
          </table:table-cell>
          <table:table-cell table:style-name="ce6"/>
          <table:table-cell table:style-name="ce6" office:value-type="string">
            <text:p>Area 3: Forest</text:p>
          </table:table-cell>
          <table:table-cell table:style-name="ce9" table:number-columns-repeated="1021"/>
        </table:table-row>
        <table:table-row table:style-name="ro1">
          <table:table-cell office:value-type="string">
            <text:p>foundShroom</text:p>
          </table:table-cell>
          <table:table-cell office:value-type="string">
            <text:p>map</text:p>
          </table:table-cell>
          <table:table-cell office:value-type="string">
            <text:p>Oh hey, a golden mushroom! I'm sure somebody would want this!</text:p>
          </table:table-cell>
          <table:table-cell table:number-columns-repeated="1021"/>
        </table:table-row>
        <table:table-row table:style-name="ro1">
          <table:table-cell office:value-type="string">
            <text:p>foundShroomQ</text:p>
          </table:table-cell>
          <table:table-cell office:value-type="string">
            <text:p>map</text:p>
          </table:table-cell>
          <table:table-cell office:value-type="string">
            <text:p>Oh hey, a golden mushroom! That shopkeeper was looking for one of these!</text:p>
          </table:table-cell>
          <table:table-cell table:number-columns-repeated="1021"/>
        </table:table-row>
        <table:table-row table:style-name="ro1">
          <table:table-cell office:value-type="string">
            <text:p>foundTurkey</text:p>
          </table:table-cell>
          <table:table-cell office:value-type="string">
            <text:p>map</text:p>
          </table:table-cell>
          <table:table-cell office:value-type="string">
            <text:p>You found some turkey eggs! Gobble gobble, you dumb fuck!</text:p>
          </table:table-cell>
          <table:table-cell table:number-columns-repeated="1021"/>
        </table:table-row>
        <table:table-row table:style-name="ro1">
          <table:table-cell office:value-type="string">
            <text:p>carrotseeds0</text:p>
          </table:table-cell>
          <table:table-cell office:value-type="string">
            <text:p>map</text:p>
          </table:table-cell>
          <table:table-cell office:value-type="string">
            <text:p>Rabbit: oi you limey fucknugget, yeu want some carrot seeds? Help yourself!</text:p>
          </table:table-cell>
          <table:table-cell table:number-columns-repeated="1021"/>
        </table:table-row>
        <table:table-row table:style-name="ro1">
          <table:table-cell office:value-type="string">
            <text:p>carrotseeds1</text:p>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1"/>
        </table:table-row>
        <table:table-row table:style-name="ro1">
          <table:table-cell office:value-type="string">
            <text:p>rabbit0</text:p>
          </table:table-cell>
          <table:table-cell office:value-type="string">
            <text:p>map</text:p>
          </table:table-cell>
          <table:table-cell office:value-type="string">
            <text:p>Rabbit: Th'fuck you want? Th'fuck you doin' here?</text:p>
          </table:table-cell>
          <table:table-cell table:number-columns-repeated="1021"/>
        </table:table-row>
        <table:table-row table:style-name="ro1">
          <table:table-cell office:value-type="string">
            <text:p>rabbit1</text:p>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1"/>
        </table:table-row>
        <table:table-row table:style-name="ro1">
          <table:table-cell office:value-type="string">
            <text:p>buyfertilizer</text:p>
          </table:table-cell>
          <table:table-cell office:value-type="string">
            <text:p>choice</text:p>
          </table:table-cell>
          <table:table-cell office:value-type="string">
            <text:p>Yes (500 coins)</text:p>
          </table:table-cell>
          <table:table-cell table:number-columns-repeated="1021"/>
        </table:table-row>
        <table:table-row table:style-name="ro1">
          <table:table-cell office:value-type="string">
            <text:p>rabbit2</text:p>
          </table:table-cell>
          <table:table-cell office:value-type="string">
            <text:p>map</text:p>
          </table:table-cell>
          <table:table-cell office:value-type="string">
            <text:p>Rabbit: Well fuck off then.</text:p>
          </table:table-cell>
          <table:table-cell table:number-columns-repeated="1021"/>
        </table:table-row>
        <table:table-row table:style-name="ro1">
          <table:table-cell office:value-type="string">
            <text:p>rabbit3</text:p>
          </table:table-cell>
          <table:table-cell office:value-type="string">
            <text:p>map</text:p>
          </table:table-cell>
          <table:table-cell office:value-type="string">
            <text:p>Rabbit: What the hell are you tryin' to pull here, lass? You don't have enough money! Feck off!</text:p>
          </table:table-cell>
          <table:table-cell table:number-columns-repeated="1021"/>
        </table:table-row>
        <table:table-row table:style-name="ro1">
          <table:table-cell office:value-type="string">
            <text:p>rabbit4</text:p>
          </table:table-cell>
          <table:table-cell office:value-type="string">
            <text:p>map</text:p>
          </table:table-cell>
          <table:table-cell office:value-type="string">
            <text:p>Rabbit: Sick. Sick. Alright, hold out your hands and close your eyes.</text:p>
          </table:table-cell>
          <table:table-cell table:number-columns-repeated="1021"/>
        </table:table-row>
        <table:table-row table:style-name="ro1">
          <table:table-cell office:value-type="string">
            <text:p>rabbit5</text:p>
          </table:table-cell>
          <table:table-cell office:value-type="string">
            <text:p>map</text:p>
          </table:table-cell>
          <table:table-cell office:value-type="string">
            <text:p>You feel your hands filling up. When you open your eyes, you find a nice pile of fertilizer.</text:p>
          </table:table-cell>
          <table:table-cell table:number-columns-repeated="1021"/>
        </table:table-row>
        <table:table-row table:style-name="ro1">
          <table:table-cell office:value-type="string">
            <text:p>rabbit6</text:p>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1"/>
        </table:table-row>
        <table:table-row table:style-name="ro1">
          <table:table-cell office:value-type="string">
            <text:p>rabbit7</text:p>
          </table:table-cell>
          <table:table-cell office:value-type="string">
            <text:p>map</text:p>
          </table:table-cell>
          <table:table-cell office:value-type="string">
            <text:p>Rabbit: Pleasure doing business with you, lass.</text:p>
          </table:table-cell>
          <table:table-cell table:number-columns-repeated="1021"/>
        </table:table-row>
        <table:table-row table:style-name="ro1">
          <table:table-cell office:value-type="string">
            <text:p>rabbitOut</text:p>
          </table:table-cell>
          <table:table-cell office:value-type="string">
            <text:p>map</text:p>
          </table:table-cell>
          <table:table-cell office:value-type="string">
            <text:p>Rabbit: I don't have any more fertilizer for you, lady. Come back after I've had another meal.</text:p>
          </table:table-cell>
          <table:table-cell table:number-columns-repeated="1021"/>
        </table:table-row>
        <table:table-row table:style-name="ro1">
          <table:table-cell office:value-type="string">
            <text:p>fishyFriend0</text:p>
          </table:table-cell>
          <table:table-cell office:value-type="string">
            <text:p>map</text:p>
          </table:table-cell>
          <table:table-cell office:value-type="string">
            <text:p>Fish: Oh, hello there. You're that farmer going around taking care of business, right?</text:p>
          </table:table-cell>
          <table:table-cell table:number-columns-repeated="1021"/>
        </table:table-row>
        <table:table-row table:style-name="ro1">
          <table:table-cell office:value-type="string">
            <text:p>fishyFriend1</text:p>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1"/>
        </table:table-row>
        <table:table-row table:style-name="ro1">
          <table:table-cell office:value-type="string">
            <text:p>fishyFriend2</text:p>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1"/>
        </table:table-row>
        <table:table-row table:style-name="ro1">
          <table:table-cell office:value-type="string">
            <text:p>fishyFriendX</text:p>
          </table:table-cell>
          <table:table-cell office:value-type="string">
            <text:p>map</text:p>
          </table:table-cell>
          <table:table-cell office:value-type="string">
            <text:p>Fish: Please be nice to my friends.</text:p>
          </table:table-cell>
          <table:table-cell table:number-columns-repeated="1021"/>
        </table:table-row>
        <table:table-row table:style-name="ro1">
          <table:table-cell office:value-type="string">
            <text:p>mouse0</text:p>
          </table:table-cell>
          <table:table-cell office:value-type="string">
            <text:p>map</text:p>
          </table:table-cell>
          <table:table-cell office:value-type="string">
            <text:p>Mouse: squeak squeak</text:p>
          </table:table-cell>
          <table:table-cell table:number-columns-repeated="1021"/>
        </table:table-row>
        <table:table-row table:style-name="ro1">
          <table:table-cell office:value-type="string">
            <text:p>mouse1</text:p>
          </table:table-cell>
          <table:table-cell office:value-type="string">
            <text:p>map</text:p>
          </table:table-cell>
          <table:table-cell office:value-type="string">
            <text:p>Mouse: squork!</text:p>
          </table:table-cell>
          <table:table-cell table:number-columns-repeated="1021"/>
        </table:table-row>
        <table:table-row table:style-name="ro1">
          <table:table-cell office:value-type="string">
            <text:p>mouse2</text:p>
          </table:table-cell>
          <table:table-cell office:value-type="string">
            <text:p>map</text:p>
          </table:table-cell>
          <table:table-cell office:value-type="string">
            <text:p>Mouse: hey kid, you wanna buy some drugs?</text:p>
          </table:table-cell>
          <table:table-cell table:number-columns-repeated="1021"/>
        </table:table-row>
        <table:table-row table:style-name="ro1">
          <table:table-cell office:value-type="string">
            <text:p>sqorl0</text:p>
          </table:table-cell>
          <table:table-cell office:value-type="string">
            <text:p>map</text:p>
          </table:table-cell>
          <table:table-cell office:value-type="string">
            <text:p>Squirrel: Oh nuts! A human!</text:p>
          </table:table-cell>
          <table:table-cell table:number-columns-repeated="1021"/>
        </table:table-row>
        <table:table-row table:style-name="ro1">
          <table:table-cell office:value-type="string">
            <text:p>sqorl1</text:p>
          </table:table-cell>
          <table:table-cell office:value-type="string">
            <text:p>map</text:p>
          </table:table-cell>
          <table:table-cell office:value-type="string">
            <text:p>Squirrel: blep</text:p>
          </table:table-cell>
          <table:table-cell table:number-columns-repeated="1021"/>
        </table:table-row>
        <table:table-row table:style-name="ro1">
          <table:table-cell office:value-type="string">
            <text:p>sqorl2</text:p>
          </table:table-cell>
          <table:table-cell office:value-type="string">
            <text:p>map</text:p>
          </table:table-cell>
          <table:table-cell office:value-type="string">
            <text:p>Squirrel: you tryna fuck with me?</text:p>
          </table:table-cell>
          <table:table-cell table:number-columns-repeated="1021"/>
        </table:table-row>
        <table:table-row table:style-name="ro1">
          <table:table-cell office:value-type="string">
            <text:p>sqorl3</text:p>
          </table:table-cell>
          <table:table-cell office:value-type="string">
            <text:p>map</text:p>
          </table:table-cell>
          <table:table-cell office:value-type="string">
            <text:p>Squirrel: hi mom</text:p>
          </table:table-cell>
          <table:table-cell table:number-columns-repeated="1021"/>
        </table:table-row>
        <table:table-row table:style-name="ro1">
          <table:table-cell office:value-type="string">
            <text:p>turky0</text:p>
          </table:table-cell>
          <table:table-cell office:value-type="string">
            <text:p>map</text:p>
          </table:table-cell>
          <table:table-cell office:value-type="string">
            <text:p>Turkey: Gobble gobble.</text:p>
          </table:table-cell>
          <table:table-cell table:number-columns-repeated="1021"/>
        </table:table-row>
        <table:table-row table:style-name="ro1">
          <table:table-cell office:value-type="string">
            <text:p>turky1</text:p>
          </table:table-cell>
          <table:table-cell office:value-type="string">
            <text:p>map</text:p>
          </table:table-cell>
          <table:table-cell office:value-type="string">
            <text:p>Turkey: GOBBLE GOBBLE GOBBLE.</text:p>
          </table:table-cell>
          <table:table-cell table:number-columns-repeated="1021"/>
        </table:table-row>
        <table:table-row table:style-name="ro1">
          <table:table-cell office:value-type="string">
            <text:p>turky2</text:p>
          </table:table-cell>
          <table:table-cell office:value-type="string">
            <text:p>map</text:p>
          </table:table-cell>
          <table:table-cell office:value-type="string">
            <text:p>Turkey: hi</text:p>
          </table:table-cell>
          <table:table-cell table:number-columns-repeated="1021"/>
        </table:table-row>
        <table:table-row table:style-name="ro1">
          <table:table-cell office:value-type="string">
            <text:p>bossturky0</text:p>
          </table:table-cell>
          <table:table-cell office:value-type="string">
            <text:p>map</text:p>
          </table:table-cell>
          <table:table-cell office:value-type="string">
            <text:p>Turkey: I see you want to steal my child.</text:p>
          </table:table-cell>
          <table:table-cell table:number-columns-repeated="1021"/>
        </table:table-row>
        <table:table-row table:style-name="ro1">
          <table:table-cell office:value-type="string">
            <text:p>bossturky1</text:p>
          </table:table-cell>
          <table:table-cell office:value-type="string">
            <text:p>map</text:p>
          </table:table-cell>
          <table:table-cell office:value-type="string">
            <text:p>Turkey: Over my dead body you fucker.</text:p>
          </table:table-cell>
          <table:table-cell table:number-columns-repeated="1021"/>
        </table:table-row>
        <table:table-row table:style-name="ro1">
          <table:table-cell office:value-type="string">
            <text:p>lime0</text:p>
          </table:table-cell>
          <table:table-cell office:value-type="string">
            <text:p>map</text:p>
          </table:table-cell>
          <table:table-cell office:value-type="string">
            <text:p>???: hmmmmyessss hello there. My name is Lime.</text:p>
          </table:table-cell>
          <table:table-cell table:number-columns-repeated="1021"/>
        </table:table-row>
        <table:table-row table:style-name="ro1">
          <table:table-cell office:value-type="string">
            <text:p>lime1</text:p>
          </table:table-cell>
          <table:table-cell office:value-type="string">
            <text:p>map</text:p>
          </table:table-cell>
          <table:table-cell office:value-type="string">
            <text:p>Lime: I'm looking for something... tasty.</text:p>
          </table:table-cell>
          <table:table-cell table:number-columns-repeated="1021"/>
        </table:table-row>
        <table:table-row table:style-name="ro1">
          <table:table-cell office:value-type="string">
            <text:p>lime2</text:p>
          </table:table-cell>
          <table:table-cell office:value-type="string">
            <text:p>map</text:p>
          </table:table-cell>
          <table:table-cell office:value-type="string">
            <text:p>Lime: Something tasty... and yellow.</text:p>
          </table:table-cell>
          <table:table-cell table:number-columns-repeated="1021"/>
        </table:table-row>
        <table:table-row table:style-name="ro1">
          <table:table-cell office:value-type="string">
            <text:p>lime3</text:p>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1"/>
        </table:table-row>
        <table:table-row table:style-name="ro1">
          <table:table-cell office:value-type="string">
            <text:p>lime4</text:p>
          </table:table-cell>
          <table:table-cell office:value-type="string">
            <text:p>map</text:p>
          </table:table-cell>
          <table:table-cell office:value-type="string">
            <text:p>Lime: Oh oh, you have something for me, I can sense it.</text:p>
          </table:table-cell>
          <table:table-cell table:number-columns-repeated="1021"/>
        </table:table-row>
        <table:table-row table:style-name="ro1">
          <table:table-cell office:value-type="string">
            <text:p>lime.lemon</text:p>
          </table:table-cell>
          <table:table-cell office:value-type="string">
            <text:p>choice</text:p>
          </table:table-cell>
          <table:table-cell office:value-type="string">
            <text:p>Give Lemon Seeds.</text:p>
          </table:table-cell>
          <table:table-cell table:number-columns-repeated="1021"/>
        </table:table-row>
        <table:table-row table:style-name="ro1">
          <table:table-cell office:value-type="string">
            <text:p>lime.banana</text:p>
          </table:table-cell>
          <table:table-cell office:value-type="string">
            <text:p>choice</text:p>
          </table:table-cell>
          <table:table-cell office:value-type="string">
            <text:p>Give Banana Seeds.</text:p>
          </table:table-cell>
          <table:table-cell table:number-columns-repeated="1021"/>
        </table:table-row>
        <table:table-row table:style-name="ro1">
          <table:table-cell office:value-type="string">
            <text:p>lime.corn</text:p>
          </table:table-cell>
          <table:table-cell office:value-type="string">
            <text:p>choice</text:p>
          </table:table-cell>
          <table:table-cell office:value-type="string">
            <text:p>Give Corn Seeds.</text:p>
          </table:table-cell>
          <table:table-cell table:number-columns-repeated="1021"/>
        </table:table-row>
        <table:table-row table:style-name="ro1">
          <table:table-cell office:value-type="string">
            <text:p>lime.goldegg</text:p>
          </table:table-cell>
          <table:table-cell office:value-type="string">
            <text:p>choice</text:p>
          </table:table-cell>
          <table:table-cell office:value-type="string">
            <text:p>Give Golden Egg.</text:p>
          </table:table-cell>
          <table:table-cell table:number-columns-repeated="1021"/>
        </table:table-row>
        <table:table-row table:style-name="ro1">
          <table:table-cell office:value-type="string">
            <text:p>lime.lemon1</text:p>
          </table:table-cell>
          <table:table-cell office:value-type="string">
            <text:p>map</text:p>
          </table:table-cell>
          <table:table-cell office:value-type="string">
            <text:p>Lime: Lemons? What the fuck?! Who the fuck just EATS LEMONS?!</text:p>
          </table:table-cell>
          <table:table-cell table:number-columns-repeated="1021"/>
        </table:table-row>
        <table:table-row table:style-name="ro1">
          <table:table-cell office:value-type="string">
            <text:p>lime.lemon2</text:p>
          </table:table-cell>
          <table:table-cell office:value-type="string">
            <text:p>map</text:p>
          </table:table-cell>
          <table:table-cell office:value-type="string">
            <text:p>Lime: I want a tasty TREAT, not something to squeeze into my fucking aioli!</text:p>
          </table:table-cell>
          <table:table-cell table:number-columns-repeated="1021"/>
        </table:table-row>
        <table:table-row table:style-name="ro1">
          <table:table-cell office:value-type="string">
            <text:p>lime.lemon3</text:p>
          </table:table-cell>
          <table:table-cell office:value-type="string">
            <text:p>map</text:p>
          </table:table-cell>
          <table:table-cell office:value-type="string">
            <text:p>Lime: Come back when you learn what TASTY means, asshole!</text:p>
          </table:table-cell>
          <table:table-cell table:number-columns-repeated="1021"/>
        </table:table-row>
        <table:table-row table:style-name="ro1">
          <table:table-cell office:value-type="string">
            <text:p>lime.banana1</text:p>
          </table:table-cell>
          <table:table-cell office:value-type="string">
            <text:p>map</text:p>
          </table:table-cell>
          <table:table-cell office:value-type="string">
            <text:p>Lime: Bananas, eh? I mean the peel is yellow, so that counts I guess.</text:p>
          </table:table-cell>
          <table:table-cell table:number-columns-repeated="1021"/>
        </table:table-row>
        <table:table-row table:style-name="ro1">
          <table:table-cell office:value-type="string">
            <text:p>lime.banana2</text:p>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1"/>
        </table:table-row>
        <table:table-row table:style-name="ro1">
          <table:table-cell office:value-type="string">
            <text:p>lime.banana3</text:p>
          </table:table-cell>
          <table:table-cell office:value-type="string">
            <text:p>map</text:p>
          </table:table-cell>
          <table:table-cell office:value-type="string">
            <text:p>Lime: In exchange, have some other tasty yellow food seeds: corn!</text:p>
          </table:table-cell>
          <table:table-cell table:number-columns-repeated="1021"/>
        </table:table-row>
        <table:table-row table:style-name="ro1">
          <table:table-cell office:value-type="string">
            <text:p>lime.corn1</text:p>
          </table:table-cell>
          <table:table-cell office:value-type="string">
            <text:p>map</text:p>
          </table:table-cell>
          <table:table-cell office:value-type="string">
            <text:p>Lime: Corn, eh? Yellow. Crunchy. Tasty. You nailed it!</text:p>
          </table:table-cell>
          <table:table-cell table:number-columns-repeated="1021"/>
        </table:table-row>
        <table:table-row table:style-name="ro1">
          <table:table-cell office:value-type="string">
            <text:p>lime.corn2</text:p>
          </table:table-cell>
          <table:table-cell office:value-type="string">
            <text:p>map</text:p>
          </table:table-cell>
          <table:table-cell office:value-type="string">
            <text:p>Lime: Thank you, mysterious stranger! I will use these corn seeds wisely!</text:p>
          </table:table-cell>
          <table:table-cell table:number-columns-repeated="1021"/>
        </table:table-row>
        <table:table-row table:style-name="ro1">
          <table:table-cell office:value-type="string">
            <text:p>lime.corn3</text:p>
          </table:table-cell>
          <table:table-cell office:value-type="string">
            <text:p>map</text:p>
          </table:table-cell>
          <table:table-cell office:value-type="string">
            <text:p>Lime: In exchange, have some other tasty yellow food seeds: bananas!</text:p>
          </table:table-cell>
          <table:table-cell table:number-columns-repeated="1021"/>
        </table:table-row>
        <table:table-row table:style-name="ro1">
          <table:table-cell office:value-type="string">
            <text:p>lime.egg1</text:p>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1"/>
        </table:table-row>
        <table:table-row table:style-name="ro1">
          <table:table-cell office:value-type="string">
            <text:p>lime.egg2</text:p>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1"/>
        </table:table-row>
        <table:table-row table:style-name="ro1">
          <table:table-cell office:value-type="string">
            <text:p>lime.egg3</text:p>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1"/>
        </table:table-row>
        <table:table-row table:style-name="ro1">
          <table:table-cell office:value-type="string">
            <text:p>lime.complete</text:p>
          </table:table-cell>
          <table:table-cell office:value-type="string">
            <text:p>map</text:p>
          </table:table-cell>
          <table:table-cell office:value-type="string">
            <text:p>Lime: Thank you again for your generosity.</text:p>
          </table:table-cell>
          <table:table-cell table:number-columns-repeated="1021"/>
        </table:table-row>
        <table:table-row table:style-name="ro1">
          <table:table-cell office:value-type="string">
            <text:p>lime.nope</text:p>
          </table:table-cell>
          <table:table-cell office:value-type="string">
            <text:p>choice</text:p>
          </table:table-cell>
          <table:table-cell office:value-type="string">
            <text:p>Give nothing.</text:p>
          </table:table-cell>
          <table:table-cell table:number-columns-repeated="1021"/>
        </table:table-row>
        <table:table-row table:style-name="ro1">
          <table:table-cell office:value-type="string">
            <text:p>lime.denied</text:p>
          </table:table-cell>
          <table:table-cell office:value-type="string">
            <text:p>map</text:p>
          </table:table-cell>
          <table:table-cell office:value-type="string">
            <text:p>Lime: It seems my senses were wrong! Let me know if you do come across anything!</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4: Research Lab</text:p>
          </table:table-cell>
          <table:table-cell table:style-name="ce8" table:number-columns-repeated="1019"/>
          <table:table-cell table:number-columns-repeated="2"/>
        </table:table-row>
        <table:table-row table:style-name="ro1">
          <table:table-cell office:value-type="string">
            <text:p>research0</text:p>
          </table:table-cell>
          <table:table-cell office:value-type="string">
            <text:p>map</text:p>
          </table:table-cell>
          <table:table-cell office:value-type="string">
            <text:p>faculty only here. get the fuck out. </text:p>
          </table:table-cell>
          <table:table-cell table:number-columns-repeated="1021"/>
        </table:table-row>
        <table:table-row table:style-name="ro1">
          <table:table-cell office:value-type="string">
            <text:p>research1</text:p>
          </table:table-cell>
          <table:table-cell office:value-type="string">
            <text:p>map</text:p>
          </table:table-cell>
          <table:table-cell office:value-type="string">
            <text:p>this is not your place you normie. </text:p>
          </table:table-cell>
          <table:table-cell table:number-columns-repeated="1021"/>
        </table:table-row>
        <table:table-row table:style-name="ro1">
          <table:table-cell office:value-type="string">
            <text:p>research2</text:p>
          </table:table-cell>
          <table:table-cell office:value-type="string">
            <text:p>map</text:p>
          </table:table-cell>
          <table:table-cell office:value-type="string">
            <text:p>yo it's time to die motherufcker </text:p>
          </table:table-cell>
          <table:table-cell table:number-columns-repeated="1021"/>
        </table:table-row>
        <table:table-row table:style-name="ro1">
          <table:table-cell office:value-type="string">
            <text:p>research3</text:p>
          </table:table-cell>
          <table:table-cell office:value-type="string">
            <text:p>map</text:p>
          </table:table-cell>
          <table:table-cell office:value-type="string">
            <text:p>beep beep beep beep beep </text:p>
          </table:table-cell>
          <table:table-cell table:number-columns-repeated="1021"/>
        </table:table-row>
        <table:table-row table:style-name="ro1">
          <table:table-cell office:value-type="string">
            <text:p>research4</text:p>
          </table:table-cell>
          <table:table-cell office:value-type="string">
            <text:p>map</text:p>
          </table:table-cell>
          <table:table-cell office:value-type="string">
            <text:p>YOU ARE A HUMAN WHO IS NOT MY BOSS SO I MUST DESTROY YOU </text:p>
          </table:table-cell>
          <table:table-cell table:number-columns-repeated="1021"/>
        </table:table-row>
        <table:table-row table:style-name="ro1">
          <table:table-cell office:value-type="string">
            <text:p>rap0</text:p>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1"/>
        </table:table-row>
        <table:table-row table:style-name="ro1">
          <table:table-cell office:value-type="string">
            <text:p>rap1</text:p>
          </table:table-cell>
          <table:table-cell office:value-type="string">
            <text:p>map</text:p>
          </table:table-cell>
          <table:table-cell office:value-type="string">
            <text:p>???: But you can call me RAPBATTLE for short.</text:p>
          </table:table-cell>
          <table:table-cell table:number-columns-repeated="1021"/>
        </table:table-row>
        <table:table-row table:style-name="ro1">
          <table:table-cell office:value-type="string">
            <text:p>rap2</text:p>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1"/>
        </table:table-row>
        <table:table-row table:style-name="ro1">
          <table:table-cell office:value-type="string">
            <text:p>rap3</text:p>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1"/>
        </table:table-row>
        <table:table-row table:style-name="ro1">
          <table:table-cell office:value-type="string">
            <text:p>rap4</text:p>
          </table:table-cell>
          <table:table-cell office:value-type="string">
            <text:p>map</text:p>
          </table:table-cell>
          <table:table-cell office:value-type="string">
            <text:p>RAPBATTLE: If you have any versatile crops, do share them with me.</text:p>
          </table:table-cell>
          <table:table-cell table:number-columns-repeated="1021"/>
        </table:table-row>
        <table:table-row table:style-name="ro1">
          <table:table-cell office:value-type="string">
            <text:p>rap5</text:p>
          </table:table-cell>
          <table:table-cell office:value-type="string">
            <text:p>map</text:p>
          </table:table-cell>
          <table:table-cell office:value-type="string">
            <text:p>RAPBATTLE: Do you have something for me?</text:p>
          </table:table-cell>
          <table:table-cell table:number-columns-repeated="1021"/>
        </table:table-row>
        <table:table-row table:style-name="ro1">
          <table:table-cell office:value-type="string">
            <text:p>rap.garlic</text:p>
          </table:table-cell>
          <table:table-cell office:value-type="string">
            <text:p>choice</text:p>
          </table:table-cell>
          <table:table-cell office:value-type="string">
            <text:p>Give Garlic Seeds.</text:p>
          </table:table-cell>
          <table:table-cell table:number-columns-repeated="1021"/>
        </table:table-row>
        <table:table-row table:style-name="ro1">
          <table:table-cell office:value-type="string">
            <text:p>rap.coconut</text:p>
          </table:table-cell>
          <table:table-cell office:value-type="string">
            <text:p>choice</text:p>
          </table:table-cell>
          <table:table-cell office:value-type="string">
            <text:p>Give Coconut Seeds.</text:p>
          </table:table-cell>
          <table:table-cell table:number-columns-repeated="1021"/>
        </table:table-row>
        <table:table-row table:style-name="ro1">
          <table:table-cell office:value-type="string">
            <text:p>rap.rice</text:p>
          </table:table-cell>
          <table:table-cell office:value-type="string">
            <text:p>choice</text:p>
          </table:table-cell>
          <table:table-cell office:value-type="string">
            <text:p>Give Rice Seeds.</text:p>
          </table:table-cell>
          <table:table-cell table:number-columns-repeated="1021"/>
        </table:table-row>
        <table:table-row table:style-name="ro1">
          <table:table-cell office:value-type="string">
            <text:p>rap.garlic1</text:p>
          </table:table-cell>
          <table:table-cell office:value-type="string">
            <text:p>map</text:p>
          </table:table-cell>
          <table:table-cell office:value-type="string">
            <text:p>RAPBATTLE: This is... "garlic?"</text:p>
          </table:table-cell>
          <table:table-cell table:number-columns-repeated="1021"/>
        </table:table-row>
        <table:table-row table:style-name="ro1">
          <table:table-cell office:value-type="string">
            <text:p>rap.garlic2</text:p>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1"/>
        </table:table-row>
        <table:table-row table:style-name="ro1">
          <table:table-cell office:value-type="string">
            <text:p>rap.garlic3</text:p>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1"/>
        </table:table-row>
        <table:table-row table:style-name="ro1">
          <table:table-cell office:value-type="string">
            <text:p>rap.garlic4</text:p>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1"/>
        </table:table-row>
        <table:table-row table:style-name="ro1">
          <table:table-cell office:value-type="string">
            <text:p>rap.garlic5</text:p>
          </table:table-cell>
          <table:table-cell office:value-type="string">
            <text:p>map</text:p>
          </table:table-cell>
          <table:table-cell office:value-type="string">
            <text:p>RAPBATTLE: I will accept this "garlic," thank you muchly!</text:p>
          </table:table-cell>
          <table:table-cell table:number-columns-repeated="1021"/>
        </table:table-row>
        <table:table-row table:style-name="ro1">
          <table:table-cell office:value-type="string">
            <text:p>rap.normalgift</text:p>
          </table:table-cell>
          <table:table-cell office:value-type="string">
            <text:p>map</text:p>
          </table:table-cell>
          <table:table-cell office:value-type="string">
            <text:p>RAPBATTLE: In return for this crop, I will give you some delicious delicious batteries. Enjoy!</text:p>
          </table:table-cell>
          <table:table-cell table:number-columns-repeated="1021"/>
        </table:table-row>
        <table:table-row table:style-name="ro1">
          <table:table-cell office:value-type="string">
            <text:p>rap.thanks</text:p>
          </table:table-cell>
          <table:table-cell office:value-type="string">
            <text:p>map</text:p>
          </table:table-cell>
          <table:table-cell office:value-type="string">
            <text:p>RAPBATTLE: Thank you again for your help.</text:p>
          </table:table-cell>
          <table:table-cell table:number-columns-repeated="1021"/>
        </table:table-row>
        <table:table-row table:style-name="ro1">
          <table:table-cell office:value-type="string">
            <text:p>rap.rice1</text:p>
          </table:table-cell>
          <table:table-cell office:value-type="string">
            <text:p>map</text:p>
          </table:table-cell>
          <table:table-cell office:value-type="string">
            <text:p>RAPBATTLE: This is... "rice?"</text:p>
          </table:table-cell>
          <table:table-cell table:number-columns-repeated="1021"/>
        </table:table-row>
        <table:table-row table:style-name="ro1">
          <table:table-cell office:value-type="string">
            <text:p>rap.rice2</text:p>
          </table:table-cell>
          <table:table-cell office:value-type="string">
            <text:p>map</text:p>
          </table:table-cell>
          <table:table-cell office:value-type="string">
            <text:p>RAPBATTLE: This appears to have many interesting properties... this is a good starchy grain.</text:p>
          </table:table-cell>
          <table:table-cell table:number-columns-repeated="1021"/>
        </table:table-row>
        <table:table-row table:style-name="ro1">
          <table:table-cell office:value-type="string">
            <text:p>rap.rice3</text:p>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1"/>
        </table:table-row>
        <table:table-row table:style-name="ro1">
          <table:table-cell office:value-type="string">
            <text:p>rap.rice4</text:p>
          </table:table-cell>
          <table:table-cell office:value-type="string">
            <text:p>map</text:p>
          </table:table-cell>
          <table:table-cell office:value-type="string">
            <text:p>RAPBATTLE: I will accept this "rice," thank you muchly!</text:p>
          </table:table-cell>
          <table:table-cell table:number-columns-repeated="1021"/>
        </table:table-row>
        <table:table-row table:style-name="ro1">
          <table:table-cell office:value-type="string">
            <text:p>rap.coconut1</text:p>
          </table:table-cell>
          <table:table-cell office:value-type="string">
            <text:p>map</text:p>
          </table:table-cell>
          <table:table-cell office:value-type="string">
            <text:p>RAPBATTLE: This is... "coconut?"</text:p>
          </table:table-cell>
          <table:table-cell table:number-columns-repeated="1021"/>
        </table:table-row>
        <table:table-row table:style-name="ro1">
          <table:table-cell office:value-type="string">
            <text:p>rap.coconut2</text:p>
          </table:table-cell>
          <table:table-cell office:value-type="string">
            <text:p>map</text:p>
          </table:table-cell>
          <table:table-cell office:value-type="string">
            <text:p>RAPBATTLE: Its fibrous husk looks like it can be used in many ways, as can its hard shell.</text:p>
          </table:table-cell>
          <table:table-cell table:number-columns-repeated="1021"/>
        </table:table-row>
        <table:table-row table:style-name="ro1">
          <table:table-cell office:value-type="string">
            <text:p>rap.coconut3</text:p>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1"/>
        </table:table-row>
        <table:table-row table:style-name="ro1">
          <table:table-cell office:value-type="string">
            <text:p>rap.coconut4</text:p>
          </table:table-cell>
          <table:table-cell office:value-type="string">
            <text:p>map</text:p>
          </table:table-cell>
          <table:table-cell office:value-type="string">
            <text:p>RAPBATTLE: And its meat, of course, can be used in many different recipes.</text:p>
          </table:table-cell>
          <table:table-cell table:number-columns-repeated="1021"/>
        </table:table-row>
        <table:table-row table:style-name="ro1">
          <table:table-cell office:value-type="string">
            <text:p>rap.coconut5</text:p>
          </table:table-cell>
          <table:table-cell office:value-type="string">
            <text:p>map</text:p>
          </table:table-cell>
          <table:table-cell office:value-type="string">
            <text:p>RAPBATTLE: Hmm, yes, yes, this is an excellent crop. This is exactly what I needed, thank you.</text:p>
          </table:table-cell>
          <table:table-cell table:number-columns-repeated="1021"/>
        </table:table-row>
        <table:table-row table:style-name="ro1">
          <table:table-cell office:value-type="string">
            <text:p>rap.coconut6</text:p>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1"/>
        </table:table-row>
        <table:table-row table:style-name="ro1">
          <table:table-cell office:value-type="string">
            <text:p>rap.coconut7</text:p>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1"/>
        </table:table-row>
        <table:table-row table:style-name="ro1">
          <table:table-cell office:value-type="string">
            <text:p>bookshelf.left</text:p>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1"/>
        </table:table-row>
        <table:table-row table:style-name="ro1">
          <table:table-cell office:value-type="string">
            <text:p>bookshelf.mid</text:p>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1"/>
        </table:table-row>
        <table:table-row table:style-name="ro1">
          <table:table-cell office:value-type="string">
            <text:p>bookshelf.right</text:p>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1"/>
        </table:table-row>
        <table:table-row table:style-name="ro1">
          <table:table-cell office:value-type="string">
            <text:p>broken.robot</text:p>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1"/>
        </table:table-row>
        <table:table-row table:style-name="ro1">
          <table:table-cell office:value-type="string">
            <text:p>flask</text:p>
          </table:table-cell>
          <table:table-cell office:value-type="string">
            <text:p>map</text:p>
          </table:table-cell>
          <table:table-cell office:value-type="string">
            <text:p>You can't get this flask.</text:p>
          </table:table-cell>
          <table:table-cell table:number-columns-repeated="1021"/>
        </table:table-row>
        <table:table-row table:style-name="ro1">
          <table:table-cell office:value-type="string">
            <text:p>sink</text:p>
          </table:table-cell>
          <table:table-cell office:value-type="string">
            <text:p>map</text:p>
          </table:table-cell>
          <table:table-cell office:value-type="string">
            <text:p>You wash your hands in the sink. Good for you!</text:p>
          </table:table-cell>
          <table:table-cell table:number-columns-repeated="1021"/>
        </table:table-row>
        <table:table-row table:style-name="ro1">
          <table:table-cell office:value-type="string">
            <text:p>labprinter</text:p>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1"/>
        </table:table-row>
        <table:table-row table:style-name="ro1">
          <table:table-cell office:value-type="string">
            <text:p>seasmod</text:p>
          </table:table-cell>
          <table:table-cell office:value-type="string">
            <text:p>map</text:p>
          </table:table-cell>
          <table:table-cell office:value-type="string">
            <text:p>The label on this says it is a "Season Modulator." It doesn't appear to do anything.</text:p>
          </table:table-cell>
          <table:table-cell table:number-columns-repeated="1021"/>
        </table:table-row>
        <table:table-row table:style-name="ro1">
          <table:table-cell office:value-type="string">
            <text:p>seedshooter</text:p>
          </table:table-cell>
          <table:table-cell office:value-type="string">
            <text:p>map</text:p>
          </table:table-cell>
          <table:table-cell office:value-type="string">
            <text:p>A seed shooter, like the one you hijacked from that giant robot back at your farm.</text:p>
          </table:table-cell>
          <table:table-cell table:number-columns-repeated="1021"/>
        </table:table-row>
        <table:table-row table:style-name="ro1">
          <table:table-cell office:value-type="string">
            <text:p>seedshot</text:p>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1"/>
        </table:table-row>
        <table:table-row table:style-name="ro1">
          <table:table-cell office:value-type="string">
            <text:p>seedshotdeath</text:p>
          </table:table-cell>
          <table:table-cell office:value-type="string">
            <text:p>map</text:p>
          </table:table-cell>
          <table:table-cell office:value-type="string">
            <text:p>You collapse from being pelted by too many seeds.</text:p>
          </table:table-cell>
          <table:table-cell table:number-columns-repeated="1021"/>
        </table:table-row>
        <table:table-row table:style-name="ro1">
          <table:table-cell office:value-type="string">
            <text:p>rottencrop</text:p>
          </table:table-cell>
          <table:table-cell office:value-type="string">
            <text:p>map</text:p>
          </table:table-cell>
          <table:table-cell office:value-type="string">
            <text:p>This crop appears to be very dead.</text:p>
          </table:table-cell>
          <table:table-cell table:number-columns-repeated="1021"/>
        </table:table-row>
        <table:table-row table:style-name="ro1">
          <table:table-cell office:value-type="string">
            <text:p>growingpeppie</text:p>
          </table:table-cell>
          <table:table-cell office:value-type="string">
            <text:p>map</text:p>
          </table:table-cell>
          <table:table-cell office:value-type="string">
            <text:p>This bell pepper seems to be growing well enough.</text:p>
          </table:table-cell>
          <table:table-cell table:number-columns-repeated="1021"/>
        </table:table-row>
        <table:table-row table:style-name="ro1">
          <table:table-cell office:value-type="string">
            <text:p>devbed</text:p>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1"/>
        </table:table-row>
        <table:table-row table:style-name="ro1">
          <table:table-cell office:value-type="string">
            <text:p>devmachines</text:p>
          </table:table-cell>
          <table:table-cell office:value-type="string">
            <text:p>map</text:p>
          </table:table-cell>
          <table:table-cell office:value-type="string">
            <text:p>Lots of complicated machinery fills the room.</text:p>
          </table:table-cell>
          <table:table-cell table:number-columns-repeated="1021"/>
        </table:table-row>
        <table:table-row table:style-name="ro1">
          <table:table-cell office:value-type="string">
            <text:p>devmonitor</text:p>
          </table:table-cell>
          <table:table-cell office:value-type="string">
            <text:p>map</text:p>
          </table:table-cell>
          <table:table-cell office:value-type="string">
            <text:p>This monitor is displaying the contents of an online encyclopedia article on water.</text:p>
          </table:table-cell>
          <table:table-cell table:number-columns-repeated="1021"/>
        </table:table-row>
        <table:table-row table:style-name="ro1">
          <table:table-cell office:value-type="string">
            <text:p>B2.0</text:p>
          </table:table-cell>
          <table:table-cell office:value-type="string">
            <text:p>map</text:p>
          </table:table-cell>
          <table:table-cell office:value-type="string">
            <text:p>???: Yes, yes. Interesting, this is very good data.</text:p>
          </table:table-cell>
          <table:table-cell table:number-columns-repeated="1021"/>
        </table:table-row>
        <table:table-row table:style-name="ro1">
          <table:table-cell office:value-type="string">
            <text:p>B2.1</text:p>
          </table:table-cell>
          <table:table-cell office:value-type="string">
            <text:p>map</text:p>
          </table:table-cell>
          <table:table-cell office:value-type="string">
            <text:p>???: You! Get out of my laboratory! I am very busy right now!</text:p>
          </table:table-cell>
          <table:table-cell table:number-columns-repeated="1021"/>
        </table:table-row>
        <table:table-row table:style-name="ro1">
          <table:table-cell office:value-type="string">
            <text:p>B2.2</text:p>
          </table:table-cell>
          <table:table-cell office:value-type="string">
            <text:p>map</text:p>
          </table:table-cell>
          <table:table-cell office:value-type="string">
            <text:p>???: Hmmm, wait a minute. Stay. I recognize you. You're the one who destroyed my research robot.</text:p>
          </table:table-cell>
          <table:table-cell table:number-columns-repeated="1021"/>
        </table:table-row>
        <table:table-row table:style-name="ro1">
          <table:table-cell office:value-type="string">
            <text:p>B2.3</text:p>
          </table:table-cell>
          <table:table-cell office:value-type="string">
            <text:p>map</text:p>
          </table:table-cell>
          <table:table-cell office:value-type="string">
            <text:p>???: My name is Jeff Smith, Ph.D. One of the smartest minds in the world. Too smart to waste time being humble, mind you.</text:p>
          </table:table-cell>
          <table:table-cell table:number-columns-repeated="1021"/>
        </table:table-row>
        <table:table-row table:style-name="ro1">
          <table:table-cell office:value-type="string">
            <text:p>B2.4</text:p>
          </table:table-cell>
          <table:table-cell office:value-type="string">
            <text:p>map</text:p>
          </table:table-cell>
          <table:table-cell office:value-type="string">
            <text:p>Jeff: I am helping--- ahem. That's DOCTOR Jeff, thank you.</text:p>
          </table:table-cell>
          <table:table-cell table:number-columns-repeated="1021"/>
        </table:table-row>
        <table:table-row table:style-name="ro1">
          <table:table-cell office:value-type="string">
            <text:p>B2.5</text:p>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1"/>
        </table:table-row>
        <table:table-row table:style-name="ro1">
          <table:table-cell office:value-type="string">
            <text:p>B2.6</text:p>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1"/>
        </table:table-row>
        <table:table-row table:style-name="ro1">
          <table:table-cell office:value-type="string">
            <text:p>B2.7</text:p>
          </table:table-cell>
          <table:table-cell office:value-type="string">
            <text:p>map</text:p>
          </table:table-cell>
          <table:table-cell office:value-type="string">
            <text:p>Dr. Jeff: What about a proprietary mulch made from apple and apple byproducts? Are cars food?</text:p>
          </table:table-cell>
          <table:table-cell table:number-columns-repeated="1021"/>
        </table:table-row>
        <table:table-row table:style-name="ro1">
          <table:table-cell office:value-type="string">
            <text:p>B2.8</text:p>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1"/>
        </table:table-row>
        <table:table-row table:style-name="ro1">
          <table:table-cell office:value-type="string">
            <text:p>B2.9</text:p>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1"/>
        </table:table-row>
        <table:table-row table:style-name="ro1">
          <table:table-cell office:value-type="string">
            <text:p>B2.10</text:p>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1"/>
        </table:table-row>
        <table:table-row table:style-name="ro1">
          <table:table-cell office:value-type="string">
            <text:p>B2.11</text:p>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1"/>
        </table:table-row>
        <table:table-row table:style-name="ro1">
          <table:table-cell office:value-type="string">
            <text:p>B2.12</text:p>
          </table:table-cell>
          <table:table-cell office:value-type="string">
            <text:p>map</text:p>
          </table:table-cell>
          <table:table-cell office:value-type="string">
            <text:p>Jeff: Still not convinced? I will just have to beat some more sense into you! And that's DOCTOR Jeff!!!!</text:p>
          </table:table-cell>
          <table:table-cell table:number-columns-repeated="1021"/>
        </table:table-row>
        <table:table-row table:style-name="ro1">
          <table:table-cell office:value-type="string">
            <text:p>Pb2.0</text:p>
          </table:table-cell>
          <table:table-cell office:value-type="string">
            <text:p>map</text:p>
          </table:table-cell>
          <table:table-cell office:value-type="string">
            <text:p>Jeff: Ugh... it seems I underestimated you... do you also have a Ph.D?</text:p>
          </table:table-cell>
          <table:table-cell table:number-columns-repeated="1021"/>
        </table:table-row>
        <table:table-row table:style-name="ro1">
          <table:table-cell office:value-type="string">
            <text:p>Pb2.1</text:p>
          </table:table-cell>
          <table:table-cell office:value-type="string">
            <text:p>map</text:p>
          </table:table-cell>
          <table:table-cell office:value-type="string">
            <text:p>Jeff: Wh-what?! I lost to someone... who never even went to college... ugh...</text:p>
          </table:table-cell>
          <table:table-cell table:number-columns-repeated="1021"/>
        </table:table-row>
        <table:table-row table:style-name="ro1">
          <table:table-cell office:value-type="string">
            <text:p>Pb2.2</text:p>
          </table:table-cell>
          <table:table-cell office:value-type="string">
            <text:p>map</text:p>
          </table:table-cell>
          <table:table-cell office:value-type="string">
            <text:p>Jeff: Going to college, then being too smart for it and dropping out is one thing... but never going at all? Ugh... insulting.</text:p>
          </table:table-cell>
          <table:table-cell table:number-columns-repeated="1021"/>
        </table:table-row>
        <table:table-row table:style-name="ro1">
          <table:table-cell office:value-type="string">
            <text:p>Pb2.3</text:p>
          </table:table-cell>
          <table:table-cell office:value-type="string">
            <text:p>map</text:p>
          </table:table-cell>
          <table:table-cell office:value-type="string">
            <text:p>Jeff: I'm sorry, Beckett... I'm sorry, Food2... I've failed you... all my research... for nothing...</text:p>
          </table:table-cell>
          <table:table-cell table:number-columns-repeated="1021"/>
        </table:table-row>
        <table:table-row table:style-name="ro1">
          <table:table-cell office:value-type="string">
            <text:p>Pb2.4</text:p>
          </table:table-cell>
          <table:table-cell office:value-type="string">
            <text:p>map</text:p>
          </table:table-cell>
          <table:table-cell office:value-type="string">
            <text:p>Beckett... that's the man who was at my produce stand earlier. "Food2" must be his start-up!</text:p>
          </table:table-cell>
          <table:table-cell table:number-columns-repeated="1021"/>
        </table:table-row>
        <table:table-row table:style-name="ro1">
          <table:table-cell office:value-type="string">
            <text:p>Pb2.5</text:p>
          </table:table-cell>
          <table:table-cell office:value-type="string">
            <text:p>map</text:p>
          </table:table-cell>
          <table:table-cell office:value-type="string">
            <text:p>Jeff: You may have beaten me... but you'll never stop Food2... not without grabbing exactly one of those three things over there, at least...</text:p>
          </table:table-cell>
          <table:table-cell table:number-columns-repeated="1021"/>
        </table:table-row>
        <table:table-row table:style-name="ro1">
          <table:table-cell office:value-type="string">
            <text:p>Pb2.6</text:p>
          </table:table-cell>
          <table:table-cell office:value-type="string">
            <text:p>map</text:p>
          </table:table-cell>
          <table:table-cell office:value-type="string">
            <text:p>You turn to what Jeff is pointing at. In the corner of the room are three items: a Seed Shooter, a large bag of seeds, and a healthy drink.</text:p>
          </table:table-cell>
          <table:table-cell table:number-columns-repeated="1021"/>
        </table:table-row>
        <table:table-row table:style-name="ro1">
          <table:table-cell office:value-type="string">
            <text:p>Pb2.7</text:p>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1"/>
        </table:table-row>
        <table:table-row table:style-name="ro1">
          <table:table-cell office:value-type="string">
            <text:p>Pb2.8</text:p>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1"/>
        </table:table-row>
        <table:table-row table:style-name="ro1">
          <table:table-cell office:value-type="string">
            <text:p>Pb2.9</text:p>
          </table:table-cell>
          <table:table-cell office:value-type="string">
            <text:p>map</text:p>
          </table:table-cell>
          <table:table-cell office:value-type="string">
            <text:p>The healthy drink will level you up, giving you more health, attack power, and defense.</text:p>
          </table:table-cell>
          <table:table-cell table:number-columns-repeated="1021"/>
        </table:table-row>
        <table:table-row table:style-name="ro1">
          <table:table-cell office:value-type="string">
            <text:p>Pb2.10</text:p>
          </table:table-cell>
          <table:table-cell office:value-type="string">
            <text:p>map</text:p>
          </table:table-cell>
          <table:table-cell office:value-type="string">
            <text:p>Which will you grab?</text:p>
          </table:table-cell>
          <table:table-cell table:number-columns-repeated="1021"/>
        </table:table-row>
        <table:table-row table:style-name="ro1">
          <table:table-cell office:value-type="string">
            <text:p>Pb2.10a</text:p>
          </table:table-cell>
          <table:table-cell office:value-type="string">
            <text:p>choice</text:p>
          </table:table-cell>
          <table:table-cell office:value-type="string">
            <text:p>Grab the Seed Shooter.</text:p>
          </table:table-cell>
          <table:table-cell table:number-columns-repeated="1021"/>
        </table:table-row>
        <table:table-row table:style-name="ro1">
          <table:table-cell office:value-type="string">
            <text:p>Pb2.10b</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2.10c</text:p>
          </table:table-cell>
          <table:table-cell office:value-type="string">
            <text:p>choice</text:p>
          </table:table-cell>
          <table:table-cell office:value-type="string">
            <text:p>Grab the healthy drink.</text:p>
          </table:table-cell>
          <table:table-cell table:number-columns-repeated="1021"/>
        </table:table-row>
        <table:table-row table:style-name="ro1">
          <table:table-cell office:value-type="string">
            <text:p>Pb2.10a0</text:p>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1"/>
        </table:table-row>
        <table:table-row table:style-name="ro1">
          <table:table-cell office:value-type="string">
            <text:p>Pb2.10b0</text:p>
          </table:table-cell>
          <table:table-cell office:value-type="string">
            <text:p>map</text:p>
          </table:table-cell>
          <table:table-cell office:value-type="string">
            <text:p>You grab the bag of seeds. You can see your seeds in the Seeds menu in your Inventory.</text:p>
          </table:table-cell>
          <table:table-cell table:number-columns-repeated="1021"/>
        </table:table-row>
        <table:table-row table:style-name="ro1">
          <table:table-cell office:value-type="string">
            <text:p>Pb2.10c0</text:p>
          </table:table-cell>
          <table:table-cell office:value-type="string">
            <text:p>map</text:p>
          </table:table-cell>
          <table:table-cell office:value-type="string">
            <text:p>You guzzle down the healthy drink. You gained three levels! *gamer voice* Nice!</text:p>
          </table:table-cell>
          <table:table-cell table:number-columns-repeated="1021"/>
        </table:table-row>
        <table:table-row table:style-name="ro1">
          <table:table-cell office:value-type="string">
            <text:p>Pb2.11</text:p>
          </table:table-cell>
          <table:table-cell office:value-type="string">
            <text:p>map</text:p>
          </table:table-cell>
          <table:table-cell office:value-type="string">
            <text:p>Jeff: I'm not sure... why I told you... to do that... ughh.....</text:p>
          </table:table-cell>
          <table:table-cell table:number-columns-repeated="1021"/>
        </table:table-row>
        <table:table-row table:style-name="ro1">
          <table:table-cell office:value-type="string">
            <text:p>Pb2.12</text:p>
          </table:table-cell>
          <table:table-cell office:value-type="string">
            <text:p>map</text:p>
          </table:table-cell>
          <table:table-cell office:value-type="string">
            <text:p>Jeff falls to the ground, unconscious.</text:p>
          </table:table-cell>
          <table:table-cell table:number-columns-repeated="1021"/>
        </table:table-row>
        <table:table-row table:style-name="ro1">
          <table:table-cell office:value-type="string">
            <text:p>Pb2.13</text:p>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5: Bridge / Underwater</text:p>
          </table:table-cell>
          <table:table-cell table:number-columns-repeated="1021"/>
        </table:table-row>
        <table:table-row table:style-name="ro1">
          <table:table-cell office:value-type="string">
            <text:p>SignMermaid</text:p>
          </table:table-cell>
          <table:table-cell office:value-type="string">
            <text:p>map</text:p>
          </table:table-cell>
          <table:table-cell office:value-type="string">
            <text:p>Mermaid Shoppe</text:p>
          </table:table-cell>
          <table:table-cell table:number-columns-repeated="1021"/>
        </table:table-row>
        <table:table-row table:style-name="ro1">
          <table:table-cell office:value-type="string">
            <text:p>bworker1</text:p>
          </table:table-cell>
          <table:table-cell office:value-type="string">
            <text:p>map</text:p>
          </table:table-cell>
          <table:table-cell office:value-type="string">
            <text:p>Worker: Sorry lady, but this bridge is under construction... we can't let anyone through.</text:p>
          </table:table-cell>
          <table:table-cell table:number-columns-repeated="1021"/>
        </table:table-row>
        <table:table-row table:style-name="ro1">
          <table:table-cell office:value-type="string">
            <text:p>bworker2</text:p>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1"/>
        </table:table-row>
        <table:table-row table:style-name="ro1">
          <table:table-cell office:value-type="string">
            <text:p>bworker3</text:p>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1"/>
        </table:table-row>
        <table:table-row table:style-name="ro1">
          <table:table-cell office:value-type="string">
            <text:p>bworker4</text:p>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1"/>
        </table:table-row>
        <table:table-row table:style-name="ro1">
          <table:table-cell office:value-type="string">
            <text:p>bworker5</text:p>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1"/>
        </table:table-row>
        <table:table-row table:style-name="ro1">
          <table:table-cell office:value-type="string">
            <text:p>bworker6</text:p>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1"/>
        </table:table-row>
        <table:table-row table:style-name="ro1">
          <table:table-cell office:value-type="string">
            <text:p>bworker7</text:p>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1"/>
        </table:table-row>
        <table:table-row table:style-name="ro1">
          <table:table-cell office:value-type="string">
            <text:p>bworker8</text:p>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1"/>
        </table:table-row>
        <table:table-row table:style-name="ro1">
          <table:table-cell office:value-type="string">
            <text:p>bworker9</text:p>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1"/>
        </table:table-row>
        <table:table-row table:style-name="ro1">
          <table:table-cell office:value-type="string">
            <text:p>bworker10</text:p>
          </table:table-cell>
          <table:table-cell office:value-type="string">
            <text:p>map</text:p>
          </table:table-cell>
          <table:table-cell office:value-type="string">
            <text:p>Worker: Let me know when you get that sea monster heart.</text:p>
          </table:table-cell>
          <table:table-cell table:number-columns-repeated="1021"/>
        </table:table-row>
        <table:table-row table:style-name="ro1">
          <table:table-cell office:value-type="string">
            <text:p>rockwrong</text:p>
          </table:table-cell>
          <table:table-cell office:value-type="string">
            <text:p>map</text:p>
          </table:table-cell>
          <table:table-cell office:value-type="string">
            <text:p>You can't push the rock from this direction!</text:p>
          </table:table-cell>
          <table:table-cell table:number-columns-repeated="1021"/>
        </table:table-row>
        <table:table-row table:style-name="ro1">
          <table:table-cell office:value-type="string">
            <text:p>bworkerMad1</text:p>
          </table:table-cell>
          <table:table-cell office:value-type="string">
            <text:p>map</text:p>
          </table:table-cell>
          <table:table-cell office:value-type="string">
            <text:p>Worker: Hey there, lady--- what? You want the Sea Monster egg back?</text:p>
          </table:table-cell>
          <table:table-cell table:number-columns-repeated="1021"/>
        </table:table-row>
        <table:table-row table:style-name="ro1">
          <table:table-cell office:value-type="string">
            <text:p>bworkerMad2</text:p>
          </table:table-cell>
          <table:table-cell office:value-type="string">
            <text:p>map</text:p>
          </table:table-cell>
          <table:table-cell office:value-type="string">
            <text:p>Worker: Don't tell me you're gonna side with that creature!! It's just a dumb fish!!!</text:p>
          </table:table-cell>
          <table:table-cell table:number-columns-repeated="1021"/>
        </table:table-row>
        <table:table-row table:style-name="ro1">
          <table:table-cell office:value-type="string">
            <text:p>bworkerMad3</text:p>
          </table:table-cell>
          <table:table-cell office:value-type="string">
            <text:p>map</text:p>
          </table:table-cell>
          <table:table-cell office:value-type="string">
            <text:p>Worker: Well, if you insist, you can have the egg... but I'm not giving it back without a fight!</text:p>
          </table:table-cell>
          <table:table-cell table:number-columns-repeated="1021"/>
        </table:table-row>
        <table:table-row table:style-name="ro1">
          <table:table-cell office:value-type="string">
            <text:p>bworkerMad4</text:p>
          </table:table-cell>
          <table:table-cell office:value-type="string">
            <text:p>map</text:p>
          </table:table-cell>
          <table:table-cell office:value-type="string">
            <text:p>Worker: Back for more, are you? You'll never get this egg!</text:p>
          </table:table-cell>
          <table:table-cell table:number-columns-repeated="1021"/>
        </table:table-row>
        <table:table-row table:style-name="ro1">
          <table:table-cell office:value-type="string">
            <text:p>bworkerMad5</text:p>
          </table:table-cell>
          <table:table-cell office:value-type="string">
            <text:p>map</text:p>
          </table:table-cell>
          <table:table-cell office:value-type="string">
            <text:p>Worker: Yowza chowza! Come on, boys! Let's get out of here! Dis broad packs a punch!!</text:p>
          </table:table-cell>
          <table:table-cell table:number-columns-repeated="1021"/>
        </table:table-row>
        <table:table-row table:style-name="ro1">
          <table:table-cell office:value-type="string">
            <text:p>bworkerMad6</text:p>
          </table:table-cell>
          <table:table-cell office:value-type="string">
            <text:p>map</text:p>
          </table:table-cell>
          <table:table-cell office:value-type="string">
            <text:p>Worker: Here's your stupid egg, but good luck clearing off this bridge all on your own!!</text:p>
          </table:table-cell>
          <table:table-cell table:number-columns-repeated="1021"/>
        </table:table-row>
        <table:table-row table:style-name="ro1">
          <table:table-cell office:value-type="string">
            <text:p>smD1</text:p>
          </table:table-cell>
          <table:table-cell office:value-type="string">
            <text:p>map</text:p>
          </table:table-cell>
          <table:table-cell office:value-type="string">
            <text:p>Sea Monster: I smell something eggscellent!</text:p>
          </table:table-cell>
          <table:table-cell table:number-columns-repeated="1021"/>
        </table:table-row>
        <table:table-row table:style-name="ro1">
          <table:table-cell office:value-type="string">
            <text:p>smD2</text:p>
          </table:table-cell>
          <table:table-cell office:value-type="string">
            <text:p>map</text:p>
          </table:table-cell>
          <table:table-cell office:value-type="string">
            <text:p>Sea Monster: Ah!! Is that my baby? It is! You got my egg back! Thank you! Thank you!!</text:p>
          </table:table-cell>
          <table:table-cell table:number-columns-repeated="1021"/>
        </table:table-row>
        <table:table-row table:style-name="ro1">
          <table:table-cell office:value-type="string">
            <text:p>smD3</text:p>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1"/>
        </table:table-row>
        <table:table-row table:style-name="ro1">
          <table:table-cell office:value-type="string">
            <text:p>smD4</text:p>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1"/>
        </table:table-row>
        <table:table-row table:style-name="ro1">
          <table:table-cell office:value-type="string">
            <text:p>smD5</text:p>
          </table:table-cell>
          <table:table-cell office:value-type="string">
            <text:p>map</text:p>
          </table:table-cell>
          <table:table-cell office:value-type="string">
            <text:p>Sea Monster: Here we go! GROAAAAAAAAAR!!!!</text:p>
          </table:table-cell>
          <table:table-cell table:number-columns-repeated="1021"/>
        </table:table-row>
        <table:table-row table:style-name="ro1">
          <table:table-cell office:value-type="string">
            <text:p>smD6</text:p>
          </table:table-cell>
          <table:table-cell office:value-type="string">
            <text:p>map</text:p>
          </table:table-cell>
          <table:table-cell office:value-type="string">
            <text:p>Sea Monster: There we go! How's that? All clear!</text:p>
          </table:table-cell>
          <table:table-cell table:number-columns-repeated="1021"/>
        </table:table-row>
        <table:table-row table:style-name="ro1">
          <table:table-cell office:value-type="string">
            <text:p>smD7</text:p>
          </table:table-cell>
          <table:table-cell office:value-type="string">
            <text:p>map</text:p>
          </table:table-cell>
          <table:table-cell office:value-type="string">
            <text:p>Sea Monster: Good luck on your travels!</text:p>
          </table:table-cell>
          <table:table-cell table:number-columns-repeated="1021"/>
        </table:table-row>
        <table:table-row table:style-name="ro1">
          <table:table-cell office:value-type="string">
            <text:p>bworkerA1</text:p>
          </table:table-cell>
          <table:table-cell office:value-type="string">
            <text:p>map</text:p>
          </table:table-cell>
          <table:table-cell office:value-type="string">
            <text:p>The Sea Monster's body slumps over.</text:p>
          </table:table-cell>
          <table:table-cell table:number-columns-repeated="1021"/>
        </table:table-row>
        <table:table-row table:style-name="ro1">
          <table:table-cell office:value-type="string">
            <text:p>bworkerA2</text:p>
          </table:table-cell>
          <table:table-cell office:value-type="string">
            <text:p>map</text:p>
          </table:table-cell>
          <table:table-cell office:value-type="string">
            <text:p>*dig dig dig*</text:p>
          </table:table-cell>
          <table:table-cell table:number-columns-repeated="1021"/>
        </table:table-row>
        <table:table-row table:style-name="ro1">
          <table:table-cell office:value-type="string">
            <text:p>bworkerA3</text:p>
          </table:table-cell>
          <table:table-cell office:value-type="string">
            <text:p>map</text:p>
          </table:table-cell>
          <table:table-cell office:value-type="string">
            <text:p>You got the Sea Monster's heart! Gross!</text:p>
          </table:table-cell>
          <table:table-cell table:number-columns-repeated="1021"/>
        </table:table-row>
        <table:table-row table:style-name="ro1">
          <table:table-cell office:value-type="string">
            <text:p>bworkerB1</text:p>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1"/>
        </table:table-row>
        <table:table-row table:style-name="ro1">
          <table:table-cell office:value-type="string">
            <text:p>bworkerB2</text:p>
          </table:table-cell>
          <table:table-cell office:value-type="string">
            <text:p>map</text:p>
          </table:table-cell>
          <table:table-cell office:value-type="string">
            <text:p>Worker: Oh ho ho! The Sea Monster's heart! You really pulled through!</text:p>
          </table:table-cell>
          <table:table-cell table:number-columns-repeated="1021"/>
        </table:table-row>
        <table:table-row table:style-name="ro1">
          <table:table-cell office:value-type="string">
            <text:p>bworkerB3</text:p>
          </table:table-cell>
          <table:table-cell office:value-type="string">
            <text:p>map</text:p>
          </table:table-cell>
          <table:table-cell office:value-type="string">
            <text:p>Worker: Well, you held up your end of the bargain, so I guess I'll hold up mine!</text:p>
          </table:table-cell>
          <table:table-cell table:number-columns-repeated="1021"/>
        </table:table-row>
        <table:table-row table:style-name="ro1">
          <table:table-cell office:value-type="string">
            <text:p>bworkerB4</text:p>
          </table:table-cell>
          <table:table-cell office:value-type="string">
            <text:p>map</text:p>
          </table:table-cell>
          <table:table-cell office:value-type="string">
            <text:p>Worker: LET'S PACK THINGS UP, BOYS! WE'RE MOVIN' OUT!</text:p>
          </table:table-cell>
          <table:table-cell table:number-columns-repeated="1021"/>
        </table:table-row>
        <table:table-row table:style-name="ro1">
          <table:table-cell office:value-type="string">
            <text:p>bworkerB5</text:p>
          </table:table-cell>
          <table:table-cell office:value-type="string">
            <text:p>map</text:p>
          </table:table-cell>
          <table:table-cell office:value-type="string">
            <text:p>Worker: Pleasure doin' business with ya, lady!</text:p>
          </table:table-cell>
          <table:table-cell table:number-columns-repeated="1021"/>
        </table:table-row>
        <table:table-row table:style-name="ro1">
          <table:table-cell office:value-type="string">
            <text:p>bworkerC1</text:p>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1"/>
        </table:table-row>
        <table:table-row table:style-name="ro1">
          <table:table-cell office:value-type="string">
            <text:p>bworkerC2</text:p>
          </table:table-cell>
          <table:table-cell office:value-type="string">
            <text:p>map</text:p>
          </table:table-cell>
          <table:table-cell office:value-type="string">
            <text:p>Worker: Th-that's a... that looks like a Sea Monster Heart! Why do you even have that?!</text:p>
          </table:table-cell>
          <table:table-cell table:number-columns-repeated="1021"/>
        </table:table-row>
        <table:table-row table:style-name="ro1">
          <table:table-cell office:value-type="string">
            <text:p>bworkerC3</text:p>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1"/>
        </table:table-row>
        <table:table-row table:style-name="ro1">
          <table:table-cell office:value-type="string">
            <text:p>bworkerC4</text:p>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1"/>
        </table:table-row>
        <table:table-row table:style-name="ro1">
          <table:table-cell office:value-type="string">
            <text:p>bworkerCY</text:p>
          </table:table-cell>
          <table:table-cell office:value-type="string">
            <text:p>map</text:p>
          </table:table-cell>
          <table:table-cell office:value-type="string">
            <text:p>Worker: Beautiful! This heart will definitely cure my butt rash!</text:p>
          </table:table-cell>
          <table:table-cell table:number-columns-repeated="1021"/>
        </table:table-row>
        <table:table-row table:style-name="ro1">
          <table:table-cell office:value-type="string">
            <text:p>bworkerCN</text:p>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1"/>
        </table:table-row>
        <table:table-row table:style-name="ro1">
          <table:table-cell office:value-type="string">
            <text:p>bworkerC5</text:p>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1"/>
        </table:table-row>
        <table:table-row table:style-name="ro1">
          <table:table-cell office:value-type="string">
            <text:p>pirateMonk1</text:p>
          </table:table-cell>
          <table:table-cell office:value-type="string">
            <text:p>map</text:p>
          </table:table-cell>
          <table:table-cell office:value-type="string">
            <text:p>???: Yarr! Shiver me timb--eh, no one actually talks like that. S'up? I'm Dowel the pirate.</text:p>
          </table:table-cell>
          <table:table-cell table:number-columns-repeated="1021"/>
        </table:table-row>
        <table:table-row table:style-name="ro1">
          <table:table-cell office:value-type="string">
            <text:p>pirateMonk2</text:p>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1"/>
        </table:table-row>
        <table:table-row table:style-name="ro1">
          <table:table-cell office:value-type="string">
            <text:p>pirateMonk3</text:p>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1"/>
        </table:table-row>
        <table:table-row table:style-name="ro1">
          <table:table-cell office:value-type="string">
            <text:p>pirateMonk4</text:p>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1"/>
        </table:table-row>
        <table:table-row table:style-name="ro1">
          <table:table-cell office:value-type="string">
            <text:p>pirateMonkW</text:p>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1"/>
        </table:table-row>
        <table:table-row table:style-name="ro1">
          <table:table-cell office:value-type="string">
            <text:p>pirateMonkH</text:p>
          </table:table-cell>
          <table:table-cell office:value-type="string">
            <text:p>map</text:p>
          </table:table-cell>
          <table:table-cell office:value-type="string">
            <text:p>Dowel: Hello again! Do you have any fancy crops I can grow? </text:p>
          </table:table-cell>
          <table:table-cell table:number-columns-repeated="1021"/>
        </table:table-row>
        <table:table-row table:style-name="ro1">
          <table:table-cell office:value-type="string">
            <text:p>pirateMonkC1</text:p>
          </table:table-cell>
          <table:table-cell office:value-type="string">
            <text:p>choice</text:p>
          </table:table-cell>
          <table:table-cell office:value-type="string">
            <text:p>Give Arborio Rice Seeds.</text:p>
          </table:table-cell>
          <table:table-cell table:number-columns-repeated="1021"/>
        </table:table-row>
        <table:table-row table:style-name="ro1">
          <table:table-cell office:value-type="string">
            <text:p>pirateMonkC2</text:p>
          </table:table-cell>
          <table:table-cell office:value-type="string">
            <text:p>choice</text:p>
          </table:table-cell>
          <table:table-cell office:value-type="string">
            <text:p>Give Black Rice Seeds.</text:p>
          </table:table-cell>
          <table:table-cell table:number-columns-repeated="1021"/>
        </table:table-row>
        <table:table-row table:style-name="ro1">
          <table:table-cell office:value-type="string">
            <text:p>pirateMonkC3</text:p>
          </table:table-cell>
          <table:table-cell office:value-type="string">
            <text:p>choice</text:p>
          </table:table-cell>
          <table:table-cell office:value-type="string">
            <text:p>Give Short-Grain Rice Seeds.</text:p>
          </table:table-cell>
          <table:table-cell table:number-columns-repeated="1021"/>
        </table:table-row>
        <table:table-row table:style-name="ro1">
          <table:table-cell office:value-type="string">
            <text:p>pirateMonkC4</text:p>
          </table:table-cell>
          <table:table-cell office:value-type="string">
            <text:p>choice</text:p>
          </table:table-cell>
          <table:table-cell office:value-type="string">
            <text:p>Give Water Chestnut Seeds.</text:p>
          </table:table-cell>
          <table:table-cell table:number-columns-repeated="1021"/>
        </table:table-row>
        <table:table-row table:style-name="ro1">
          <table:table-cell office:value-type="string">
            <text:p>pirateMonkC5</text:p>
          </table:table-cell>
          <table:table-cell office:value-type="string">
            <text:p>choice</text:p>
          </table:table-cell>
          <table:table-cell office:value-type="string">
            <text:p>Give GMO Corn Seeds.</text:p>
          </table:table-cell>
          <table:table-cell table:number-columns-repeated="1021"/>
        </table:table-row>
        <table:table-row table:style-name="ro1">
          <table:table-cell office:value-type="string">
            <text:p>pirateMonkR1</text:p>
          </table:table-cell>
          <table:table-cell office:value-type="string">
            <text:p>map</text:p>
          </table:table-cell>
          <table:table-cell office:value-type="string">
            <text:p>Dowel: Hmm... paddy crops. I can probably set up some sort of paddy around here!</text:p>
          </table:table-cell>
          <table:table-cell table:number-columns-repeated="1021"/>
        </table:table-row>
        <table:table-row table:style-name="ro1">
          <table:table-cell office:value-type="string">
            <text:p>pirateMonkR2</text:p>
          </table:table-cell>
          <table:table-cell office:value-type="string">
            <text:p>map</text:p>
          </table:table-cell>
          <table:table-cell office:value-type="string">
            <text:p>Dowel: I think this will do nicely, thank you!</text:p>
          </table:table-cell>
          <table:table-cell table:number-columns-repeated="1021"/>
        </table:table-row>
        <table:table-row table:style-name="ro1">
          <table:table-cell office:value-type="string">
            <text:p>pirateMonkR3</text:p>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1"/>
        </table:table-row>
        <table:table-row table:style-name="ro1">
          <table:table-cell office:value-type="string">
            <text:p>pirateMonkR4</text:p>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1"/>
        </table:table-row>
        <table:table-row table:style-name="ro1">
          <table:table-cell office:value-type="string">
            <text:p>pirateMonkR5</text:p>
          </table:table-cell>
          <table:table-cell office:value-type="string">
            <text:p>map</text:p>
          </table:table-cell>
          <table:table-cell office:value-type="string">
            <text:p>Dowel: Pleasure doing business with you, ma'am! I mean, landlubber!</text:p>
          </table:table-cell>
          <table:table-cell table:number-columns-repeated="1021"/>
        </table:table-row>
        <table:table-row table:style-name="ro1">
          <table:table-cell office:value-type="string">
            <text:p>pirateMonkG1</text:p>
          </table:table-cell>
          <table:table-cell office:value-type="string">
            <text:p>map</text:p>
          </table:table-cell>
          <table:table-cell office:value-type="string">
            <text:p>Dowel: What the heckaroonie are these? GMO Corn?? These seeds... don't look natural!</text:p>
          </table:table-cell>
          <table:table-cell table:number-columns-repeated="1021"/>
        </table:table-row>
        <table:table-row table:style-name="ro1">
          <table:table-cell office:value-type="string">
            <text:p>pirateMonkG2</text:p>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1"/>
        </table:table-row>
        <table:table-row table:style-name="ro1">
          <table:table-cell office:value-type="string">
            <text:p>pirateMonkG3</text:p>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1"/>
        </table:table-row>
        <table:table-row table:style-name="ro1">
          <table:table-cell office:value-type="string">
            <text:p>pirateMonkG4</text:p>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1"/>
        </table:table-row>
        <table:table-row table:style-name="ro1">
          <table:table-cell office:value-type="string">
            <text:p>pirateMonkG5</text:p>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1"/>
        </table:table-row>
        <table:table-row table:style-name="ro1">
          <table:table-cell office:value-type="string">
            <text:p>pirateMonkG6</text:p>
          </table:table-cell>
          <table:table-cell office:value-type="string">
            <text:p>map</text:p>
          </table:table-cell>
          <table:table-cell office:value-type="string">
            <text:p>Dowel: But with this Sea Monk Key I'm giving you, you'll be able to open it when you find it!</text:p>
          </table:table-cell>
          <table:table-cell table:number-columns-repeated="1021"/>
        </table:table-row>
        <table:table-row table:style-name="ro1">
          <table:table-cell office:value-type="string">
            <text:p>pirateMonkNo</text:p>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1"/>
        </table:table-row>
        <table:table-row table:style-name="ro1">
          <table:table-cell office:value-type="string">
            <text:p>chestLocked</text:p>
          </table:table-cell>
          <table:table-cell office:value-type="string">
            <text:p>map</text:p>
          </table:table-cell>
          <table:table-cell office:value-type="string">
            <text:p>This treasure chest is locked. It doesn't look like you'll be able to open it without a key.</text:p>
          </table:table-cell>
          <table:table-cell table:number-columns-repeated="1021"/>
        </table:table-row>
        <table:table-row table:style-name="ro1">
          <table:table-cell office:value-type="string">
            <text:p>chestUnlock1</text:p>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1"/>
        </table:table-row>
        <table:table-row table:style-name="ro1">
          <table:table-cell office:value-type="string">
            <text:p>chestUnlock2</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chestUnlock3</text:p>
          </table:table-cell>
          <table:table-cell office:value-type="string">
            <text:p>map</text:p>
          </table:table-cell>
          <table:table-cell office:value-type="string">
            <text:p>Inside you found 4 pieces of Master Bait!</text:p>
          </table:table-cell>
          <table:table-cell table:number-columns-repeated="1021"/>
        </table:table-row>
        <table:table-row table:style-name="ro1">
          <table:table-cell office:value-type="string">
            <text:p>vaseFound</text:p>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1"/>
        </table:table-row>
        <table:table-row table:style-name="ro1">
          <table:table-cell office:value-type="string">
            <text:p>vaseDont</text:p>
          </table:table-cell>
          <table:table-cell office:value-type="string">
            <text:p>map</text:p>
          </table:table-cell>
          <table:table-cell office:value-type="string">
            <text:p>Yeah... it's mean to break other people's vases so you can rob them.</text:p>
          </table:table-cell>
          <table:table-cell table:number-columns-repeated="1021"/>
        </table:table-row>
        <table:table-row table:style-name="ro1">
          <table:table-cell office:value-type="string">
            <text:p>vaseDo0</text:p>
          </table:table-cell>
          <table:table-cell office:value-type="string">
            <text:p>map</text:p>
          </table:table-cell>
          <table:table-cell office:value-type="string">
            <text:p>You smack the vase, shattering it into several pieces.</text:p>
          </table:table-cell>
          <table:table-cell table:number-columns-repeated="1021"/>
        </table:table-row>
        <table:table-row table:style-name="ro1">
          <table:table-cell office:value-type="string">
            <text:p>vaseDo1</text:p>
          </table:table-cell>
          <table:table-cell office:value-type="string">
            <text:p>map</text:p>
          </table:table-cell>
          <table:table-cell office:value-type="string">
            <text:p>Kelp Boy: My vase! My beautiful vase! Why would you do such a cruel thing?!</text:p>
          </table:table-cell>
          <table:table-cell table:number-columns-repeated="1021"/>
        </table:table-row>
        <table:table-row table:style-name="ro1">
          <table:table-cell office:value-type="string">
            <text:p>vaseDo2</text:p>
          </table:table-cell>
          <table:table-cell office:value-type="string">
            <text:p>map</text:p>
          </table:table-cell>
          <table:table-cell office:value-type="string">
            <text:p>Kelp Boy: I must react to your destruction of property with VIOLENCE! PREPARE YOURSELF!!!</text:p>
          </table:table-cell>
          <table:table-cell table:number-columns-repeated="1021"/>
        </table:table-row>
        <table:table-row table:style-name="ro1">
          <table:table-cell office:value-type="string">
            <text:p>kelpBoy1</text:p>
          </table:table-cell>
          <table:table-cell office:value-type="string">
            <text:p>map</text:p>
          </table:table-cell>
          <table:table-cell office:value-type="string">
            <text:p>Kelp Boy: Hi. I'm Kelp Boy. I like bees and pottery, I guess.</text:p>
          </table:table-cell>
          <table:table-cell table:number-columns-repeated="1021"/>
        </table:table-row>
        <table:table-row table:style-name="ro1">
          <table:table-cell office:value-type="string">
            <text:p>vaseWon0</text:p>
          </table:table-cell>
          <table:table-cell office:value-type="string">
            <text:p>map</text:p>
          </table:table-cell>
          <table:table-cell office:value-type="string">
            <text:p>The Kelp Boy scampers off, hooting and hollering like a fool, leaving his beehive unguarded!</text:p>
          </table:table-cell>
          <table:table-cell table:number-columns-repeated="1021"/>
        </table:table-row>
        <table:table-row table:style-name="ro1">
          <table:table-cell office:value-type="string">
            <text:p>vaseDo3</text:p>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1"/>
        </table:table-row>
        <table:table-row table:style-name="ro1">
          <table:table-cell office:value-type="string">
            <text:p>vaseDo4</text:p>
          </table:table-cell>
          <table:table-cell office:value-type="string">
            <text:p>map</text:p>
          </table:table-cell>
          <table:table-cell office:value-type="string">
            <text:p>Kelp Boy: Still after my beehive, are you!? I'll never let you take it!!</text:p>
          </table:table-cell>
          <table:table-cell table:number-columns-repeated="1021"/>
        </table:table-row>
        <table:table-row table:style-name="ro1">
          <table:table-cell office:value-type="string">
            <text:p>vaseDo5</text:p>
          </table:table-cell>
          <table:table-cell office:value-type="string">
            <text:p>map</text:p>
          </table:table-cell>
          <table:table-cell office:value-type="string">
            <text:p>Kelp Boy: Huh--what?! How did you get there?! That's my beehive! You can't take it from me!!</text:p>
          </table:table-cell>
          <table:table-cell table:number-columns-repeated="1021"/>
        </table:table-row>
        <table:table-row table:style-name="ro1">
          <table:table-cell office:value-type="string">
            <text:p>vaseFoundBee</text:p>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1"/>
        </table:table-row>
        <table:table-row table:style-name="ro1">
          <table:table-cell office:value-type="string">
            <text:p>fish0</text:p>
          </table:table-cell>
          <table:table-cell office:value-type="string">
            <text:p>map</text:p>
          </table:table-cell>
          <table:table-cell office:value-type="string">
            <text:p>Fish: Blub.</text:p>
          </table:table-cell>
          <table:table-cell table:number-columns-repeated="1021"/>
        </table:table-row>
        <table:table-row table:style-name="ro1">
          <table:table-cell office:value-type="string">
            <text:p>fish1</text:p>
          </table:table-cell>
          <table:table-cell office:value-type="string">
            <text:p>map</text:p>
          </table:table-cell>
          <table:table-cell office:value-type="string">
            <text:p>The fish swims menacingly towards you.</text:p>
          </table:table-cell>
          <table:table-cell table:number-columns-repeated="1021"/>
        </table:table-row>
        <table:table-row table:style-name="ro1">
          <table:table-cell office:value-type="string">
            <text:p>fish2</text:p>
          </table:table-cell>
          <table:table-cell office:value-type="string">
            <text:p>map</text:p>
          </table:table-cell>
          <table:table-cell office:value-type="string">
            <text:p>Fish: Bwubwubuwbwubwubwuwb.</text:p>
          </table:table-cell>
          <table:table-cell table:number-columns-repeated="1021"/>
        </table:table-row>
        <table:table-row table:style-name="ro1">
          <table:table-cell office:value-type="string">
            <text:p>seamonk0</text:p>
          </table:table-cell>
          <table:table-cell office:value-type="string">
            <text:p>map</text:p>
          </table:table-cell>
          <table:table-cell office:value-type="string">
            <text:p>Sea Monk: it is my duty to fight you.</text:p>
          </table:table-cell>
          <table:table-cell table:number-columns-repeated="1021"/>
        </table:table-row>
        <table:table-row table:style-name="ro1">
          <table:table-cell office:value-type="string">
            <text:p>seamonk1</text:p>
          </table:table-cell>
          <table:table-cell office:value-type="string">
            <text:p>map</text:p>
          </table:table-cell>
          <table:table-cell office:value-type="string">
            <text:p>The Sea Monk lunges at you.</text:p>
          </table:table-cell>
          <table:table-cell table:number-columns-repeated="1021"/>
        </table:table-row>
        <table:table-row table:style-name="ro1">
          <table:table-cell office:value-type="string">
            <text:p>seamonk2</text:p>
          </table:table-cell>
          <table:table-cell office:value-type="string">
            <text:p>map</text:p>
          </table:table-cell>
          <table:table-cell office:value-type="string">
            <text:p>Sea Monk: hey you wanna buy some smokes?</text:p>
          </table:table-cell>
          <table:table-cell table:number-columns-repeated="1021"/>
        </table:table-row>
        <table:table-row table:style-name="ro1">
          <table:table-cell office:value-type="string">
            <text:p>seamonk3</text:p>
          </table:table-cell>
          <table:table-cell office:value-type="string">
            <text:p>map</text:p>
          </table:table-cell>
          <table:table-cell office:value-type="string">
            <text:p>Sea Monk: FIGHT TIME!</text:p>
          </table:table-cell>
          <table:table-cell table:number-columns-repeated="1021"/>
        </table:table-row>
        <table:table-row table:style-name="ro1">
          <table:table-cell office:value-type="string">
            <text:p>seamonk4</text:p>
          </table:table-cell>
          <table:table-cell office:value-type="string">
            <text:p>map</text:p>
          </table:table-cell>
          <table:table-cell office:value-type="string">
            <text:p>Sea Monk: This is my turf, landwalker.</text:p>
          </table:table-cell>
          <table:table-cell table:number-columns-repeated="1021"/>
        </table:table-row>
        <table:table-row table:style-name="ro1">
          <table:table-cell office:value-type="string">
            <text:p>seamonk5</text:p>
          </table:table-cell>
          <table:table-cell office:value-type="string">
            <text:p>map</text:p>
          </table:table-cell>
          <table:table-cell office:value-type="string">
            <text:p>Sea Monk: aaaaaaaaaa AAAAAAAAAAAA AAAAAAAAAAAA!!!!!!!!</text:p>
          </table:table-cell>
          <table:table-cell table:number-columns-repeated="1021"/>
        </table:table-row>
        <table:table-row table:style-name="ro1">
          <table:table-cell office:value-type="string">
            <text:p>seamonk6</text:p>
          </table:table-cell>
          <table:table-cell office:value-type="string">
            <text:p>map</text:p>
          </table:table-cell>
          <table:table-cell office:value-type="string">
            <text:p>Sea Monk: what the fuck is a sea monk</text:p>
          </table:table-cell>
          <table:table-cell table:number-columns-repeated="1021"/>
        </table:table-row>
        <table:table-row table:style-name="ro1">
          <table:table-cell office:value-type="string">
            <text:p>seamonk7</text:p>
          </table:table-cell>
          <table:table-cell office:value-type="string">
            <text:p>map</text:p>
          </table:table-cell>
          <table:table-cell office:value-type="string">
            <text:p>Sea Monk: yes let us duel</text:p>
          </table:table-cell>
          <table:table-cell table:number-columns-repeated="1021"/>
        </table:table-row>
        <table:table-row table:style-name="ro1">
          <table:table-cell office:value-type="string">
            <text:p>SignConstWork</text:p>
          </table:table-cell>
          <table:table-cell office:value-type="string">
            <text:p>map</text:p>
          </table:table-cell>
          <table:table-cell office:value-type="string">
            <text:p>Lazy Construction Worker Shoppe</text:p>
          </table:table-cell>
          <table:table-cell table:number-columns-repeated="1021"/>
        </table:table-row>
        <table:table-row table:style-name="ro1">
          <table:table-cell office:value-type="string">
            <text:p>SignMermaidInn</text:p>
          </table:table-cell>
          <table:table-cell office:value-type="string">
            <text:p>map</text:p>
          </table:table-cell>
          <table:table-cell office:value-type="string">
            <text:p>Mermaid Inn</text:p>
          </table:table-cell>
          <table:table-cell table:number-columns-repeated="1021"/>
        </table:table-row>
        <table:table-row table:style-name="ro1">
          <table:table-cell office:value-type="string">
            <text:p>constr1.foe</text:p>
          </table:table-cell>
          <table:table-cell office:value-type="string">
            <text:p>map</text:p>
          </table:table-cell>
          <table:table-cell office:value-type="string">
            <text:p>gonna fuck you up</text:p>
          </table:table-cell>
          <table:table-cell table:number-columns-repeated="1021"/>
        </table:table-row>
        <table:table-row table:style-name="ro1">
          <table:table-cell office:value-type="string">
            <text:p>constr1.fr1</text:p>
          </table:table-cell>
          <table:table-cell office:value-type="string">
            <text:p>map</text:p>
          </table:table-cell>
          <table:table-cell office:value-type="string">
            <text:p>hey there. We under construction, so you can't drive through here.</text:p>
          </table:table-cell>
          <table:table-cell table:number-columns-repeated="1021"/>
        </table:table-row>
        <table:table-row table:style-name="ro1">
          <table:table-cell office:value-type="string">
            <text:p>constr1.fr2</text:p>
          </table:table-cell>
          <table:table-cell office:value-type="string">
            <text:p>map</text:p>
          </table:table-cell>
          <table:table-cell office:value-type="string">
            <text:p>talk to the boss-man if you got qustions. He on the bridge.</text:p>
          </table:table-cell>
          <table:table-cell table:number-columns-repeated="1021"/>
        </table:table-row>
        <table:table-row table:style-name="ro1">
          <table:table-cell office:value-type="string">
            <text:p>sm1</text:p>
          </table:table-cell>
          <table:table-cell office:value-type="string">
            <text:p>map</text:p>
          </table:table-cell>
          <table:table-cell office:value-type="string">
            <text:p>Sea Monster: ANOTHER HUMAN!! Was my egg not enough for you!? Are you here to kill me again?!</text:p>
          </table:table-cell>
          <table:table-cell table:number-columns-repeated="1021"/>
        </table:table-row>
        <table:table-row table:style-name="ro1">
          <table:table-cell office:value-type="string">
            <text:p>sm2</text:p>
          </table:table-cell>
          <table:table-cell office:value-type="string">
            <text:p>map</text:p>
          </table:table-cell>
          <table:table-cell office:value-type="string">
            <text:p>Sea Monster: Hmm... wait, you are different from the others, aren't you?</text:p>
          </table:table-cell>
          <table:table-cell table:number-columns-repeated="1021"/>
        </table:table-row>
        <table:table-row table:style-name="ro1">
          <table:table-cell office:value-type="string">
            <text:p>sm3</text:p>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1"/>
        </table:table-row>
        <table:table-row table:style-name="ro1">
          <table:table-cell office:value-type="string">
            <text:p>sm4</text:p>
          </table:table-cell>
          <table:table-cell office:value-type="string">
            <text:p>map</text:p>
          </table:table-cell>
          <table:table-cell office:value-type="string">
            <text:p>Sea Monster: Will you recover my egg for me?</text:p>
          </table:table-cell>
          <table:table-cell table:number-columns-repeated="1021"/>
        </table:table-row>
        <table:table-row table:style-name="ro1">
          <table:table-cell office:value-type="string">
            <text:p>sm4c1</text:p>
          </table:table-cell>
          <table:table-cell office:value-type="string">
            <text:p>choice</text:p>
          </table:table-cell>
          <table:table-cell office:value-type="string">
            <text:p>I'll get your egg back!</text:p>
          </table:table-cell>
          <table:table-cell table:number-columns-repeated="1021"/>
        </table:table-row>
        <table:table-row table:style-name="ro1">
          <table:table-cell office:value-type="string">
            <text:p>sm4c2</text:p>
          </table:table-cell>
          <table:table-cell office:value-type="string">
            <text:p>choice</text:p>
          </table:table-cell>
          <table:table-cell office:value-type="string">
            <text:p>Prepare to die, you vile beast!</text:p>
          </table:table-cell>
          <table:table-cell table:number-columns-repeated="1021"/>
        </table:table-row>
        <table:table-row table:style-name="ro1">
          <table:table-cell office:value-type="string">
            <text:p>sm4c3</text:p>
          </table:table-cell>
          <table:table-cell office:value-type="string">
            <text:p>choice</text:p>
          </table:table-cell>
          <table:table-cell office:value-type="string">
            <text:p>I'll think about it.</text:p>
          </table:table-cell>
          <table:table-cell table:number-columns-repeated="1021"/>
        </table:table-row>
        <table:table-row table:style-name="ro1">
          <table:table-cell office:value-type="string">
            <text:p>smA1</text:p>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1"/>
        </table:table-row>
        <table:table-row table:style-name="ro1">
          <table:table-cell office:value-type="string">
            <text:p>smA2</text:p>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1"/>
        </table:table-row>
        <table:table-row table:style-name="ro1">
          <table:table-cell office:value-type="string">
            <text:p>smB1</text:p>
          </table:table-cell>
          <table:table-cell office:value-type="string">
            <text:p>map</text:p>
          </table:table-cell>
          <table:table-cell office:value-type="string">
            <text:p>Sea Monster: So you are with them after all... so be it. Prepare yourself, human!</text:p>
          </table:table-cell>
          <table:table-cell table:number-columns-repeated="1021"/>
        </table:table-row>
        <table:table-row table:style-name="ro1">
          <table:table-cell office:value-type="string">
            <text:p>smB2</text:p>
          </table:table-cell>
          <table:table-cell office:value-type="string">
            <text:p>map</text:p>
          </table:table-cell>
          <table:table-cell office:value-type="string">
            <text:p>Sea Monster: Back for more, are you? Feel my wrath, human!</text:p>
          </table:table-cell>
          <table:table-cell table:number-columns-repeated="1021"/>
        </table:table-row>
        <table:table-row table:style-name="ro1">
          <table:table-cell office:value-type="string">
            <text:p>smC1</text:p>
          </table:table-cell>
          <table:table-cell office:value-type="string">
            <text:p>map</text:p>
          </table:table-cell>
          <table:table-cell office:value-type="string">
            <text:p>Sea Monster: Yeah okay that's fair.</text:p>
          </table:table-cell>
          <table:table-cell table:number-columns-repeated="1021"/>
        </table:table-row>
        <table:table-row table:style-name="ro1">
          <table:table-cell office:value-type="string">
            <text:p>sm5</text:p>
          </table:table-cell>
          <table:table-cell office:value-type="string">
            <text:p>map</text:p>
          </table:table-cell>
          <table:table-cell office:value-type="string">
            <text:p>Sea Monster: Ah, you're back. Have you made your decision?</text:p>
          </table:table-cell>
          <table:table-cell table:number-columns-repeated="1021"/>
        </table:table-row>
        <table:table-row table:style-name="ro1">
          <table:table-cell office:value-type="string">
            <text:p>w21</text:p>
          </table:table-cell>
          <table:table-cell office:value-type="string">
            <text:p>map</text:p>
          </table:table-cell>
          <table:table-cell office:value-type="string">
            <text:p>get fucked four eyes </text:p>
          </table:table-cell>
          <table:table-cell table:number-columns-repeated="1021"/>
        </table:table-row>
        <table:table-row table:style-name="ro1">
          <table:table-cell office:value-type="string">
            <text:p>w22</text:p>
          </table:table-cell>
          <table:table-cell office:value-type="string">
            <text:p>map</text:p>
          </table:table-cell>
          <table:table-cell office:value-type="string">
            <text:p>hi im paul </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6: Fake Farm</text:p>
          </table:table-cell>
          <table:table-cell table:number-columns-repeated="1021"/>
        </table:table-row>
        <table:table-row table:style-name="ro1">
          <table:table-cell office:value-type="string">
            <text:p>barndoorChick</text:p>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1"/>
        </table:table-row>
        <table:table-row table:style-name="ro1">
          <table:table-cell office:value-type="string">
            <text:p>barndoorPig</text:p>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1"/>
        </table:table-row>
        <table:table-row table:style-name="ro1">
          <table:table-cell office:value-type="string">
            <text:p>barndoorCrop</text:p>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1"/>
        </table:table-row>
        <table:table-row table:style-name="ro1">
          <table:table-cell office:value-type="string">
            <text:p>barndoorEmpty</text:p>
          </table:table-cell>
          <table:table-cell office:value-type="string">
            <text:p>map</text:p>
          </table:table-cell>
          <table:table-cell office:value-type="string">
            <text:p>You can't see too well through the door, but this stall seems to be empty.</text:p>
          </table:table-cell>
          <table:table-cell table:number-columns-repeated="1021"/>
        </table:table-row>
        <table:table-row table:style-name="ro1">
          <table:table-cell office:value-type="string">
            <text:p>barndoorShop</text:p>
          </table:table-cell>
          <table:table-cell office:value-type="string">
            <text:p>map</text:p>
          </table:table-cell>
          <table:table-cell office:value-type="string">
            <text:p>You can't see too well through the door, but I think I see a shopkeeper in there.</text:p>
          </table:table-cell>
          <table:table-cell table:number-columns-repeated="1021"/>
        </table:table-row>
        <table:table-row table:style-name="ro1">
          <table:table-cell office:value-type="string">
            <text:p>chickbot0</text:p>
          </table:table-cell>
          <table:table-cell office:value-type="string">
            <text:p>map</text:p>
          </table:table-cell>
          <table:table-cell office:value-type="string">
            <text:p>Robot: Yes hello I am a chicken. I mean, uh, "quack."</text:p>
          </table:table-cell>
          <table:table-cell table:number-columns-repeated="1021"/>
        </table:table-row>
        <table:table-row table:style-name="ro1">
          <table:table-cell office:value-type="string">
            <text:p>chickbot1</text:p>
          </table:table-cell>
          <table:table-cell office:value-type="string">
            <text:p>map</text:p>
          </table:table-cell>
          <table:table-cell office:value-type="string">
            <text:p>Robot: I'm gonna cluck you up.</text:p>
          </table:table-cell>
          <table:table-cell table:number-columns-repeated="1021"/>
        </table:table-row>
        <table:table-row table:style-name="ro1">
          <table:table-cell office:value-type="string">
            <text:p>chickbot2</text:p>
          </table:table-cell>
          <table:table-cell office:value-type="string">
            <text:p>map</text:p>
          </table:table-cell>
          <table:table-cell office:value-type="string">
            <text:p>Robot: ChickenNoise.ogg not found.</text:p>
          </table:table-cell>
          <table:table-cell table:number-columns-repeated="1021"/>
        </table:table-row>
        <table:table-row table:style-name="ro1">
          <table:table-cell office:value-type="string">
            <text:p>pig0</text:p>
          </table:table-cell>
          <table:table-cell office:value-type="string">
            <text:p>map</text:p>
          </table:table-cell>
          <table:table-cell office:value-type="string">
            <text:p>That pig has a fucking gun tied to its back.</text:p>
          </table:table-cell>
          <table:table-cell table:number-columns-repeated="1021"/>
        </table:table-row>
        <table:table-row table:style-name="ro1">
          <table:table-cell office:value-type="string">
            <text:p>golem0</text:p>
          </table:table-cell>
          <table:table-cell office:value-type="string">
            <text:p>map</text:p>
          </table:table-cell>
          <table:table-cell office:value-type="string">
            <text:p>The pile of fruits and veggies begins shaking as you approach it. It's alive!!!</text:p>
          </table:table-cell>
          <table:table-cell table:number-columns-repeated="1021"/>
        </table:table-row>
        <table:table-row table:style-name="ro1">
          <table:table-cell office:value-type="string">
            <text:p>farmTV0</text:p>
          </table:table-cell>
          <table:table-cell office:value-type="string">
            <text:p>map</text:p>
          </table:table-cell>
          <table:table-cell office:value-type="string">
            <text:p>Farmer Jeff: Ha ha haha!!! You fool!!</text:p>
          </table:table-cell>
          <table:table-cell table:number-columns-repeated="1021"/>
        </table:table-row>
        <table:table-row table:style-name="ro1">
          <table:table-cell office:value-type="string">
            <text:p>farmTV1</text:p>
          </table:table-cell>
          <table:table-cell office:value-type="string">
            <text:p>map</text:p>
          </table:table-cell>
          <table:table-cell office:value-type="string">
            <text:p>Farmer Jeff: You walked right into my trap!! This whole farm is a fake! A ruse!</text:p>
          </table:table-cell>
          <table:table-cell table:number-columns-repeated="1021"/>
        </table:table-row>
        <table:table-row table:style-name="ro1">
          <table:table-cell office:value-type="string">
            <text:p>farmTV2</text:p>
          </table:table-cell>
          <table:table-cell office:value-type="string">
            <text:p>map</text:p>
          </table:table-cell>
          <table:table-cell office:value-type="string">
            <text:p>Farmer Jeff: I'm not even a real farmer! My name is actually just Jeff!</text:p>
          </table:table-cell>
          <table:table-cell table:number-columns-repeated="1021"/>
        </table:table-row>
        <table:table-row table:style-name="ro1">
          <table:table-cell office:value-type="string">
            <text:p>farmTV3</text:p>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1"/>
        </table:table-row>
        <table:table-row table:style-name="ro1">
          <table:table-cell office:value-type="string">
            <text:p>farmTV4</text:p>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1"/>
        </table:table-row>
        <table:table-row table:style-name="ro1">
          <table:table-cell office:value-type="string">
            <text:p>farmTV5</text:p>
          </table:table-cell>
          <table:table-cell office:value-type="string">
            <text:p>map</text:p>
          </table:table-cell>
          <table:table-cell office:value-type="string">
            <text:p>Actually Just Jeff: Good luck, you imbecile!!</text:p>
          </table:table-cell>
          <table:table-cell table:number-columns-repeated="1021"/>
        </table:table-row>
        <table:table-row table:style-name="ro1">
          <table:table-cell office:value-type="string">
            <text:p>farmTVunplug0</text:p>
          </table:table-cell>
          <table:table-cell office:value-type="string">
            <text:p>map</text:p>
          </table:table-cell>
          <table:table-cell office:value-type="string">
            <text:p>Actually Just Jeff: hey wait what are you doing don't touch that</text:p>
          </table:table-cell>
          <table:table-cell table:number-columns-repeated="1021"/>
        </table:table-row>
        <table:table-row table:style-name="ro1">
          <table:table-cell office:value-type="string">
            <text:p>farmTVunplug1</text:p>
          </table:table-cell>
          <table:table-cell office:value-type="string">
            <text:p>map</text:p>
          </table:table-cell>
          <table:table-cell office:value-type="string">
            <text:p>Actually Just Jeff: wait NO YOU SON OF A B--</text:p>
          </table:table-cell>
          <table:table-cell table:number-columns-repeated="1021"/>
        </table:table-row>
        <table:table-row table:style-name="ro1">
          <table:table-cell office:value-type="string">
            <text:p>farmTVunplug2</text:p>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1"/>
        </table:table-row>
        <table:table-row table:style-name="ro1">
          <table:table-cell office:value-type="string">
            <text:p>farmTVunplug3</text:p>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1"/>
        </table:table-row>
        <table:table-row table:style-name="ro1">
          <table:table-cell office:value-type="string">
            <text:p>lawnmower</text:p>
          </table:table-cell>
          <table:table-cell office:value-type="string">
            <text:p>map</text:p>
          </table:table-cell>
          <table:table-cell office:value-type="string">
            <text:p>This lawnmower looks brand new.</text:p>
          </table:table-cell>
          <table:table-cell table:number-columns-repeated="1021"/>
        </table:table-row>
        <table:table-row table:style-name="ro1">
          <table:table-cell office:value-type="string">
            <text:p>mower0</text:p>
          </table:table-cell>
          <table:table-cell office:value-type="string">
            <text:p>map</text:p>
          </table:table-cell>
          <table:table-cell office:value-type="string">
            <text:p>Lawnmower: VROOOM-BRBRBRBRBRBRRRRR! I'M GONNA RUN YOU OVER!!!</text:p>
          </table:table-cell>
          <table:table-cell table:number-columns-repeated="1021"/>
        </table:table-row>
        <table:table-row table:style-name="ro1">
          <table:table-cell office:value-type="string">
            <text:p>mower1</text:p>
          </table:table-cell>
          <table:table-cell office:value-type="string">
            <text:p>map</text:p>
          </table:table-cell>
          <table:table-cell office:value-type="string">
            <text:p>Lawnmower: YOUR ASS IS GRASS. AND I'M A LAWNMOWER. D-...do you see where I'm going with this?</text:p>
          </table:table-cell>
          <table:table-cell table:number-columns-repeated="1021"/>
        </table:table-row>
        <table:table-row table:style-name="ro1">
          <table:table-cell office:value-type="string">
            <text:p>hotbox3</text:p>
          </table:table-cell>
          <table:table-cell office:value-type="string">
            <text:p>map</text:p>
          </table:table-cell>
          <table:table-cell office:value-type="string">
            <text:p>Having solved the machine's puzzle, the energy field blocking the stairs vanishes.</text:p>
          </table:table-cell>
          <table:table-cell table:number-columns-repeated="1021"/>
        </table:table-row>
        <table:table-row table:style-name="ro1">
          <table:table-cell office:value-type="string">
            <text:p>hotboxX</text:p>
          </table:table-cell>
          <table:table-cell office:value-type="string">
            <text:p>map</text:p>
          </table:table-cell>
          <table:table-cell office:value-type="string">
            <text:p>The machine is powered off.</text:p>
          </table:table-cell>
          <table:table-cell table:number-columns-repeated="1021"/>
        </table:table-row>
        <table:table-row table:style-name="ro1">
          <table:table-cell office:value-type="string">
            <text:p>hotbox1</text:p>
          </table:table-cell>
          <table:table-cell office:value-type="string">
            <text:p>map</text:p>
          </table:table-cell>
          <table:table-cell office:value-type="string">
            <text:p>This machine can disable the energy field blocking off the stairs.</text:p>
          </table:table-cell>
          <table:table-cell table:number-columns-repeated="1021"/>
        </table:table-row>
        <table:table-row table:style-name="ro1">
          <table:table-cell office:value-type="string">
            <text:p>hotbox2</text:p>
          </table:table-cell>
          <table:table-cell office:value-type="string">
            <text:p>map</text:p>
          </table:table-cell>
          <table:table-cell office:value-type="string">
            <text:p>You already disabled the energy field.</text:p>
          </table:table-cell>
          <table:table-cell table:number-columns-repeated="1021"/>
        </table:table-row>
        <table:table-row table:style-name="ro1">
          <table:table-cell office:value-type="string">
            <text:p>tireget</text:p>
          </table:table-cell>
          <table:table-cell office:value-type="string">
            <text:p>map</text:p>
          </table:table-cell>
          <table:table-cell office:value-type="string">
            <text:p>You got the Spare Tire!</text:p>
          </table:table-cell>
          <table:table-cell table:number-columns-repeated="1021"/>
        </table:table-row>
        <table:table-row table:style-name="ro1">
          <table:table-cell office:value-type="string">
            <text:p>bustedTruck0</text:p>
          </table:table-cell>
          <table:table-cell office:value-type="string">
            <text:p>map</text:p>
          </table:table-cell>
          <table:table-cell office:value-type="string">
            <text:p>It looks like there are some nails in the tire... these must have been on the road. Strange...</text:p>
          </table:table-cell>
          <table:table-cell table:number-columns-repeated="1021"/>
        </table:table-row>
        <table:table-row table:style-name="ro1">
          <table:table-cell office:value-type="string">
            <text:p>bustedTruck1</text:p>
          </table:table-cell>
          <table:table-cell office:value-type="string">
            <text:p>map</text:p>
          </table:table-cell>
          <table:table-cell office:value-type="string">
            <text:p>You quickly change the tire.</text:p>
          </table:table-cell>
          <table:table-cell table:number-columns-repeated="1021"/>
        </table:table-row>
        <table:table-row table:style-name="ro1">
          <table:table-cell office:value-type="string">
            <text:p>fakeFarmS</text:p>
          </table:table-cell>
          <table:table-cell office:value-type="string">
            <text:p>map</text:p>
          </table:table-cell>
          <table:table-cell office:value-type="string">
            <text:p>...*BRBRPRPRPDTTUTTTTTDTT*</text:p>
          </table:table-cell>
          <table:table-cell table:number-columns-repeated="1021"/>
        </table:table-row>
        <table:table-row table:style-name="ro1">
          <table:table-cell office:value-type="string">
            <text:p>fakeFarm0</text:p>
          </table:table-cell>
          <table:table-cell office:value-type="string">
            <text:p>map</text:p>
          </table:table-cell>
          <table:table-cell office:value-type="string">
            <text:p>Well this doesn't look good.</text:p>
          </table:table-cell>
          <table:table-cell table:number-columns-repeated="1021"/>
        </table:table-row>
        <table:table-row table:style-name="ro1">
          <table:table-cell office:value-type="string">
            <text:p>fakeFarm1</text:p>
          </table:table-cell>
          <table:table-cell office:value-type="string">
            <text:p>map</text:p>
          </table:table-cell>
          <table:table-cell office:value-type="string">
            <text:p>???: Howdy there, buckaroo! Boy howdy, looks like you got a flat tire!</text:p>
          </table:table-cell>
          <table:table-cell table:number-columns-repeated="1021"/>
        </table:table-row>
        <table:table-row table:style-name="ro1">
          <table:table-cell office:value-type="string">
            <text:p>fakeFarm2</text:p>
          </table:table-cell>
          <table:table-cell office:value-type="string">
            <text:p>map</text:p>
          </table:table-cell>
          <table:table-cell office:value-type="string">
            <text:p>???: I'm Farmer Jeff! Pleased ta' make your acquaintance!</text:p>
          </table:table-cell>
          <table:table-cell table:number-columns-repeated="1021"/>
        </table:table-row>
        <table:table-row table:style-name="ro1">
          <table:table-cell office:value-type="string">
            <text:p>fakeFarm3</text:p>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1"/>
        </table:table-row>
        <table:table-row table:style-name="ro1">
          <table:table-cell office:value-type="string">
            <text:p>fakeFarm4</text:p>
          </table:table-cell>
          <table:table-cell office:value-type="string">
            <text:p>map</text:p>
          </table:table-cell>
          <table:table-cell office:value-type="string">
            <text:p>Farmer Jeff: Make yourself comfortable, I'll be back in a jiffy! Yee-haw! Farmin'!</text:p>
          </table:table-cell>
          <table:table-cell table:number-columns-repeated="1021"/>
        </table:table-row>
        <table:table-row table:style-name="ro1">
          <table:table-cell office:value-type="string">
            <text:p>fakeFarm5</text:p>
          </table:table-cell>
          <table:table-cell office:value-type="string">
            <text:p>map</text:p>
          </table:table-cell>
          <table:table-cell office:value-type="string">
            <text:p>Actually Just Jeff: NOT SO FAST, YOU GOBLIN!</text:p>
          </table:table-cell>
          <table:table-cell table:number-columns-repeated="1021"/>
        </table:table-row>
        <table:table-row table:style-name="ro1">
          <table:table-cell office:value-type="string">
            <text:p>fakeFarm6</text:p>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1"/>
        </table:table-row>
        <table:table-row table:style-name="ro1">
          <table:table-cell office:value-type="string">
            <text:p>fakeFarm7</text:p>
          </table:table-cell>
          <table:table-cell office:value-type="string">
            <text:p>map</text:p>
          </table:table-cell>
          <table:table-cell office:value-type="string">
            <text:p>Actually Just Jeff: HOUSEKEEPER! TURN ON!</text:p>
          </table:table-cell>
          <table:table-cell table:number-columns-repeated="1021"/>
        </table:table-row>
        <table:table-row table:style-name="ro1">
          <table:table-cell office:value-type="string">
            <text:p>fakeFarm8</text:p>
          </table:table-cell>
          <table:table-cell office:value-type="string">
            <text:p>map</text:p>
          </table:table-cell>
          <table:table-cell office:value-type="string">
            <text:p>???: Now calibrating... ... ...</text:p>
          </table:table-cell>
          <table:table-cell table:number-columns-repeated="1021"/>
        </table:table-row>
        <table:table-row table:style-name="ro1">
          <table:table-cell office:value-type="string">
            <text:p>fakeFarm9</text:p>
          </table:table-cell>
          <table:table-cell office:value-type="string">
            <text:p>map</text:p>
          </table:table-cell>
          <table:table-cell office:value-type="string">
            <text:p>???: Hello. HOUSEKEEPER is now active. Welcome back, Sexy Jeff.</text:p>
          </table:table-cell>
          <table:table-cell table:number-columns-repeated="1021"/>
        </table:table-row>
        <table:table-row table:style-name="ro1">
          <table:table-cell office:value-type="string">
            <text:p>fakeFarm10</text:p>
          </table:table-cell>
          <table:table-cell office:value-type="string">
            <text:p>map</text:p>
          </table:table-cell>
          <table:table-cell office:value-type="string">
            <text:p>Actually Just Jeff: Er, I, uh, I didn't tell it to call me that.</text:p>
          </table:table-cell>
          <table:table-cell table:number-columns-repeated="1021"/>
        </table:table-row>
        <table:table-row table:style-name="ro1">
          <table:table-cell office:value-type="string">
            <text:p>fakeFarm11</text:p>
          </table:table-cell>
          <table:table-cell office:value-type="string">
            <text:p>map</text:p>
          </table:table-cell>
          <table:table-cell office:value-type="string">
            <text:p>Actually Just Jeff: ...DON'T LOOK AT ME LIKE THAT! HOUSEKEEPER! Kill this woman!</text:p>
          </table:table-cell>
          <table:table-cell table:number-columns-repeated="1021"/>
        </table:table-row>
        <table:table-row table:style-name="ro1">
          <table:table-cell office:value-type="string">
            <text:p>fakeFarm12</text:p>
          </table:table-cell>
          <table:table-cell office:value-type="string">
            <text:p>map</text:p>
          </table:table-cell>
          <table:table-cell office:value-type="string">
            <text:p>HOUSEKEEPER: Understood, Sexy Jeff. Now attacking.</text:p>
          </table:table-cell>
          <table:table-cell table:number-columns-repeated="1021"/>
        </table:table-row>
        <table:table-row table:style-name="ro1">
          <table:table-cell office:value-type="string">
            <text:p>fakeFarm13</text:p>
          </table:table-cell>
          <table:table-cell office:value-type="string">
            <text:p>map</text:p>
          </table:table-cell>
          <table:table-cell office:value-type="string">
            <text:p>Actually Just Jeff: Ugh... how did you defeat HOUSEKEEPER??!</text:p>
          </table:table-cell>
          <table:table-cell table:number-columns-repeated="1021"/>
        </table:table-row>
        <table:table-row table:style-name="ro1">
          <table:table-cell office:value-type="string">
            <text:p>fakeFarm14</text:p>
          </table:table-cell>
          <table:table-cell office:value-type="string">
            <text:p>map</text:p>
          </table:table-cell>
          <table:table-cell office:value-type="string">
            <text:p>Actually Just Jeff: No matter! You may have beaten me, but you're still stuck here!</text:p>
          </table:table-cell>
          <table:table-cell table:number-columns-repeated="1021"/>
        </table:table-row>
        <table:table-row table:style-name="ro1">
          <table:table-cell office:value-type="string">
            <text:p>fakeFarm15</text:p>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1"/>
        </table:table-row>
        <table:table-row table:style-name="ro1">
          <table:table-cell office:value-type="string">
            <text:p>fakeFarm16</text:p>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1"/>
        </table:table-row>
        <table:table-row table:style-name="ro1">
          <table:table-cell office:value-type="string">
            <text:p>fakeFarm17</text:p>
          </table:table-cell>
          <table:table-cell office:value-type="string">
            <text:p>map</text:p>
          </table:table-cell>
          <table:table-cell office:value-type="string">
            <text:p>Actually Just Jeff: You... bastard...</text:p>
          </table:table-cell>
          <table:table-cell table:number-columns-repeated="1021"/>
        </table:table-row>
        <table:table-row table:style-name="ro1">
          <table:table-cell office:value-type="string">
            <text:p>HK.s0</text:p>
          </table:table-cell>
          <table:table-cell office:value-type="string">
            <text:p>map</text:p>
          </table:table-cell>
          <table:table-cell office:value-type="string">
            <text:p>I don't know what this is.</text:p>
          </table:table-cell>
          <table:table-cell table:number-columns-repeated="1021"/>
        </table:table-row>
        <table:table-row table:style-name="ro1">
          <table:table-cell office:value-type="string">
            <text:p>HK.s1</text:p>
          </table:table-cell>
          <table:table-cell office:value-type="string">
            <text:p>map</text:p>
          </table:table-cell>
          <table:table-cell office:value-type="string">
            <text:p>This is a "HOUSEKEEPER" model smart speaker.</text:p>
          </table:table-cell>
          <table:table-cell table:number-columns-repeated="1021"/>
        </table:table-row>
        <table:table-row table:style-name="ro1">
          <table:table-cell office:value-type="string">
            <text:p>HK.s2</text:p>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1"/>
        </table:table-row>
        <table:table-row table:style-name="ro1">
          <table:table-cell office:value-type="string">
            <text:p>fakeFarm18</text:p>
          </table:table-cell>
          <table:table-cell office:value-type="string">
            <text:p>map</text:p>
          </table:table-cell>
          <table:table-cell office:value-type="string">
            <text:p>Actually Just Jeff: I'll never let you out of here!</text:p>
          </table:table-cell>
          <table:table-cell table:number-columns-repeated="1021"/>
        </table:table-row>
        <table:table-row table:style-name="ro1">
          <table:table-cell office:value-type="string">
            <text:p>s.up2</text:p>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1"/>
        </table:table-row>
        <table:table-row table:style-name="ro1">
          <table:table-cell office:value-type="string">
            <text:p>s.up2p</text:p>
          </table:table-cell>
          <table:table-cell office:value-type="string">
            <text:p>shop</text:p>
          </table:table-cell>
          <table:table-cell office:value-type="string">
            <text:p>Excellent! Now you'll have more tiles to plant crops and place fixtures on! </text:p>
          </table:table-cell>
          <table:table-cell table:number-columns-repeated="1021"/>
        </table:table-row>
        <table:table-row table:style-name="ro1">
          <table:table-cell office:value-type="string">
            <text:p>upgradeBarn</text:p>
          </table:table-cell>
          <table:table-cell office:value-type="string">
            <text:p>map</text:p>
          </table:table-cell>
          <table:table-cell office:value-type="string">
            <text:p>Bert's Expansion Barn</text:p>
          </table:table-cell>
          <table:table-cell table:number-columns-repeated="1021"/>
        </table:table-row>
        <table:table-row table:style-name="ro1">
          <table:table-cell office:value-type="string">
            <text:p>arf0</text:p>
          </table:table-cell>
          <table:table-cell office:value-type="string">
            <text:p>map</text:p>
          </table:table-cell>
          <table:table-cell office:value-type="string">
            <text:p>Crouton: Hey.</text:p>
          </table:table-cell>
          <table:table-cell table:number-columns-repeated="1021"/>
        </table:table-row>
        <table:table-row table:style-name="ro1">
          <table:table-cell office:value-type="string">
            <text:p>arf1</text:p>
          </table:table-cell>
          <table:table-cell office:value-type="string">
            <text:p>map</text:p>
          </table:table-cell>
          <table:table-cell office:value-type="string">
            <text:p>Crouton: I have a bit of a "situation" here, as it were.</text:p>
          </table:table-cell>
          <table:table-cell table:number-columns-repeated="1021"/>
        </table:table-row>
        <table:table-row table:style-name="ro1">
          <table:table-cell office:value-type="string">
            <text:p>arf2</text:p>
          </table:table-cell>
          <table:table-cell office:value-type="string">
            <text:p>map</text:p>
          </table:table-cell>
          <table:table-cell office:value-type="string">
            <text:p>Crouton: I love fish, but, the fish don't love me. Or my bait. They aren't biting, you see.</text:p>
          </table:table-cell>
          <table:table-cell table:number-columns-repeated="1021"/>
        </table:table-row>
        <table:table-row table:style-name="ro1">
          <table:table-cell office:value-type="string">
            <text:p>arf3</text:p>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1"/>
        </table:table-row>
        <table:table-row table:style-name="ro1">
          <table:table-cell office:value-type="string">
            <text:p>arf4</text:p>
          </table:table-cell>
          <table:table-cell office:value-type="string">
            <text:p>map</text:p>
          </table:table-cell>
          <table:table-cell office:value-type="string">
            <text:p>Crouton: You got anything for me?</text:p>
          </table:table-cell>
          <table:table-cell table:number-columns-repeated="1021"/>
        </table:table-row>
        <table:table-row table:style-name="ro1">
          <table:table-cell office:value-type="string">
            <text:p>arf.none</text:p>
          </table:table-cell>
          <table:table-cell office:value-type="string">
            <text:p>map</text:p>
          </table:table-cell>
          <table:table-cell office:value-type="string">
            <text:p>Crouton: Damn. If you have any fishing tools or good bait, holler at me.</text:p>
          </table:table-cell>
          <table:table-cell table:number-columns-repeated="1021"/>
        </table:table-row>
        <table:table-row table:style-name="ro1">
          <table:table-cell office:value-type="string">
            <text:p>arf.spear</text:p>
          </table:table-cell>
          <table:table-cell office:value-type="string">
            <text:p>choice</text:p>
          </table:table-cell>
          <table:table-cell office:value-type="string">
            <text:p>Give Fish Spear.</text:p>
          </table:table-cell>
          <table:table-cell table:number-columns-repeated="1021"/>
        </table:table-row>
        <table:table-row table:style-name="ro1">
          <table:table-cell office:value-type="string">
            <text:p>arf.net</text:p>
          </table:table-cell>
          <table:table-cell office:value-type="string">
            <text:p>choice</text:p>
          </table:table-cell>
          <table:table-cell office:value-type="string">
            <text:p>Give Fish Net.</text:p>
          </table:table-cell>
          <table:table-cell table:number-columns-repeated="1021"/>
        </table:table-row>
        <table:table-row table:style-name="ro1">
          <table:table-cell office:value-type="string">
            <text:p>arf.bignet</text:p>
          </table:table-cell>
          <table:table-cell office:value-type="string">
            <text:p>choice</text:p>
          </table:table-cell>
          <table:table-cell office:value-type="string">
            <text:p>Give Big Net.</text:p>
          </table:table-cell>
          <table:table-cell table:number-columns-repeated="1021"/>
        </table:table-row>
        <table:table-row table:style-name="ro1">
          <table:table-cell office:value-type="string">
            <text:p>arf.metalrod</text:p>
          </table:table-cell>
          <table:table-cell office:value-type="string">
            <text:p>choice</text:p>
          </table:table-cell>
          <table:table-cell office:value-type="string">
            <text:p>Give Metal Rod.</text:p>
          </table:table-cell>
          <table:table-cell table:number-columns-repeated="1021"/>
        </table:table-row>
        <table:table-row table:style-name="ro1">
          <table:table-cell office:value-type="string">
            <text:p>arf.ultrarod</text:p>
          </table:table-cell>
          <table:table-cell office:value-type="string">
            <text:p>choice</text:p>
          </table:table-cell>
          <table:table-cell office:value-type="string">
            <text:p>Give Master Bait.</text:p>
          </table:table-cell>
          <table:table-cell table:number-columns-repeated="1021"/>
        </table:table-row>
        <table:table-row table:style-name="ro1">
          <table:table-cell office:value-type="string">
            <text:p>arf.spear0</text:p>
          </table:table-cell>
          <table:table-cell office:value-type="string">
            <text:p>map</text:p>
          </table:table-cell>
          <table:table-cell office:value-type="string">
            <text:p>Crouton: A spear, eh? I dunno if I'd be able to work that with my tiny doggy paws.</text:p>
          </table:table-cell>
          <table:table-cell table:number-columns-repeated="1021"/>
        </table:table-row>
        <table:table-row table:style-name="ro1">
          <table:table-cell office:value-type="string">
            <text:p>arf.spear1</text:p>
          </table:table-cell>
          <table:table-cell office:value-type="string">
            <text:p>map</text:p>
          </table:table-cell>
          <table:table-cell office:value-type="string">
            <text:p>Crouton: I appreciate the sentiment, but I may need something a little more hands-off.</text:p>
          </table:table-cell>
          <table:table-cell table:number-columns-repeated="1021"/>
        </table:table-row>
        <table:table-row table:style-name="ro1">
          <table:table-cell office:value-type="string">
            <text:p>arf.good0</text:p>
          </table:table-cell>
          <table:table-cell office:value-type="string">
            <text:p>map</text:p>
          </table:table-cell>
          <table:table-cell office:value-type="string">
            <text:p>Crouton: Bow-WOW! Now THIS could catch me some fishies!</text:p>
          </table:table-cell>
          <table:table-cell table:number-columns-repeated="1021"/>
        </table:table-row>
        <table:table-row table:style-name="ro1">
          <table:table-cell office:value-type="string">
            <text:p>arf.good1</text:p>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1"/>
        </table:table-row>
        <table:table-row table:style-name="ro1">
          <table:table-cell office:value-type="string">
            <text:p>arf.good2</text:p>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1"/>
        </table:table-row>
        <table:table-row table:style-name="ro1">
          <table:table-cell office:value-type="string">
            <text:p>arf.ultra0</text:p>
          </table:table-cell>
          <table:table-cell office:value-type="string">
            <text:p>map</text:p>
          </table:table-cell>
          <table:table-cell office:value-type="string">
            <text:p>Crouton: Oh wow, now THAT is some fish bait! I'll definitely catch some amazing fish with this!</text:p>
          </table:table-cell>
          <table:table-cell table:number-columns-repeated="1021"/>
        </table:table-row>
        <table:table-row table:style-name="ro1">
          <table:table-cell office:value-type="string">
            <text:p>arf.ultra1</text:p>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1"/>
        </table:table-row>
        <table:table-row table:style-name="ro1">
          <table:table-cell office:value-type="string">
            <text:p>arf.thanks</text:p>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7: South City</text:p>
          </table:table-cell>
          <table:table-cell table:number-columns-repeated="1021"/>
        </table:table-row>
        <table:table-row table:style-name="ro1">
          <table:table-cell office:value-type="string">
            <text:p>entercity0</text:p>
          </table:table-cell>
          <table:table-cell office:value-type="string">
            <text:p>map</text:p>
          </table:table-cell>
          <table:table-cell office:value-type="string">
            <text:p>!!!: Hey! Who's that over there??!</text:p>
          </table:table-cell>
          <table:table-cell table:number-columns-repeated="1021"/>
        </table:table-row>
        <table:table-row table:style-name="ro1">
          <table:table-cell office:value-type="string">
            <text:p>entercity1</text:p>
          </table:table-cell>
          <table:table-cell office:value-type="string">
            <text:p>map</text:p>
          </table:table-cell>
          <table:table-cell office:value-type="string">
            <text:p>???: Psst! Over here! Come quick!</text:p>
          </table:table-cell>
          <table:table-cell table:number-columns-repeated="1021"/>
        </table:table-row>
        <table:table-row table:style-name="ro1">
          <table:table-cell office:value-type="string">
            <text:p>entercity2</text:p>
          </table:table-cell>
          <table:table-cell office:value-type="string">
            <text:p>map</text:p>
          </table:table-cell>
          <table:table-cell office:value-type="string">
            <text:p>???: Quick, hide behind the bar! I'll explain later!</text:p>
          </table:table-cell>
          <table:table-cell table:number-columns-repeated="1021"/>
        </table:table-row>
        <table:table-row table:style-name="ro1">
          <table:table-cell office:value-type="string">
            <text:p>entercity3</text:p>
          </table:table-cell>
          <table:table-cell office:value-type="string">
            <text:p>map</text:p>
          </table:table-cell>
          <table:table-cell office:value-type="string">
            <text:p>???: Ah, ah! Mr. Bruno! Welcome! What can I--</text:p>
          </table:table-cell>
          <table:table-cell table:number-columns-repeated="1021"/>
        </table:table-row>
        <table:table-row table:style-name="ro1">
          <table:table-cell office:value-type="string">
            <text:p>entercity4</text:p>
          </table:table-cell>
          <table:table-cell office:value-type="string">
            <text:p>map</text:p>
          </table:table-cell>
          <table:table-cell office:value-type="string">
            <text:p>Bruno: I just saw someone run in here. Who was it?</text:p>
          </table:table-cell>
          <table:table-cell table:number-columns-repeated="1021"/>
        </table:table-row>
        <table:table-row table:style-name="ro1">
          <table:table-cell office:value-type="string">
            <text:p>entercity5</text:p>
          </table:table-cell>
          <table:table-cell office:value-type="string">
            <text:p>map</text:p>
          </table:table-cell>
          <table:table-cell office:value-type="string">
            <text:p>???: Oh that--</text:p>
          </table:table-cell>
          <table:table-cell table:number-columns-repeated="1021"/>
        </table:table-row>
        <table:table-row table:style-name="ro1">
          <table:table-cell office:value-type="string">
            <text:p>entercity6</text:p>
          </table:table-cell>
          <table:table-cell office:value-type="string">
            <text:p>map</text:p>
          </table:table-cell>
          <table:table-cell office:value-type="string">
            <text:p>Bruno: Was it the farmer?</text:p>
          </table:table-cell>
          <table:table-cell table:number-columns-repeated="1021"/>
        </table:table-row>
        <table:table-row table:style-name="ro1">
          <table:table-cell office:value-type="string">
            <text:p>entercity7</text:p>
          </table:table-cell>
          <table:table-cell office:value-type="string">
            <text:p>map</text:p>
          </table:table-cell>
          <table:table-cell office:value-type="string">
            <text:p>???: What? No! Don't be silly! That was just me! I was chasing a rat out!</text:p>
          </table:table-cell>
          <table:table-cell table:number-columns-repeated="1021"/>
        </table:table-row>
        <table:table-row table:style-name="ro1">
          <table:table-cell office:value-type="string">
            <text:p>entercity8</text:p>
          </table:table-cell>
          <table:table-cell office:value-type="string">
            <text:p>map</text:p>
          </table:table-cell>
          <table:table-cell office:value-type="string">
            <text:p>Bruno: ...you got rats?</text:p>
          </table:table-cell>
          <table:table-cell table:number-columns-repeated="1021"/>
        </table:table-row>
        <table:table-row table:style-name="ro1">
          <table:table-cell office:value-type="string">
            <text:p>entercity9</text:p>
          </table:table-cell>
          <table:table-cell office:value-type="string">
            <text:p>map</text:p>
          </table:table-cell>
          <table:table-cell office:value-type="string">
            <text:p>???: Oh, no, no, no! Just one or two from time to time!</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Bruno: I called out when I saw you... why didn't you answer?</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 Oh, I'm very very sorry, Mr. Bruno! I didn't hear you! My apologies!</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Bruno: ...</text:p>
          </table:table-cell>
          <table:table-cell table:number-columns-repeated="1021"/>
        </table:table-row>
        <table:table-row table:style-name="ro1">
          <table:table-cell office:value-type="string">
            <text:p>entercity13</text:p>
          </table:table-cell>
          <table:table-cell office:value-type="string">
            <text:p>map</text:p>
          </table:table-cell>
          <table:table-cell office:value-type="string">
            <text:p>Bruno: I'll have a drink. On the house. No rats.</text:p>
          </table:table-cell>
          <table:table-cell table:number-columns-repeated="1021"/>
        </table:table-row>
        <table:table-row table:style-name="ro1">
          <table:table-cell office:value-type="string">
            <text:p>entercity14</text:p>
          </table:table-cell>
          <table:table-cell office:value-type="string">
            <text:p>map</text:p>
          </table:table-cell>
          <table:table-cell office:value-type="string">
            <text:p>???: One drink, coming right up!</text:p>
          </table:table-cell>
          <table:table-cell table:number-columns-repeated="1021"/>
        </table:table-row>
        <table:table-row table:style-name="ro1">
          <table:table-cell office:value-type="string">
            <text:p>entercity15</text:p>
          </table:table-cell>
          <table:table-cell office:value-type="string">
            <text:p>map</text:p>
          </table:table-cell>
          <table:table-cell office:value-type="string">
            <text:p>Bruno: You know, if you've got rats, that might be a health code violation.</text:p>
          </table:table-cell>
          <table:table-cell table:number-columns-repeated="1021"/>
        </table:table-row>
        <table:table-row table:style-name="ro1">
          <table:table-cell office:value-type="string">
            <text:p>entercity16</text:p>
          </table:table-cell>
          <table:table-cell office:value-type="string">
            <text:p>map</text:p>
          </table:table-cell>
          <table:table-cell office:value-type="string">
            <text:p>???: Oh, don't worry, Mr. Bruno! This building is very clean! We just passed our last inspection a few months ago! I--</text:p>
          </table:table-cell>
          <table:table-cell table:number-columns-repeated="1021"/>
        </table:table-row>
        <table:table-row table:style-name="ro1">
          <table:table-cell office:value-type="string">
            <text:p>entercity17</text:p>
          </table:table-cell>
          <table:table-cell office:value-type="string">
            <text:p>map</text:p>
          </table:table-cell>
          <table:table-cell office:value-type="string">
            <text:p>Bruno: I think I might know a health inspector and uh, Mr. Ferrante might not agree with you, there.</text:p>
          </table:table-cell>
          <table:table-cell table:number-columns-repeated="1021"/>
        </table:table-row>
        <table:table-row table:style-name="ro1">
          <table:table-cell office:value-type="string">
            <text:p>entercity18</text:p>
          </table:table-cell>
          <table:table-cell office:value-type="string">
            <text:p>map</text:p>
          </table:table-cell>
          <table:table-cell office:value-type="string">
            <text:p>???: ...What are you trying to say, Bruno?</text:p>
          </table:table-cell>
          <table:table-cell table:number-columns-repeated="1021"/>
        </table:table-row>
        <table:table-row table:style-name="ro1">
          <table:table-cell office:value-type="string">
            <text:p>entercity19</text:p>
          </table:table-cell>
          <table:table-cell office:value-type="string">
            <text:p>map</text:p>
          </table:table-cell>
          <table:table-cell office:value-type="string">
            <text:p>Bruno: I'm just saying that it'd be unfortunate for your little lemonade stand here to go under because of a few rats.</text:p>
          </table:table-cell>
          <table:table-cell table:number-columns-repeated="1021"/>
        </table:table-row>
        <table:table-row table:style-name="ro1">
          <table:table-cell office:value-type="string">
            <text:p>entercity20</text:p>
          </table:table-cell>
          <table:table-cell office:value-type="string">
            <text:p>map</text:p>
          </table:table-cell>
          <table:table-cell office:value-type="string">
            <text:p>Bruno: I don't, ah, HAVE to tell Mr. Ferrante about it, though. Just something to think about.</text:p>
          </table:table-cell>
          <table:table-cell table:number-columns-repeated="1021"/>
        </table:table-row>
        <table:table-row table:style-name="ro1">
          <table:table-cell office:value-type="string">
            <text:p>entercity21</text:p>
          </table:table-cell>
          <table:table-cell office:value-type="string">
            <text:p>map</text:p>
          </table:table-cell>
          <table:table-cell office:value-type="string">
            <text:p>It sounds like this mobster is trying to extort this bartender! What will you do?</text:p>
          </table:table-cell>
          <table:table-cell table:number-columns-repeated="1021"/>
        </table:table-row>
        <table:table-row table:style-name="ro1">
          <table:table-cell office:value-type="string">
            <text:p>mobchoice0</text:p>
          </table:table-cell>
          <table:table-cell office:value-type="string">
            <text:p>choice</text:p>
          </table:table-cell>
          <table:table-cell office:value-type="string">
            <text:p>Stand up for the bartender.</text:p>
          </table:table-cell>
          <table:table-cell table:number-columns-repeated="1021"/>
        </table:table-row>
        <table:table-row table:style-name="ro1">
          <table:table-cell office:value-type="string">
            <text:p>mobchoice1</text:p>
          </table:table-cell>
          <table:table-cell office:value-type="string">
            <text:p>choice</text:p>
          </table:table-cell>
          <table:table-cell office:value-type="string">
            <text:p>Stay hidden for now.</text:p>
          </table:table-cell>
          <table:table-cell table:number-columns-repeated="1021"/>
        </table:table-row>
        <table:table-row table:style-name="ro1">
          <table:table-cell office:value-type="string">
            <text:p>entercity0.0</text:p>
          </table:table-cell>
          <table:table-cell office:value-type="string">
            <text:p>map</text:p>
          </table:table-cell>
          <table:table-cell office:value-type="string">
            <text:p>Bruno: Hey, what the--?!</text:p>
          </table:table-cell>
          <table:table-cell table:number-columns-repeated="1021"/>
        </table:table-row>
        <table:table-row table:style-name="ro1">
          <table:table-cell office:value-type="string">
            <text:p>entercity0.1</text:p>
          </table:table-cell>
          <table:table-cell office:value-type="string">
            <text:p>map</text:p>
          </table:table-cell>
          <table:table-cell office:value-type="string">
            <text:p>???: I told you to-- I mean, EGADS! THAT'S NOT A RAT! THAT'S A HUMAN WOMAN!</text:p>
          </table:table-cell>
          <table:table-cell table:number-columns-repeated="1021"/>
        </table:table-row>
        <table:table-row table:style-name="ro1">
          <table:table-cell office:value-type="string">
            <text:p>entercity0.2</text:p>
          </table:table-cell>
          <table:table-cell office:value-type="string">
            <text:p>map</text:p>
          </table:table-cell>
          <table:table-cell office:value-type="string">
            <text:p>Bruno: THAT'S THE FARMER!!</text:p>
          </table:table-cell>
          <table:table-cell table:number-columns-repeated="1021"/>
        </table:table-row>
        <table:table-row table:style-name="ro1">
          <table:table-cell office:value-type="string">
            <text:p>entercity0.3</text:p>
          </table:table-cell>
          <table:table-cell office:value-type="string">
            <text:p>map</text:p>
          </table:table-cell>
          <table:table-cell office:value-type="string">
            <text:p>???: RATS CAN'T BE FARMERS!! THEIR TINY HANDS CAN'T HOLD TOOLS!! THIS IS ALL VERY SURPRISING TO ME!!</text:p>
          </table:table-cell>
          <table:table-cell table:number-columns-repeated="1021"/>
        </table:table-row>
        <table:table-row table:style-name="ro1">
          <table:table-cell office:value-type="string">
            <text:p>entercity0.4</text:p>
          </table:table-cell>
          <table:table-cell office:value-type="string">
            <text:p>map</text:p>
          </table:table-cell>
          <table:table-cell office:value-type="string">
            <text:p>Bruno: Shut up! I'll deal with YOU later!</text:p>
          </table:table-cell>
          <table:table-cell table:number-columns-repeated="1021"/>
        </table:table-row>
        <table:table-row table:style-name="ro1">
          <table:table-cell office:value-type="string">
            <text:p>entercity0.5</text:p>
          </table:table-cell>
          <table:table-cell office:value-type="string">
            <text:p>map</text:p>
          </table:table-cell>
          <table:table-cell office:value-type="string">
            <text:p>Bruno: You're goin' down, lady!</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 ...I think I understand what you're getting at.</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The bartender opens the cash register, pulls out some money, and hands it to the mobster.</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Bruno: Hmm, yeah, I think I can forget about those rats now.</text:p>
          </table:table-cell>
          <table:table-cell table:number-columns-repeated="1021"/>
        </table:table-row>
        <table:table-row table:style-name="ro1">
          <table:table-cell office:value-type="string">
            <text:p>entercity1.3</text:p>
          </table:table-cell>
          <table:table-cell office:value-type="string">
            <text:p>map</text:p>
          </table:table-cell>
          <table:table-cell office:value-type="string">
            <text:p>Bruno: Keep up the good work, and if you see that farmer, TELL ONE OF US IMMEDIATELY.</text:p>
          </table:table-cell>
          <table:table-cell table:number-columns-repeated="1021"/>
        </table:table-row>
        <table:table-row table:style-name="ro1">
          <table:table-cell office:value-type="string">
            <text:p>entercity1.4</text:p>
          </table:table-cell>
          <table:table-cell office:value-type="string">
            <text:p>map</text:p>
          </table:table-cell>
          <table:table-cell office:value-type="string">
            <text:p>???: Of course I will! Absolutely!</text:p>
          </table:table-cell>
          <table:table-cell table:number-columns-repeated="1021"/>
        </table:table-row>
        <table:table-row table:style-name="ro1">
          <table:table-cell office:value-type="string">
            <text:p>entercity1.5</text:p>
          </table:table-cell>
          <table:table-cell office:value-type="string">
            <text:p>map</text:p>
          </table:table-cell>
          <table:table-cell office:value-type="string">
            <text:p>???: ... ... ...</text:p>
          </table:table-cell>
          <table:table-cell table:number-columns-repeated="1021"/>
        </table:table-row>
        <table:table-row table:style-name="ro1">
          <table:table-cell office:value-type="string">
            <text:p>entercity1.6</text:p>
          </table:table-cell>
          <table:table-cell office:value-type="string">
            <text:p>map</text:p>
          </table:table-cell>
          <table:table-cell office:value-type="string">
            <text:p>???: ...Okay, I think it's safe for you to come out now.</text:p>
          </table:table-cell>
          <table:table-cell table:number-columns-repeated="1021"/>
        </table:table-row>
        <table:table-row table:style-name="ro1">
          <table:table-cell office:value-type="string">
            <text:p>entercity1.7</text:p>
          </table:table-cell>
          <table:table-cell office:value-type="string">
            <text:p>map</text:p>
          </table:table-cell>
          <table:table-cell office:value-type="string">
            <text:p>???: I'm sorry you had to see that.</text:p>
          </table:table-cell>
          <table:table-cell table:number-columns-repeated="1021"/>
        </table:table-row>
        <table:table-row table:style-name="ro1">
          <table:table-cell office:value-type="string">
            <text:p>entercity0.pb0</text:p>
          </table:table-cell>
          <table:table-cell office:value-type="string">
            <text:p>map</text:p>
          </table:table-cell>
          <table:table-cell office:value-type="string">
            <text:p>Bruno: Ugh! Why I oughta...</text:p>
          </table:table-cell>
          <table:table-cell table:number-columns-repeated="1021"/>
        </table:table-row>
        <table:table-row table:style-name="ro1">
          <table:table-cell office:value-type="string">
            <text:p>entercity0.pb1</text:p>
          </table:table-cell>
          <table:table-cell office:value-type="string">
            <text:p>map</text:p>
          </table:table-cell>
          <table:table-cell office:value-type="string">
            <text:p>The mobster collapses on the ground.</text:p>
          </table:table-cell>
          <table:table-cell table:number-columns-repeated="1021"/>
        </table:table-row>
        <table:table-row table:style-name="ro1">
          <table:table-cell office:value-type="string">
            <text:p>entercity0.pb2</text:p>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1"/>
        </table:table-row>
        <table:table-row table:style-name="ro1">
          <table:table-cell office:value-type="string">
            <text:p>entercity0.pb3</text:p>
          </table:table-cell>
          <table:table-cell office:value-type="string">
            <text:p>map</text:p>
          </table:table-cell>
          <table:table-cell office:value-type="string">
            <text:p>???: ...Thank you. Thank you very much. You really helped me out just now.</text:p>
          </table:table-cell>
          <table:table-cell table:number-columns-repeated="1021"/>
        </table:table-row>
        <table:table-row table:style-name="ro1">
          <table:table-cell office:value-type="string">
            <text:p>entercity0.pb4</text:p>
          </table:table-cell>
          <table:table-cell office:value-type="string">
            <text:p>map</text:p>
          </table:table-cell>
          <table:table-cell office:value-type="string">
            <text:p>???: If you need to stay here, you can stay the night any time. No charge for you.</text:p>
          </table:table-cell>
          <table:table-cell table:number-columns-repeated="1021"/>
        </table:table-row>
        <table:table-row table:style-name="ro1">
          <table:table-cell office:value-type="string">
            <text:p>entercity2.0</text:p>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1"/>
        </table:table-row>
        <table:table-row table:style-name="ro1">
          <table:table-cell office:value-type="string">
            <text:p>entercity2.1</text:p>
          </table:table-cell>
          <table:table-cell office:value-type="string">
            <text:p>map</text:p>
          </table:table-cell>
          <table:table-cell office:value-type="string">
            <text:p>Skumpy: A few days ago a bunch of mobsters showed up and said they'd been hired to monitor the neighborhood.</text:p>
          </table:table-cell>
          <table:table-cell table:number-columns-repeated="1021"/>
        </table:table-row>
        <table:table-row table:style-name="ro1">
          <table:table-cell office:value-type="string">
            <text:p>entercity2.2</text:p>
          </table:table-cell>
          <table:table-cell office:value-type="string">
            <text:p>map</text:p>
          </table:table-cell>
          <table:table-cell office:value-type="string">
            <text:p>Skumpy: Apparently some farmer would be probably be coming through here to get to the city, and they were going to cut her off.</text:p>
          </table:table-cell>
          <table:table-cell table:number-columns-repeated="1021"/>
        </table:table-row>
        <table:table-row table:style-name="ro1">
          <table:table-cell office:value-type="string">
            <text:p>entercity2.3</text:p>
          </table:table-cell>
          <table:table-cell office:value-type="string">
            <text:p>map</text:p>
          </table:table-cell>
          <table:table-cell office:value-type="string">
            <text:p>Skumpy: I think it's safe to say that you're the farmer they're looking for.</text:p>
          </table:table-cell>
          <table:table-cell table:number-columns-repeated="1021"/>
        </table:table-row>
        <table:table-row table:style-name="ro1">
          <table:table-cell office:value-type="string">
            <text:p>entercity2.4</text:p>
          </table:table-cell>
          <table:table-cell office:value-type="string">
            <text:p>map</text:p>
          </table:table-cell>
          <table:table-cell office:value-type="string">
            <text:p>Skumpy: I can't say I know what they'll do to you if they catch you, or why they were even hired.</text:p>
          </table:table-cell>
          <table:table-cell table:number-columns-repeated="1021"/>
        </table:table-row>
        <table:table-row table:style-name="ro1">
          <table:table-cell office:value-type="string">
            <text:p>entercity2.5</text:p>
          </table:table-cell>
          <table:table-cell office:value-type="string">
            <text:p>map</text:p>
          </table:table-cell>
          <table:table-cell office:value-type="string">
            <text:p>Skumpy: Maybe you have some idea, but I think the less I know about this, the better.</text:p>
          </table:table-cell>
          <table:table-cell table:number-columns-repeated="1021"/>
        </table:table-row>
        <table:table-row table:style-name="ro1">
          <table:table-cell office:value-type="string">
            <text:p>entercity2.6</text:p>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1"/>
        </table:table-row>
        <table:table-row table:style-name="ro1">
          <table:table-cell office:value-type="string">
            <text:p>entercity2.7</text:p>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1"/>
        </table:table-row>
        <table:table-row table:style-name="ro1">
          <table:table-cell office:value-type="string">
            <text:p>entercity2.8</text:p>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1"/>
        </table:table-row>
        <table:table-row table:style-name="ro1">
          <table:table-cell office:value-type="string">
            <text:p>entercity2.9</text:p>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1"/>
        </table:table-row>
        <table:table-row table:style-name="ro1">
          <table:table-cell office:value-type="string">
            <text:p>entercity2.10</text:p>
          </table:table-cell>
          <table:table-cell office:value-type="string">
            <text:p>map</text:p>
          </table:table-cell>
          <table:table-cell office:value-type="string">
            <text:p>Skumpy: That's all hypothetical of course. I'm sure you're pretty tough if someone thought hiring the mob was necessary to take care of you...</text:p>
          </table:table-cell>
          <table:table-cell table:number-columns-repeated="1021"/>
        </table:table-row>
        <table:table-row table:style-name="ro1">
          <table:table-cell office:value-type="string">
            <text:p>entercity2.11</text:p>
          </table:table-cell>
          <table:table-cell office:value-type="string">
            <text:p>map</text:p>
          </table:table-cell>
          <table:table-cell office:value-type="string">
            <text:p>Skumpy: ...but trying to storm a building full of armed criminals all by yourself is a suicide mission.</text:p>
          </table:table-cell>
          <table:table-cell table:number-columns-repeated="1021"/>
        </table:table-row>
        <table:table-row table:style-name="ro1">
          <table:table-cell office:value-type="string">
            <text:p>entercity2.12</text:p>
          </table:table-cell>
          <table:table-cell office:value-type="string">
            <text:p>map</text:p>
          </table:table-cell>
          <table:table-cell office:value-type="string">
            <text:p>Skumpy: Maybe if you could find a way to sneak in through the back or something and take on their boss directly..</text:p>
          </table:table-cell>
          <table:table-cell table:number-columns-repeated="1021"/>
        </table:table-row>
        <table:table-row table:style-name="ro1">
          <table:table-cell office:value-type="string">
            <text:p>entercity2.13</text:p>
          </table:table-cell>
          <table:table-cell office:value-type="string">
            <text:p>map</text:p>
          </table:table-cell>
          <table:table-cell office:value-type="string">
            <text:p>Skumpy: ...no no, I need to stop giving you ideas. Stay to the east of town. That's where most of the shops are, anyway.</text:p>
          </table:table-cell>
          <table:table-cell table:number-columns-repeated="1021"/>
        </table:table-row>
        <table:table-row table:style-name="ro1">
          <table:table-cell office:value-type="string">
            <text:p>entercity2.14</text:p>
          </table:table-cell>
          <table:table-cell office:value-type="string">
            <text:p>map</text:p>
          </table:table-cell>
          <table:table-cell office:value-type="string">
            <text:p>Skumpy: You can hide in them if you need to, and if you feel like buying any supplies, I'm sure you can find something you need.</text:p>
          </table:table-cell>
          <table:table-cell table:number-columns-repeated="1021"/>
        </table:table-row>
        <table:table-row table:style-name="ro1">
          <table:table-cell office:value-type="string">
            <text:p>entercity2.15</text:p>
          </table:table-cell>
          <table:table-cell office:value-type="string">
            <text:p>map</text:p>
          </table:table-cell>
          <table:table-cell office:value-type="string">
            <text:p>Skumpy: Good luck, stranger.</text:p>
          </table:table-cell>
          <table:table-cell table:number-columns-repeated="1021"/>
        </table:table-row>
        <table:table-row table:style-name="ro1">
          <table:table-cell office:value-type="string">
            <text:p>entercityBAD0</text:p>
          </table:table-cell>
          <table:table-cell office:value-type="string">
            <text:p>map</text:p>
          </table:table-cell>
          <table:table-cell office:value-type="string">
            <text:p>Bruno: ... ... Yeah, hey boss. It's me.</text:p>
          </table:table-cell>
          <table:table-cell table:number-columns-repeated="1021"/>
        </table:table-row>
        <table:table-row table:style-name="ro1">
          <table:table-cell office:value-type="string">
            <text:p>entercityBAD1</text:p>
          </table:table-cell>
          <table:table-cell office:value-type="string">
            <text:p>map</text:p>
          </table:table-cell>
          <table:table-cell office:value-type="string">
            <text:p>Bruno: Yeah, I found the farmer at Skumpy's. She's been, ah, "taken care of."</text:p>
          </table:table-cell>
          <table:table-cell table:number-columns-repeated="1021"/>
        </table:table-row>
        <table:table-row table:style-name="ro1">
          <table:table-cell office:value-type="string">
            <text:p>entercityBAD2</text:p>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1"/>
        </table:table-row>
        <table:table-row table:style-name="ro1">
          <table:table-cell office:value-type="string">
            <text:p>entercityBAD3</text:p>
          </table:table-cell>
          <table:table-cell office:value-type="string">
            <text:p>map</text:p>
          </table:table-cell>
          <table:table-cell office:value-type="string">
            <text:p>Bruno: Yes, bullets from my gun, boss. Gun bullets.</text:p>
          </table:table-cell>
          <table:table-cell table:number-columns-repeated="1021"/>
        </table:table-row>
        <table:table-row table:style-name="ro1">
          <table:table-cell office:value-type="string">
            <text:p>entercityBAD4</text:p>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1"/>
        </table:table-row>
        <table:table-row table:style-name="ro1">
          <table:table-cell office:value-type="string">
            <text:p>entercityBAD5</text:p>
          </table:table-cell>
          <table:table-cell office:value-type="string">
            <text:p>map</text:p>
          </table:table-cell>
          <table:table-cell office:value-type="string">
            <text:p>Bruno: Yes, yes, she is DEAD. NOT ALIVE. SHE HAS CEASED TO BE. SHE IS SOON TO BE BURIED.</text:p>
          </table:table-cell>
          <table:table-cell table:number-columns-repeated="1021"/>
        </table:table-row>
        <table:table-row table:style-name="ro1">
          <table:table-cell office:value-type="string">
            <text:p>entercityBAD6</text:p>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1"/>
        </table:table-row>
        <table:table-row table:style-name="ro1">
          <table:table-cell office:value-type="string">
            <text:p>entercityBAD7</text:p>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1"/>
        </table:table-row>
        <table:table-row table:style-name="ro1">
          <table:table-cell office:value-type="string">
            <text:p>entercityBAD8</text:p>
          </table:table-cell>
          <table:table-cell office:value-type="string">
            <text:p>map</text:p>
          </table:table-cell>
          <table:table-cell office:value-type="string">
            <text:p>Bruno: Boss... BOSS... Boss I'm hanging up now. Boss-- ah, screw it.</text:p>
          </table:table-cell>
          <table:table-cell table:number-columns-repeated="1021"/>
        </table:table-row>
        <table:table-row table:style-name="ro1">
          <table:table-cell office:value-type="string">
            <text:p>entercityBAD9</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kindLady0</text:p>
          </table:table-cell>
          <table:table-cell office:value-type="string">
            <text:p>map</text:p>
          </table:table-cell>
          <table:table-cell office:value-type="string">
            <text:p>Old Lady: Oh, hello, dearie! Looks like you're not too afraid of these bad men either, are you?</text:p>
          </table:table-cell>
          <table:table-cell table:number-columns-repeated="1021"/>
        </table:table-row>
        <table:table-row table:style-name="ro1">
          <table:table-cell office:value-type="string">
            <text:p>kindLady1</text:p>
          </table:table-cell>
          <table:table-cell office:value-type="string">
            <text:p>map</text:p>
          </table:table-cell>
          <table:table-cell office:value-type="string">
            <text:p>Old Lady: Me? They may be criminals, but even they aren't going to bother an old lady like me.</text:p>
          </table:table-cell>
          <table:table-cell table:number-columns-repeated="1021"/>
        </table:table-row>
        <table:table-row table:style-name="ro1">
          <table:table-cell office:value-type="string">
            <text:p>kindLady2</text:p>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1"/>
        </table:table-row>
        <table:table-row table:style-name="ro1">
          <table:table-cell office:value-type="string">
            <text:p>kindLady3</text:p>
          </table:table-cell>
          <table:table-cell office:value-type="string">
            <text:p>map</text:p>
          </table:table-cell>
          <table:table-cell office:value-type="string">
            <text:p>Old Lady: But I have run into a bit of a snag there... I've run out of birdseed!</text:p>
          </table:table-cell>
          <table:table-cell table:number-columns-repeated="1021"/>
        </table:table-row>
        <table:table-row table:style-name="ro1">
          <table:table-cell office:value-type="string">
            <text:p>kindLady4</text:p>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1"/>
        </table:table-row>
        <table:table-row table:style-name="ro1">
          <table:table-cell office:value-type="string">
            <text:p>kindLady5</text:p>
          </table:table-cell>
          <table:table-cell office:value-type="string">
            <text:p>map</text:p>
          </table:table-cell>
          <table:table-cell office:value-type="string">
            <text:p>Old Lady: So if you could find some food to feed these birds, I'd be ever so grateful!</text:p>
          </table:table-cell>
          <table:table-cell table:number-columns-repeated="1021"/>
        </table:table-row>
        <table:table-row table:style-name="ro1">
          <table:table-cell office:value-type="string">
            <text:p>kindLadyX</text:p>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1"/>
        </table:table-row>
        <table:table-row table:style-name="ro1">
          <table:table-cell office:value-type="string">
            <text:p>kindLadyQ</text:p>
          </table:table-cell>
          <table:table-cell office:value-type="string">
            <text:p>map</text:p>
          </table:table-cell>
          <table:table-cell office:value-type="string">
            <text:p>Old Lady: Do you have any bird food for me?</text:p>
          </table:table-cell>
          <table:table-cell table:number-columns-repeated="1021"/>
        </table:table-row>
        <table:table-row table:style-name="ro1">
          <table:table-cell office:value-type="string">
            <text:p>lady.fodder</text:p>
          </table:table-cell>
          <table:table-cell office:value-type="string">
            <text:p>map</text:p>
          </table:table-cell>
          <table:table-cell office:value-type="string">
            <text:p>Give Fodder.</text:p>
          </table:table-cell>
          <table:table-cell table:number-columns-repeated="1021"/>
        </table:table-row>
        <table:table-row table:style-name="ro1">
          <table:table-cell office:value-type="string">
            <text:p>lady.corn</text:p>
          </table:table-cell>
          <table:table-cell office:value-type="string">
            <text:p>map</text:p>
          </table:table-cell>
          <table:table-cell office:value-type="string">
            <text:p>Give Corn.</text:p>
          </table:table-cell>
          <table:table-cell table:number-columns-repeated="1021"/>
        </table:table-row>
        <table:table-row table:style-name="ro1">
          <table:table-cell office:value-type="string">
            <text:p>lady.rice</text:p>
          </table:table-cell>
          <table:table-cell office:value-type="string">
            <text:p>map</text:p>
          </table:table-cell>
          <table:table-cell office:value-type="string">
            <text:p>Give Rice.</text:p>
          </table:table-cell>
          <table:table-cell table:number-columns-repeated="1021"/>
        </table:table-row>
        <table:table-row table:style-name="ro1">
          <table:table-cell office:value-type="string">
            <text:p>lady.goodfood</text:p>
          </table:table-cell>
          <table:table-cell office:value-type="string">
            <text:p>map</text:p>
          </table:table-cell>
          <table:table-cell office:value-type="string">
            <text:p>Give Delicious Food.</text:p>
          </table:table-cell>
          <table:table-cell table:number-columns-repeated="1021"/>
        </table:table-row>
        <table:table-row table:style-name="ro1">
          <table:table-cell office:value-type="string">
            <text:p>kindLadyNorm0</text:p>
          </table:table-cell>
          <table:table-cell office:value-type="string">
            <text:p>map</text:p>
          </table:table-cell>
          <table:table-cell office:value-type="string">
            <text:p>Old Lady: Oh, oh! This is perfect! Thank you very much, dearie!</text:p>
          </table:table-cell>
          <table:table-cell table:number-columns-repeated="1021"/>
        </table:table-row>
        <table:table-row table:style-name="ro1">
          <table:table-cell office:value-type="string">
            <text:p>kindLadyNorm1</text:p>
          </table:table-cell>
          <table:table-cell office:value-type="string">
            <text:p>map</text:p>
          </table:table-cell>
          <table:table-cell office:value-type="string">
            <text:p>Old Lady: I know it's not much, but I can't let this good deed go unrewarded!</text:p>
          </table:table-cell>
          <table:table-cell table:number-columns-repeated="1021"/>
        </table:table-row>
        <table:table-row table:style-name="ro1">
          <table:table-cell office:value-type="string">
            <text:p>kindLadyNorm2</text:p>
          </table:table-cell>
          <table:table-cell office:value-type="string">
            <text:p>map</text:p>
          </table:table-cell>
          <table:table-cell office:value-type="string">
            <text:p>Old Lady: Now, now, don't give me that! I'm rewarding you, whether you like it or not!</text:p>
          </table:table-cell>
          <table:table-cell table:number-columns-repeated="1021"/>
        </table:table-row>
        <table:table-row table:style-name="ro1">
          <table:table-cell office:value-type="string">
            <text:p>kindLadyNorm3</text:p>
          </table:table-cell>
          <table:table-cell office:value-type="string">
            <text:p>map</text:p>
          </table:table-cell>
          <table:table-cell office:value-type="string">
            <text:p>You got 10,000G and 20 Asparagus Seeds.</text:p>
          </table:table-cell>
          <table:table-cell table:number-columns-repeated="1021"/>
        </table:table-row>
        <table:table-row table:style-name="ro1">
          <table:table-cell office:value-type="string">
            <text:p>kindLadyThanks</text:p>
          </table:table-cell>
          <table:table-cell office:value-type="string">
            <text:p>map</text:p>
          </table:table-cell>
          <table:table-cell office:value-type="string">
            <text:p>Old Lady: Thank you again for the food, dearie. The birds are much happier now!</text:p>
          </table:table-cell>
          <table:table-cell table:number-columns-repeated="1021"/>
        </table:table-row>
        <table:table-row table:style-name="ro1">
          <table:table-cell office:value-type="string">
            <text:p>kindLadyGood0</text:p>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1"/>
        </table:table-row>
        <table:table-row table:style-name="ro1">
          <table:table-cell office:value-type="string">
            <text:p>kindLadyGood1</text:p>
          </table:table-cell>
          <table:table-cell office:value-type="string">
            <text:p>map</text:p>
          </table:table-cell>
          <table:table-cell office:value-type="string">
            <text:p>Old Lady: Well, thank you VERY much, dear! If the birds could talk, they'd be thanking you, too!</text:p>
          </table:table-cell>
          <table:table-cell table:number-columns-repeated="1021"/>
        </table:table-row>
        <table:table-row table:style-name="ro1">
          <table:table-cell office:value-type="string">
            <text:p>kindLadyGood2</text:p>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1"/>
        </table:table-row>
        <table:table-row table:style-name="ro1">
          <table:table-cell office:value-type="string">
            <text:p>kindLadyGood3</text:p>
          </table:table-cell>
          <table:table-cell office:value-type="string">
            <text:p>map</text:p>
          </table:table-cell>
          <table:table-cell office:value-type="string">
            <text:p>You got 20,000G and 6 Funny Mushroom Seed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Shops</text:p>
          </table:table-cell>
          <table:table-cell table:style-name="ce5" table:number-columns-repeated="1019"/>
          <table:table-cell table:number-columns-repeated="2"/>
        </table:table-row>
        <table:table-row table:style-name="ro1">
          <table:table-cell office:value-type="string">
            <text:p>s.co</text:p>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20"/>
        </table:table-row>
        <table:table-row table:style-name="ro1">
          <table:table-cell office:value-type="string">
            <text:p>s.sell</text:p>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20"/>
        </table:table-row>
        <table:table-row table:style-name="ro1">
          <table:table-cell office:value-type="string">
            <text:p>s.eq1o</text:p>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20"/>
        </table:table-row>
        <table:table-row table:style-name="ro1">
          <table:table-cell office:value-type="string">
            <text:p>s.leave</text:p>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20"/>
        </table:table-row>
        <table:table-row table:style-name="ro1">
          <table:table-cell office:value-type="string">
            <text:p>s.leave2</text:p>
          </table:table-cell>
          <table:table-cell office:value-type="string">
            <text:p>shop</text:p>
          </table:table-cell>
          <table:table-cell office:value-type="string">
            <text:p>bye fucker </text:p>
          </table:table-cell>
          <table:table-cell office:value-type="string">
            <text:p>Bye. </text:p>
          </table:table-cell>
          <table:table-cell table:number-columns-repeated="1020"/>
        </table:table-row>
        <table:table-row table:style-name="ro1">
          <table:table-cell office:value-type="string">
            <text:p>s.notenough</text:p>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20"/>
        </table:table-row>
        <table:table-row table:style-name="ro1">
          <table:table-cell office:value-type="string">
            <text:p>s.purchased</text:p>
          </table:table-cell>
          <table:table-cell office:value-type="string">
            <text:p>shop</text:p>
          </table:table-cell>
          <table:table-cell office:value-type="string">
            <text:p>thanks mom </text:p>
          </table:table-cell>
          <table:table-cell office:value-type="string">
            <text:p>Thank you! </text:p>
          </table:table-cell>
          <table:table-cell table:number-columns-repeated="1020"/>
        </table:table-row>
        <table:table-row table:style-name="ro1">
          <table:table-cell office:value-type="string">
            <text:p>s.up1p</text:p>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20"/>
        </table:table-row>
        <table:table-row table:style-name="ro1">
          <table:table-cell office:value-type="string">
            <text:p>s.didsell</text:p>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20"/>
        </table:table-row>
        <table:table-row table:style-name="ro1">
          <table:table-cell office:value-type="string">
            <text:p>s.leavesell</text:p>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20"/>
        </table:table-row>
        <table:table-row table:style-name="ro1">
          <table:table-cell office:value-type="string">
            <text:p>s.cpurch</text:p>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20"/>
        </table:table-row>
        <table:table-row table:style-name="ro1">
          <table:table-cell office:value-type="string">
            <text:p>s.up1o</text:p>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20"/>
        </table:table-row>
        <table:table-row table:style-name="ro1">
          <table:table-cell office:value-type="string">
            <text:p>s.upempty</text:p>
          </table:table-cell>
          <table:table-cell office:value-type="string">
            <text:p>shop</text:p>
          </table:table-cell>
          <table:table-cell/>
          <table:table-cell office:value-type="string">
            <text:p>Welcome. Unfortunately, I have no other upgrades for you. </text:p>
          </table:table-cell>
          <table:table-cell table:number-columns-repeated="1020"/>
        </table:table-row>
        <table:table-row table:style-name="ro1">
          <table:table-cell office:value-type="string">
            <text:p>s.sellseed</text:p>
          </table:table-cell>
          <table:table-cell office:value-type="string">
            <text:p>shop</text:p>
          </table:table-cell>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office:value-type="string">
            <text:p>shop</text:p>
          </table:table-cell>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office:value-type="string">
            <text:p>shop</text:p>
          </table:table-cell>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20"/>
        </table:table-row>
        <table:table-row table:style-name="ro1">
          <table:table-cell office:value-type="string">
            <text:p>quest1</text:p>
          </table:table-cell>
          <table:table-cell office:value-type="string">
            <text:p>shop</text:p>
          </table:table-cell>
          <table:table-cell office:value-type="string">
            <text:p>oi u fuck</text:p>
          </table:table-cell>
          <table:table-cell table:number-columns-repeated="1021"/>
        </table:table-row>
        <table:table-row table:style-name="ro1">
          <table:table-cell office:value-type="string">
            <text:p>quest1.a</text:p>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1"/>
        </table:table-row>
        <table:table-row table:style-name="ro1">
          <table:table-cell office:value-type="string">
            <text:p>quest1.b</text:p>
          </table:table-cell>
          <table:table-cell office:value-type="string">
            <text:p>shop</text:p>
          </table:table-cell>
          <table:table-cell office:value-type="string">
            <text:p>sick thanks. Have a mushroom log.</text:p>
          </table:table-cell>
          <table:table-cell table:number-columns-repeated="1021"/>
        </table:table-row>
        <table:table-row table:style-name="ro1">
          <table:table-cell office:value-type="string">
            <text:p>quest1.c</text:p>
          </table:table-cell>
          <table:table-cell office:value-type="string">
            <text:p>shop</text:p>
          </table:table-cell>
          <table:table-cell office:value-type="string">
            <text:p>are you daft, lass? Golden mushroom. Forest. West of here. Hop it to it. it.</text:p>
          </table:table-cell>
          <table:table-cell table:number-columns-repeated="1021"/>
        </table:table-row>
        <table:table-row table:style-name="ro1">
          <table:table-cell office:value-type="string">
            <text:p>s.seed1</text:p>
          </table:table-cell>
          <table:table-cell office:value-type="string">
            <text:p>shop</text:p>
          </table:table-cell>
          <table:table-cell office:value-type="string">
            <text:p>hi I got seeds</text:p>
          </table:table-cell>
          <table:table-cell table:number-columns-repeated="1021"/>
        </table:table-row>
        <table:table-row table:style-name="ro1">
          <table:table-cell office:value-type="string">
            <text:p>s.inn1</text:p>
          </table:table-cell>
          <table:table-cell office:value-type="string">
            <text:p>shop</text:p>
          </table:table-cell>
          <table:table-cell office:value-type="string">
            <text:p>hey hey hey my inn is in... business. It's in business. That's a thing people say. Fuck off.</text:p>
          </table:table-cell>
          <table:table-cell table:number-columns-repeated="1021"/>
        </table:table-row>
        <table:table-row table:style-name="ro1">
          <table:table-cell office:value-type="string">
            <text:p>s.innpurch</text:p>
          </table:table-cell>
          <table:table-cell office:value-type="string">
            <text:p>shop</text:p>
          </table:table-cell>
          <table:table-cell office:value-type="string">
            <text:p>enjoy your sleep</text:p>
          </table:table-cell>
          <table:table-cell table:number-columns-repeated="1021"/>
        </table:table-row>
        <table:table-row table:style-name="ro1">
          <table:table-cell office:value-type="string">
            <text:p>s.mermhello</text:p>
          </table:table-cell>
          <table:table-cell office:value-type="string">
            <text:p>shop</text:p>
          </table:table-cell>
          <table:table-cell office:value-type="string">
            <text:p>this is a mermaid... hello!!</text:p>
          </table:table-cell>
          <table:table-cell table:number-columns-repeated="1021"/>
        </table:table-row>
        <table:table-row table:style-name="ro1">
          <table:table-cell office:value-type="string">
            <text:p>cwk.co</text:p>
          </table:table-cell>
          <table:table-cell office:value-type="string">
            <text:p>shop</text:p>
          </table:table-cell>
          <table:table-cell office:value-type="string">
            <text:p>Hey there. I'm too lazy to do any construction work so I'm just... running a shop. Whatever.</text:p>
          </table:table-cell>
          <table:table-cell table:number-columns-repeated="1021"/>
        </table:table-row>
        <table:table-row table:style-name="ro1">
          <table:table-cell office:value-type="string">
            <text:p>cwk.leave</text:p>
          </table:table-cell>
          <table:table-cell office:value-type="string">
            <text:p>shop</text:p>
          </table:table-cell>
          <table:table-cell office:value-type="string">
            <text:p>Thanks for the whatever.</text:p>
          </table:table-cell>
          <table:table-cell table:number-columns-repeated="1021"/>
        </table:table-row>
        <table:table-row table:style-name="ro1">
          <table:table-cell office:value-type="string">
            <text:p>quest1.d</text:p>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Bees</text:p>
          </table:table-cell>
          <table:table-cell table:style-name="ce5" table:number-columns-repeated="1019"/>
          <table:table-cell table:number-columns-repeated="2"/>
        </table:table-row>
        <table:table-row table:style-name="ro1">
          <table:table-cell office:value-type="string">
            <text:p>hiveGet</text:p>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1"/>
        </table:table-row>
        <table:table-row table:style-name="ro1">
          <table:table-cell office:value-type="string">
            <text:p>beeGoodbye</text:p>
          </table:table-cell>
          <table:table-cell office:value-type="string">
            <text:p>map</text:p>
          </table:table-cell>
          <table:table-cell office:value-type="string">
            <text:p>???: Goodbye, friend!</text:p>
          </table:table-cell>
          <table:table-cell table:number-columns-repeated="1021"/>
        </table:table-row>
        <table:table-row table:style-name="ro1">
          <table:table-cell office:value-type="string">
            <text:p>FarmHive0</text:p>
          </table:table-cell>
          <table:table-cell office:value-type="string">
            <text:p>map</text:p>
          </table:table-cell>
          <table:table-cell office:value-type="string">
            <text:p>???: Hello there!</text:p>
          </table:table-cell>
          <table:table-cell table:number-columns-repeated="1021"/>
        </table:table-row>
        <table:table-row table:style-name="ro1">
          <table:table-cell office:value-type="string">
            <text:p>FarmHive1</text:p>
          </table:table-cell>
          <table:table-cell office:value-type="string">
            <text:p>map</text:p>
          </table:table-cell>
          <table:table-cell office:value-type="string">
            <text:p>???: I see you've got some BEES there, am I correct?</text:p>
          </table:table-cell>
          <table:table-cell table:number-columns-repeated="1021"/>
        </table:table-row>
        <table:table-row table:style-name="ro1">
          <table:table-cell office:value-type="string">
            <text:p>FarmHive2</text:p>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1"/>
        </table:table-row>
        <table:table-row table:style-name="ro1">
          <table:table-cell office:value-type="string">
            <text:p>FarmHive3</text:p>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1"/>
        </table:table-row>
        <table:table-row table:style-name="ro1">
          <table:table-cell office:value-type="string">
            <text:p>FarmHive4</text:p>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1"/>
        </table:table-row>
        <table:table-row table:style-name="ro1">
          <table:table-cell office:value-type="string">
            <text:p>BeeGuard0</text:p>
          </table:table-cell>
          <table:table-cell office:value-type="string">
            <text:p>map</text:p>
          </table:table-cell>
          <table:table-cell office:value-type="string">
            <text:p>???: I saw what you did...</text:p>
          </table:table-cell>
          <table:table-cell table:number-columns-repeated="1021"/>
        </table:table-row>
        <table:table-row table:style-name="ro1">
          <table:table-cell office:value-type="string">
            <text:p>BeeGuard1</text:p>
          </table:table-cell>
          <table:table-cell office:value-type="string">
            <text:p>map</text:p>
          </table:table-cell>
          <table:table-cell office:value-type="string">
            <text:p>???: You used pesticide...</text:p>
          </table:table-cell>
          <table:table-cell table:number-columns-repeated="1021"/>
        </table:table-row>
        <table:table-row table:style-name="ro1">
          <table:table-cell office:value-type="string">
            <text:p>BeeGuard2</text:p>
          </table:table-cell>
          <table:table-cell office:value-type="string">
            <text:p>map</text:p>
          </table:table-cell>
          <table:table-cell office:value-type="string">
            <text:p>???: And then exposed bees to that pesticide.</text:p>
          </table:table-cell>
          <table:table-cell table:number-columns-repeated="1021"/>
        </table:table-row>
        <table:table-row table:style-name="ro1">
          <table:table-cell office:value-type="string">
            <text:p>BeeGuard3</text:p>
          </table:table-cell>
          <table:table-cell office:value-type="string">
            <text:p>map</text:p>
          </table:table-cell>
          <table:table-cell office:value-type="string">
            <text:p>???: DID YOU THINK I WOULDN'T NOTICE???</text:p>
          </table:table-cell>
          <table:table-cell table:number-columns-repeated="1021"/>
        </table:table-row>
        <table:table-row table:style-name="ro1">
          <table:table-cell office:value-type="string">
            <text:p>BeeGuard4</text:p>
          </table:table-cell>
          <table:table-cell office:value-type="string">
            <text:p>map</text:p>
          </table:table-cell>
          <table:table-cell office:value-type="string">
            <text:p>???: I CANNOT LET YOU GET AWAY WITH THIS!!</text:p>
          </table:table-cell>
          <table:table-cell table:number-columns-repeated="1021"/>
        </table:table-row>
        <table:table-row table:style-name="ro1">
          <table:table-cell office:value-type="string">
            <text:p>ForestHive0</text:p>
          </table:table-cell>
          <table:table-cell office:value-type="string">
            <text:p>map</text:p>
          </table:table-cell>
          <table:table-cell office:value-type="string">
            <text:p>You hear some rumbling behind you.</text:p>
          </table:table-cell>
          <table:table-cell table:number-columns-repeated="1021"/>
        </table:table-row>
        <table:table-row table:style-name="ro1">
          <table:table-cell office:value-type="string">
            <text:p>ForestHive1</text:p>
          </table:table-cell>
          <table:table-cell office:value-type="string">
            <text:p>map</text:p>
          </table:table-cell>
          <table:table-cell office:value-type="string">
            <text:p>A loud roar is heard.</text:p>
          </table:table-cell>
          <table:table-cell table:number-columns-repeated="1021"/>
        </table:table-row>
        <table:table-row table:style-name="ro1">
          <table:table-cell office:value-type="string">
            <text:p>ForestHive2</text:p>
          </table:table-cell>
          <table:table-cell office:value-type="string">
            <text:p>map</text:p>
          </table:table-cell>
          <table:table-cell office:value-type="string">
            <text:p>Oh fuck it's a bear.</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Reoccuring</text:p>
          </table:table-cell>
          <table:table-cell table:style-name="ce5" table:number-columns-repeated="1019"/>
          <table:table-cell table:number-columns-repeated="2"/>
        </table:table-row>
        <table:table-row table:style-name="ro1">
          <table:table-cell office:value-type="string">
            <text:p>openchest</text:p>
          </table:table-cell>
          <table:table-cell office:value-type="string">
            <text:p>map</text:p>
          </table:table-cell>
          <table:table-cell office:value-type="string">
            <text:p>This treasure chest is empty.</text:p>
          </table:table-cell>
          <table:table-cell table:number-columns-repeated="1021"/>
        </table:table-row>
        <table:table-row table:style-name="ro1">
          <table:table-cell office:value-type="string">
            <text:p>closedchest</text:p>
          </table:table-cell>
          <table:table-cell office:value-type="string">
            <text:p>map</text:p>
          </table:table-cell>
          <table:table-cell office:value-type="string">
            <text:p>You open the chest. Inside you find {0}!</text:p>
          </table:table-cell>
          <table:table-cell table:number-columns-repeated="1021"/>
        </table:table-row>
        <table:table-row table:style-name="ro1">
          <table:table-cell office:value-type="string">
            <text:p>truck.where</text:p>
          </table:table-cell>
          <table:table-cell office:value-type="string">
            <text:p>map</text:p>
          </table:table-cell>
          <table:table-cell office:value-type="string">
            <text:p>Where would you like to drive to?</text:p>
          </table:table-cell>
          <table:table-cell table:number-columns-repeated="1021"/>
        </table:table-row>
        <table:table-row table:style-name="ro1">
          <table:table-cell office:value-type="string">
            <text:p>truck.none</text:p>
          </table:table-cell>
          <table:table-cell office:value-type="string">
            <text:p>map</text:p>
          </table:table-cell>
          <table:table-cell office:value-type="string">
            <text:p>You have things to do here before driving off!</text:p>
          </table:table-cell>
          <table:table-cell table:number-columns-repeated="1021"/>
        </table:table-row>
        <table:table-row table:style-name="ro1">
          <table:table-cell office:value-type="string">
            <text:p>truck.nm</text:p>
          </table:table-cell>
          <table:table-cell office:value-type="string">
            <text:p>choice</text:p>
          </table:table-cell>
          <table:table-cell office:value-type="string">
            <text:p>Stay here for now.</text:p>
          </table:table-cell>
          <table:table-cell table:number-columns-repeated="1021"/>
        </table:table-row>
        <table:table-row table:style-name="ro1">
          <table:table-cell office:value-type="string">
            <text:p>truck.home</text:p>
          </table:table-cell>
          <table:table-cell office:value-type="string">
            <text:p>choice</text:p>
          </table:table-cell>
          <table:table-cell office:value-type="string">
            <text:p>Drive home.</text:p>
          </table:table-cell>
          <table:table-cell table:number-columns-repeated="1021"/>
        </table:table-row>
        <table:table-row table:style-name="ro1">
          <table:table-cell office:value-type="string">
            <text:p>truck.bridge</text:p>
          </table:table-cell>
          <table:table-cell office:value-type="string">
            <text:p>choice</text:p>
          </table:table-cell>
          <table:table-cell office:value-type="string">
            <text:p>Drive to the bridge.</text:p>
          </table:table-cell>
          <table:table-cell table:number-columns-repeated="1021"/>
        </table:table-row>
        <table:table-row table:style-name="ro1">
          <table:table-cell office:value-type="string">
            <text:p>truck.city</text:p>
          </table:table-cell>
          <table:table-cell office:value-type="string">
            <text:p>choice</text:p>
          </table:table-cell>
          <table:table-cell office:value-type="string">
            <text:p>Drive to the city.</text:p>
          </table:table-cell>
          <table:table-cell table:number-columns-repeated="1021"/>
        </table:table-row>
        <table:table-row table:style-name="ro1">
          <table:table-cell office:value-type="string">
            <text:p>truck.fake</text:p>
          </table:table-cell>
          <table:table-cell office:value-type="string">
            <text:p>choice</text:p>
          </table:table-cell>
          <table:table-cell office:value-type="string">
            <text:p>Drive to the fake farm.</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Combat</text:p>
          </table:table-cell>
          <table:table-cell table:style-name="ce5" table:number-columns-repeated="1019"/>
          <table:table-cell table:number-columns-repeated="2"/>
        </table:table-row>
        <table:table-row table:style-name="ro1">
          <table:table-cell office:value-type="string">
            <text:p>standardAttack</text:p>
          </table:table-cell>
          <table:table-cell office:value-type="string">
            <text:p>combat</text:p>
          </table:table-cell>
          <table:table-cell office:value-type="string">
            <text:p>{0} attacks for {1} damage.</text:p>
          </table:table-cell>
          <table:table-cell table:number-columns-repeated="1021"/>
        </table:table-row>
        <table:table-row table:style-name="ro1">
          <table:table-cell office:value-type="string">
            <text:p>plantAttack</text:p>
          </table:table-cell>
          <table:table-cell office:value-type="string">
            <text:p>combat</text:p>
          </table:table-cell>
          <table:table-cell office:value-type="string">
            <text:p>{0} plants {2}.</text:p>
          </table:table-cell>
          <table:table-cell table:number-columns-repeated="1021"/>
        </table:table-row>
        <table:table-row table:style-name="ro1">
          <table:table-cell office:value-type="string">
            <text:p>modulateAttack</text:p>
          </table:table-cell>
          <table:table-cell office:value-type="string">
            <text:p>combat</text:p>
          </table:table-cell>
          <table:table-cell office:value-type="string">
            <text:p>{0} uses a Season Modulator to change the season to {2}.</text:p>
          </table:table-cell>
          <table:table-cell table:number-columns-repeated="1021"/>
        </table:table-row>
        <table:table-row table:style-name="ro1">
          <table:table-cell office:value-type="string">
            <text:p>babyToss</text:p>
          </table:table-cell>
          <table:table-cell office:value-type="string">
            <text:p>combat</text:p>
          </table:table-cell>
          <table:table-cell office:value-type="string">
            <text:p>{0}'s {2} harvest is ready!</text:p>
          </table:table-cell>
          <table:table-cell table:number-columns-repeated="1021"/>
        </table:table-row>
        <table:table-row table:style-name="ro1">
          <table:table-cell office:value-type="string">
            <text:p>fishSuccess</text:p>
          </table:table-cell>
          <table:table-cell office:value-type="string">
            <text:p>combat</text:p>
          </table:table-cell>
          <table:table-cell office:value-type="string">
            <text:p>{0} reaches into the river and pulls out a fish, eating it and recovering {1} health.</text:p>
          </table:table-cell>
          <table:table-cell table:number-columns-repeated="1021"/>
        </table:table-row>
        <table:table-row table:style-name="ro1">
          <table:table-cell office:value-type="string">
            <text:p>fishFail</text:p>
          </table:table-cell>
          <table:table-cell office:value-type="string">
            <text:p>combat</text:p>
          </table:table-cell>
          <table:table-cell office:value-type="string">
            <text:p>{0} reaches into the river, but fails to catch any fish.</text:p>
          </table:table-cell>
          <table:table-cell table:number-columns-repeated="1021"/>
        </table:table-row>
        <table:table-row table:style-name="ro1">
          <table:table-cell office:value-type="string">
            <text:p>fileBPermit</text:p>
          </table:table-cell>
          <table:table-cell office:value-type="string">
            <text:p>combat</text:p>
          </table:table-cell>
          <table:table-cell office:value-type="string">
            <text:p>{0} files for a Building Permit.</text:p>
          </table:table-cell>
          <table:table-cell table:number-columns-repeated="1021"/>
        </table:table-row>
        <table:table-row table:style-name="ro1">
          <table:table-cell office:value-type="string">
            <text:p>buildHouse</text:p>
          </table:table-cell>
          <table:table-cell office:value-type="string">
            <text:p>combat</text:p>
          </table:table-cell>
          <table:table-cell office:value-type="string">
            <text:p>{0} begins constructing a house.</text:p>
          </table:table-cell>
          <table:table-cell table:number-columns-repeated="1021"/>
        </table:table-row>
        <table:table-row table:style-name="ro1">
          <table:table-cell office:value-type="string">
            <text:p>throwRockSucc</text:p>
          </table:table-cell>
          <table:table-cell office:value-type="string">
            <text:p>combat</text:p>
          </table:table-cell>
          <table:table-cell office:value-type="string">
            <text:p>{0} throws a rock onto your field.</text:p>
          </table:table-cell>
          <table:table-cell table:number-columns-repeated="1021"/>
        </table:table-row>
        <table:table-row table:style-name="ro1">
          <table:table-cell office:value-type="string">
            <text:p>throwRockFail</text:p>
          </table:table-cell>
          <table:table-cell office:value-type="string">
            <text:p>combat</text:p>
          </table:table-cell>
          <table:table-cell office:value-type="string">
            <text:p>{0} tried to throw a rock onto your field, but missed.</text:p>
          </table:table-cell>
          <table:table-cell table:number-columns-repeated="1021"/>
        </table:table-row>
        <table:table-row table:style-name="ro1">
          <table:table-cell office:value-type="string">
            <text:p>splashFail</text:p>
          </table:table-cell>
          <table:table-cell office:value-type="string">
            <text:p>combat</text:p>
          </table:table-cell>
          <table:table-cell office:value-type="string">
            <text:p>{0} splashes some water, but it does nothing.</text:p>
          </table:table-cell>
          <table:table-cell table:number-columns-repeated="1021"/>
        </table:table-row>
        <table:table-row table:style-name="ro1">
          <table:table-cell office:value-type="string">
            <text:p>splashSucc</text:p>
          </table:table-cell>
          <table:table-cell office:value-type="string">
            <text:p>combat</text:p>
          </table:table-cell>
          <table:table-cell office:value-type="string">
            <text:p>{0} splashes some water on your field.</text:p>
          </table:table-cell>
          <table:table-cell table:number-columns-repeated="1021"/>
        </table:table-row>
        <table:table-row table:style-name="ro1">
          <table:table-cell office:value-type="string">
            <text:p>splashDamage</text:p>
          </table:table-cell>
          <table:table-cell office:value-type="string">
            <text:p>combat</text:p>
          </table:table-cell>
          <table:table-cell office:value-type="string">
            <text:p>{0} splashes some water on your field, damaging a crop!</text:p>
          </table:table-cell>
          <table:table-cell table:number-columns-repeated="1021"/>
        </table:table-row>
        <table:table-row table:style-name="ro1">
          <table:table-cell office:value-type="string">
            <text:p>splashKill</text:p>
          </table:table-cell>
          <table:table-cell office:value-type="string">
            <text:p>combat</text:p>
          </table:table-cell>
          <table:table-cell office:value-type="string">
            <text:p>{0} splashes some water on your field, destroying a crop!</text:p>
          </table:table-cell>
          <table:table-cell table:number-columns-repeated="1021"/>
        </table:table-row>
        <table:table-row table:style-name="ro1">
          <table:table-cell office:value-type="string">
            <text:p>pigWithAFuckingGun</text:p>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Enemy Names</text:p>
          </table:table-cell>
          <table:table-cell table:style-name="ce5" table:number-columns-repeated="1019"/>
          <table:table-cell table:number-columns-repeated="2"/>
        </table:table-row>
        <table:table-row table:style-name="ro1">
          <table:table-cell office:value-type="string">
            <text:p>e.robo0</text:p>
          </table:table-cell>
          <table:table-cell office:value-type="string">
            <text:p>enemy</text:p>
          </table:table-cell>
          <table:table-cell office:value-type="string">
            <text:p>Byte Buddy</text:p>
          </table:table-cell>
          <table:table-cell table:number-columns-repeated="1021"/>
        </table:table-row>
        <table:table-row table:style-name="ro1">
          <table:table-cell office:value-type="string">
            <text:p>e.Discussly0</text:p>
          </table:table-cell>
          <table:table-cell office:value-type="string">
            <text:p>enemy</text:p>
          </table:table-cell>
          <table:table-cell office:value-type="string">
            <text:p>Convince-a-tron</text:p>
          </table:table-cell>
          <table:table-cell table:number-columns-repeated="1021"/>
        </table:table-row>
        <table:table-row table:style-name="ro1">
          <table:table-cell office:value-type="string">
            <text:p>e.bigBot0</text:p>
          </table:table-cell>
          <table:table-cell office:value-type="string">
            <text:p>enemy</text:p>
          </table:table-cell>
          <table:table-cell office:value-type="string">
            <text:p>MegaByte Buddy</text:p>
          </table:table-cell>
          <table:table-cell table:number-columns-repeated="1021"/>
        </table:table-row>
        <table:table-row table:style-name="ro1">
          <table:table-cell office:value-type="string">
            <text:p>e.robo20</text:p>
          </table:table-cell>
          <table:table-cell office:value-type="string">
            <text:p>enemy</text:p>
          </table:table-cell>
          <table:table-cell office:value-type="string">
            <text:p>KiloByte Buddy</text:p>
          </table:table-cell>
          <table:table-cell table:number-columns-repeated="1021"/>
        </table:table-row>
        <table:table-row table:style-name="ro1">
          <table:table-cell office:value-type="string">
            <text:p>e.robo30</text:p>
          </table:table-cell>
          <table:table-cell office:value-type="string">
            <text:p>enemy</text:p>
          </table:table-cell>
          <table:table-cell office:value-type="string">
            <text:p>Bit Buddy</text:p>
          </table:table-cell>
          <table:table-cell table:number-columns-repeated="1021"/>
        </table:table-row>
        <table:table-row table:style-name="ro1">
          <table:table-cell office:value-type="string">
            <text:p>e.ScienceMan0</text:p>
          </table:table-cell>
          <table:table-cell office:value-type="string">
            <text:p>enemy</text:p>
          </table:table-cell>
          <table:table-cell office:value-type="string">
            <text:p>Jeff</text:p>
          </table:table-cell>
          <table:table-cell table:number-columns-repeated="1021"/>
        </table:table-row>
        <table:table-row table:style-name="ro1">
          <table:table-cell office:value-type="string">
            <text:p>e.mouse0</text:p>
          </table:table-cell>
          <table:table-cell office:value-type="string">
            <text:p>enemy</text:p>
          </table:table-cell>
          <table:table-cell office:value-type="string">
            <text:p>Mouse</text:p>
          </table:table-cell>
          <table:table-cell table:number-columns-repeated="1021"/>
        </table:table-row>
        <table:table-row table:style-name="ro1">
          <table:table-cell office:value-type="string">
            <text:p>e.sqorl0</text:p>
          </table:table-cell>
          <table:table-cell office:value-type="string">
            <text:p>enemy</text:p>
          </table:table-cell>
          <table:table-cell office:value-type="string">
            <text:p>Sqorl</text:p>
          </table:table-cell>
          <table:table-cell table:number-columns-repeated="1021"/>
        </table:table-row>
        <table:table-row table:style-name="ro1">
          <table:table-cell office:value-type="string">
            <text:p>e.bear0</text:p>
          </table:table-cell>
          <table:table-cell office:value-type="string">
            <text:p>enemy</text:p>
          </table:table-cell>
          <table:table-cell office:value-type="string">
            <text:p>Bear</text:p>
          </table:table-cell>
          <table:table-cell table:number-columns-repeated="1021"/>
        </table:table-row>
        <table:table-row table:style-name="ro1">
          <table:table-cell office:value-type="string">
            <text:p>e.turky0</text:p>
          </table:table-cell>
          <table:table-cell office:value-type="string">
            <text:p>enemy</text:p>
          </table:table-cell>
          <table:table-cell office:value-type="string">
            <text:p>Turkey</text:p>
          </table:table-cell>
          <table:table-cell table:number-columns-repeated="1021"/>
        </table:table-row>
        <table:table-row table:style-name="ro1">
          <table:table-cell office:value-type="string">
            <text:p>e.bossturky0</text:p>
          </table:table-cell>
          <table:table-cell office:value-type="string">
            <text:p>enemy</text:p>
          </table:table-cell>
          <table:table-cell office:value-type="string">
            <text:p>Boss Turkey</text:p>
          </table:table-cell>
          <table:table-cell table:number-columns-repeated="1021"/>
        </table:table-row>
        <table:table-row table:style-name="ro1">
          <table:table-cell office:value-type="string">
            <text:p>e.Worker0</text:p>
          </table:table-cell>
          <table:table-cell office:value-type="string">
            <text:p>enemy</text:p>
          </table:table-cell>
          <table:table-cell office:value-type="string">
            <text:p>Carl</text:p>
          </table:table-cell>
          <table:table-cell table:number-columns-repeated="1021"/>
        </table:table-row>
        <table:table-row table:style-name="ro1">
          <table:table-cell office:value-type="string">
            <text:p>e.Worker1</text:p>
          </table:table-cell>
          <table:table-cell office:value-type="string">
            <text:p>enemy</text:p>
          </table:table-cell>
          <table:table-cell office:value-type="string">
            <text:p>Dave</text:p>
          </table:table-cell>
          <table:table-cell table:number-columns-repeated="1021"/>
        </table:table-row>
        <table:table-row table:style-name="ro1">
          <table:table-cell office:value-type="string">
            <text:p>e.Worker2</text:p>
          </table:table-cell>
          <table:table-cell office:value-type="string">
            <text:p>enemy</text:p>
          </table:table-cell>
          <table:table-cell office:value-type="string">
            <text:p>Chunk</text:p>
          </table:table-cell>
          <table:table-cell table:number-columns-repeated="1021"/>
        </table:table-row>
        <table:table-row table:style-name="ro1">
          <table:table-cell office:value-type="string">
            <text:p>e.Worker3</text:p>
          </table:table-cell>
          <table:table-cell office:value-type="string">
            <text:p>enemy</text:p>
          </table:table-cell>
          <table:table-cell office:value-type="string">
            <text:p>Brett</text:p>
          </table:table-cell>
          <table:table-cell table:number-columns-repeated="1021"/>
        </table:table-row>
        <table:table-row table:style-name="ro1">
          <table:table-cell office:value-type="string">
            <text:p>e.BossWorker0</text:p>
          </table:table-cell>
          <table:table-cell office:value-type="string">
            <text:p>enemy</text:p>
          </table:table-cell>
          <table:table-cell office:value-type="string">
            <text:p>James</text:p>
          </table:table-cell>
          <table:table-cell table:number-columns-repeated="1021"/>
        </table:table-row>
        <table:table-row table:style-name="ro1">
          <table:table-cell office:value-type="string">
            <text:p>e.kelpBoy0</text:p>
          </table:table-cell>
          <table:table-cell office:value-type="string">
            <text:p>enemy</text:p>
          </table:table-cell>
          <table:table-cell office:value-type="string">
            <text:p>Kelp Boy</text:p>
          </table:table-cell>
          <table:table-cell table:number-columns-repeated="1021"/>
        </table:table-row>
        <table:table-row table:style-name="ro1">
          <table:table-cell office:value-type="string">
            <text:p>e.fishFace0</text:p>
          </table:table-cell>
          <table:table-cell office:value-type="string">
            <text:p>enemy</text:p>
          </table:table-cell>
          <table:table-cell office:value-type="string">
            <text:p>Fish Face</text:p>
          </table:table-cell>
          <table:table-cell table:number-columns-repeated="1021"/>
        </table:table-row>
        <table:table-row table:style-name="ro1">
          <table:table-cell office:value-type="string">
            <text:p>e.seaMonk0</text:p>
          </table:table-cell>
          <table:table-cell office:value-type="string">
            <text:p>enemy</text:p>
          </table:table-cell>
          <table:table-cell office:value-type="string">
            <text:p>Sea Monk</text:p>
          </table:table-cell>
          <table:table-cell table:number-columns-repeated="1021"/>
        </table:table-row>
        <table:table-row table:style-name="ro1">
          <table:table-cell office:value-type="string">
            <text:p>e.seaHandR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Man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HandL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chickBot0</text:p>
          </table:table-cell>
          <table:table-cell office:value-type="string">
            <text:p>enemy</text:p>
          </table:table-cell>
          <table:table-cell office:value-type="string">
            <text:p>Totally A Chicken</text:p>
          </table:table-cell>
          <table:table-cell table:number-columns-repeated="1021"/>
        </table:table-row>
        <table:table-row table:style-name="ro1">
          <table:table-cell office:value-type="string">
            <text:p>e.piggun0</text:p>
          </table:table-cell>
          <table:table-cell office:value-type="string">
            <text:p>enemy</text:p>
          </table:table-cell>
          <table:table-cell office:value-type="string">
            <text:p>Gun Pig</text:p>
          </table:table-cell>
          <table:table-cell table:number-columns-repeated="1021"/>
        </table:table-row>
        <table:table-row table:style-name="ro1">
          <table:table-cell office:value-type="string">
            <text:p>e.golem0</text:p>
          </table:table-cell>
          <table:table-cell office:value-type="string">
            <text:p>enemy</text:p>
          </table:table-cell>
          <table:table-cell office:value-type="string">
            <text:p>Veggie Golem</text:p>
          </table:table-cell>
          <table:table-cell table:number-columns-repeated="1021"/>
        </table:table-row>
        <table:table-row table:style-name="ro1">
          <table:table-cell office:value-type="string">
            <text:p>e.lawnmower0</text:p>
          </table:table-cell>
          <table:table-cell office:value-type="string">
            <text:p>enemy</text:p>
          </table:table-cell>
          <table:table-cell office:value-type="string">
            <text:p>Lawn Mower</text:p>
          </table:table-cell>
          <table:table-cell table:number-columns-repeated="1021"/>
        </table:table-row>
        <table:table-row table:style-name="ro1">
          <table:table-cell office:value-type="string">
            <text:p>e.machineA0</text:p>
          </table:table-cell>
          <table:table-cell office:value-type="string">
            <text:p>enemy</text:p>
          </table:table-cell>
          <table:table-cell office:value-type="string">
            <text:p>Machine A</text:p>
          </table:table-cell>
          <table:table-cell table:number-columns-repeated="1021"/>
        </table:table-row>
        <table:table-row table:style-name="ro1">
          <table:table-cell office:value-type="string">
            <text:p>e.machineB0</text:p>
          </table:table-cell>
          <table:table-cell office:value-type="string">
            <text:p>enemy</text:p>
          </table:table-cell>
          <table:table-cell office:value-type="string">
            <text:p>Machine B</text:p>
          </table:table-cell>
          <table:table-cell table:number-columns-repeated="1021"/>
        </table:table-row>
        <table:table-row table:style-name="ro1">
          <table:table-cell office:value-type="string">
            <text:p>e.machineC0</text:p>
          </table:table-cell>
          <table:table-cell office:value-type="string">
            <text:p>enemy</text:p>
          </table:table-cell>
          <table:table-cell office:value-type="string">
            <text:p>Machine C</text:p>
          </table:table-cell>
          <table:table-cell table:number-columns-repeated="1021"/>
        </table:table-row>
        <table:table-row table:style-name="ro1">
          <table:table-cell office:value-type="string">
            <text:p>e.machineD0</text:p>
          </table:table-cell>
          <table:table-cell office:value-type="string">
            <text:p>enemy</text:p>
          </table:table-cell>
          <table:table-cell office:value-type="string">
            <text:p>Machine D</text:p>
          </table:table-cell>
          <table:table-cell table:number-columns-repeated="1021"/>
        </table:table-row>
        <table:table-row table:style-name="ro1">
          <table:table-cell office:value-type="string">
            <text:p>e.router0</text:p>
          </table:table-cell>
          <table:table-cell office:value-type="string">
            <text:p>enemy</text:p>
          </table:table-cell>
          <table:table-cell office:value-type="string">
            <text:p>Router</text:p>
          </table:table-cell>
          <table:table-cell table:number-columns-repeated="1021"/>
        </table:table-row>
        <table:table-row table:style-name="ro1">
          <table:table-cell office:value-type="string">
            <text:p>e.server0</text:p>
          </table:table-cell>
          <table:table-cell office:value-type="string">
            <text:p>enemy</text:p>
          </table:table-cell>
          <table:table-cell office:value-type="string">
            <text:p>Server</text:p>
          </table:table-cell>
          <table:table-cell table:number-columns-repeated="1021"/>
        </table:table-row>
        <table:table-row table:style-name="ro1">
          <table:table-cell office:value-type="string">
            <text:p>e.housekeeper0</text:p>
          </table:table-cell>
          <table:table-cell office:value-type="string">
            <text:p>enemy</text:p>
          </table:table-cell>
          <table:table-cell office:value-type="string">
            <text:p>HOUSEKEEPER</text:p>
          </table:table-cell>
          <table:table-cell table:number-columns-repeated="1021"/>
        </table:table-row>
        <table:table-row table:style-name="ro1">
          <table:table-cell office:value-type="string">
            <text:p>e.outlet0</text:p>
          </table:table-cell>
          <table:table-cell office:value-type="string">
            <text:p>enemy</text:p>
          </table:table-cell>
          <table:table-cell office:value-type="string">
            <text:p>Outlet</text:p>
          </table:table-cell>
          <table:table-cell table:number-columns-repeated="1021"/>
        </table:table-row>
        <table:table-row table:style-name="ro1">
          <table:table-cell office:value-type="string">
            <text:p>e.mobsty10</text:p>
          </table:table-cell>
          <table:table-cell office:value-type="string">
            <text:p>enemy</text:p>
          </table:table-cell>
          <table:table-cell office:value-type="string">
            <text:p>Mr. Ferrante</text:p>
          </table:table-cell>
          <table:table-cell table:number-columns-repeated="1021"/>
        </table:table-row>
        <table:table-row table:style-name="ro1">
          <table:table-cell office:value-type="string">
            <text:p>e.mobsty11</text:p>
          </table:table-cell>
          <table:table-cell office:value-type="string">
            <text:p>enemy</text:p>
          </table:table-cell>
          <table:table-cell office:value-type="string">
            <text:p>Mr. Bruno</text:p>
          </table:table-cell>
          <table:table-cell table:number-columns-repeated="1021"/>
        </table:table-row>
        <table:table-row table:style-name="ro1">
          <table:table-cell office:value-type="string">
            <text:p>e.mobsty12</text:p>
          </table:table-cell>
          <table:table-cell office:value-type="string">
            <text:p>enemy</text:p>
          </table:table-cell>
          <table:table-cell office:value-type="string">
            <text:p>Mr. Randazzo</text:p>
          </table:table-cell>
          <table:table-cell table:number-columns-repeated="1021"/>
        </table:table-row>
        <table:table-row table:style-name="ro1">
          <table:table-cell office:value-type="string">
            <text:p>e.mobsty20</text:p>
          </table:table-cell>
          <table:table-cell office:value-type="string">
            <text:p>enemy</text:p>
          </table:table-cell>
          <table:table-cell office:value-type="string">
            <text:p>Mr. Linetti</text:p>
          </table:table-cell>
          <table:table-cell table:number-columns-repeated="1021"/>
        </table:table-row>
        <table:table-row table:style-name="ro1">
          <table:table-cell office:value-type="string">
            <text:p>e.mobsty21</text:p>
          </table:table-cell>
          <table:table-cell office:value-type="string">
            <text:p>enemy</text:p>
          </table:table-cell>
          <table:table-cell office:value-type="string">
            <text:p>Mr. Lucido</text:p>
          </table:table-cell>
          <table:table-cell table:number-columns-repeated="1021"/>
        </table:table-row>
        <table:table-row table:style-name="ro1">
          <table:table-cell office:value-type="string">
            <text:p>e.mobsty22</text:p>
          </table:table-cell>
          <table:table-cell office:value-type="string">
            <text:p>enemy</text:p>
          </table:table-cell>
          <table:table-cell office:value-type="string">
            <text:p>Mr. Martinazzi</text:p>
          </table:table-cell>
          <table:table-cell table:number-columns-repeated="1021"/>
        </table:table-row>
        <table:table-row table:style-name="ro1">
          <table:table-cell office:value-type="string">
            <text:p>e.beeQueenA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B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C0</text:p>
          </table:table-cell>
          <table:table-cell office:value-type="string">
            <text:p>enemy</text:p>
          </table:table-cell>
          <table:table-cell office:value-type="string">
            <text:p>???</text:p>
          </table:table-cell>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31">12/31/2017</text:date>, <text:time>00:38: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7-12-31T00:38:11.99</dc:date>
    <dc:creator>Seab Dinch</dc:creator>
    <meta:editing-duration>P3DT21H57M38S</meta:editing-duration>
    <meta:editing-cycles>124</meta:editing-cycles>
    <meta:document-statistic meta:table-count="1" meta:cell-count="2302" meta:object-count="0"/>
  </office:meta>
</office:document-meta>
</file>